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fo:margin-bottom="0.1667in">
        <style:tab-stops>
          <style:tab-stop style:position="4.7208in"/>
        </style:tab-stops>
      </style:paragraph-properties>
      <style:text-properties style:font-name="Times" fo:font-size="12.0pt" fo:background-color="#ececec"/>
    </style:style>
    <style:style style:name="P6" style:family="paragraph" style:parent-style-name="Standard">
      <style:paragraph-properties fo:margin-bottom="0.1667in"/>
      <style:text-properties style:font-name="Times" fo:font-size="12.0pt" fo:background-color="#ececec"/>
    </style:style>
    <style:style style:name="P7" style:family="paragraph" style:parent-style-name="Standard">
      <style:paragraph-properties fo:margin-bottom="0.1667in"/>
      <style:text-properties style:font-name="Heiti TC Light" fo:font-size="12.0pt" fo:background-color="#868686"/>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Heiti TC Light"/>
    </style:style>
    <style:style style:name="T4" style:family="text">
      <style:text-properties fo:font-style="italic" fo:font-style-asian="italic" fo:font-style-complex="italic"/>
    </style:style>
    <style:style style:name="TableColumn1" style:family="table-column">
      <style:table-column-properties style:column-width="3.4625in" style:rel-column-width="32767*"/>
    </style:style>
  </office:automatic-styles>
  <office:body>
    <office:text>
      <text:p text:style-name="P1"/>
      <text:p text:style-name="P2">林書楷   |  2020.05.11 06:41   |   <text:a xlink:type="simple" xlink:href="http://palinfo.habago.org/Entry?Command=Information_PrintForum&amp;iPage=1#FORUM39192"><text:span text:style-name="T1">#</text:span></text:a></text:p>
      <text:p text:style-name="P3">康， <text:line-break/><text:line-break/>『我認為日本必不會血洗台灣。皇軍來台已是不得已的選項，血洗台灣只會更落人口舌。眼下最急迫的也並不是統一，而是大東亞競爭。』 <text:line-break/><text:line-break/>依樣造句也要有個邏輯，台灣是割讓給日本，「皇軍」哪來的不得已？「皇軍」侵略大陸佔領台灣，現今兩岸局勢也能類比？別說侵略和內戰根本不同，當時與現今的整體大環境更是完全不一樣。 <text:line-break/><text:line-break/>會以「皇軍」類比中共、把共和國繼承自民國時期的國土影射為到處侵略，我想也沒什麼好辯論的，尤其是你說你兩種都有看，講出來的話卻明顯在玩修辭、意圖貶低中共時。</text:p>
      <text:p text:style-name="P2">康   |  2020.05.10 22:38   |   <text:a xlink:type="simple" xlink:href="http://palinfo.habago.org/Entry?Command=Information_PrintForum&amp;iPage=1#FORUM39189"><text:span text:style-name="T1">#</text:span></text:a></text:p>
      <text:p text:style-name="P4">（（欧阳阳 ）） <text:line-break/>您說沒看過有大陸人抱持血洗台灣的想法 <text:line-break/>可能是您平常都待在您的政治同溫層吧 <text:line-break/>網路的一大優點 就是分眾 <text:line-break/>讓不同意見的人 在不同的網站聚集 <text:line-break/>如果您去看看比較偏激的軍武論壇 <text:line-break/>或是 小粉紅出沒的網站 <text:line-break/>應該就能認識很多想血洗台灣的人 <text:line-break/><text:line-break/>這裡提到中共當年的血洗台灣文宣<text:a xlink:type="simple" xlink:href="http://city.udn.com/3011/4922013"><text:span text:style-name="T2">http://city.udn.com/3011/4922013</text:span></text:a><text:s/><text:line-break/><text:line-break/>只看中共官媒會覺得中國完全沒矛盾 <text:line-break/>只看反中媒體會覺得中國完全是矛盾 <text:line-break/>我是兩種都看啦 <text:line-break/>比對歷史的規律 就會知道五年內是混亂高鋒期 <text:line-break/><text:line-break/>發起外戰轉移國內矛盾的例子太多了 <text:line-break/>甚至很多人說 朝鮮戰爭 越戰 珍寶島 對印 對越 戰爭 <text:line-break/>都是老共用來轉移矛盾的手段 <text:line-break/><text:line-break/>常常在中國的論壇看到這樣的對話 <text:line-break/>A:(中國人愛好和平 不喜戰爭) <text:line-break/>B:（你當中國九百六十萬平方里國土是 <text:line-break/>手機充話費送的阿） <text:line-break/><text:line-break/>PS:講這些不是要來辯論 <text:line-break/>純粹是覺得 這裡都是追求真善美的人才會的地方 <text:line-break/>如果不幸真的戰爭 希望大家事前準備好都能活下去</text:p>
      <text:p text:style-name="P2">康   |  2020.05.10 22:00   |   <text:a xlink:type="simple" xlink:href="http://palinfo.habago.org/Entry?Command=Information_PrintForum&amp;iPage=1#FORUM39188"><text:span text:style-name="T1">#</text:span></text:a></text:p>
      <text:p text:style-name="P3">(林書楷) <text:line-break/><text:line-break/>（（我認為大陸必不會血洗台灣。武統已是不得已的選項，血洗台灣只會更落人口舌。眼下最急迫的也並不是統一，而是大兩岸競爭。）） <text:line-break/><text:line-break/>（（我認為日本必不會血洗台灣。皇軍來台已是不得已的選項，血洗台灣只會更落人口舌。眼下最急迫的也並不是統一，而是大東亞競爭。））當初台灣被割讓時 會不會有台灣士紳這樣想呢？ <text:line-break/><text:line-break/>我希望 想要 和 現實 人性 常常是不相符合的 <text:line-break/>這網站的讀者應該多數都是比較有道德良知 學養高尚之人 <text:line-break/>但國家的領導卻常常不是這類型的理想主義者 <text:line-break/>他們更多是崇尚權謀 為了自己一人安危 寧可犧牲千萬人 </text:p>
      <text:p text:style-name="P2">欧阳阳   |  2020.05.10 21:30   |   <text:a xlink:type="simple" xlink:href="http://palinfo.habago.org/Entry?Command=Information_PrintForum&amp;iPage=1#FORUM39187"><text:span text:style-name="T1">#</text:span></text:a></text:p>
      <text:p text:style-name="P4">康， <text:line-break/><text:line-break/>“血洗台灣”，“爲了轉移國內矛盾，所以要武統台灣”.........，我不知道這樣的觀念出自哪裏？我覺得出自西方文人政客及其在台灣的代理人的可能性最大，其目的無非是爲了挑撥兩岸的仇恨。 <text:line-break/><text:line-break/>據我所知，即使是最激進的大陸學者文人也沒有發現有這種觀念，而且大多數大陸人受儒家中庸文化的影響，講究以和爲貴、和而不同、中庸等思維方式，與西方的以自我爲中心的個人排他性思維是不同的</text:p>
      <text:p text:style-name="P2">欧阳阳   |  2020.05.10 20:41   |   <text:a xlink:type="simple" xlink:href="http://palinfo.habago.org/Entry?Command=Information_PrintForum&amp;iPage=1#FORUM39186"><text:span text:style-name="T1">#</text:span></text:a></text:p>
      <text:p text:style-name="P3">康， <text:line-break/>在我看來，從你的思維看，你應該是台灣人或者香港人吧？我所知道的大陸人很少有這種觀點！ <text:line-break/><text:line-break/>所謂的“血洗台灣”思維，和那些小綠粉的思維其實在本質上一樣的，台灣有一些極端笨人，大陸當然也是有的，孫子兵法講““上兵伐謀，其次伐交，其次伐兵，其下攻城”，你這種思維連最下等的攻城都算不上。 <text:line-break/><text:line-break/>中國官方從來沒有說要“血洗台灣”，主體觀點是“一國兩制，和平統一”，即使民進黨鬧的很凶，也只是威懾說要用“非和平手段”。 <text:line-break/><text:line-break/>現階段，中國社會沒有什麽重大的解決不了的矛盾，更沒有什麽爲了“轉移國內矛盾”，所以要武統台灣。 <text:line-break/><text:line-break/>一個社會的偏執信仰可以形成，自然也是可以改變的，只是需要時間和方法罷了。</text:p>
      <text:p text:style-name="P2">張萬康   |  2020.05.10 16:28   |   <text:a xlink:type="simple" xlink:href="http://palinfo.habago.org/Entry?Command=Information_PrintForum&amp;iPage=1#FORUM39185"><text:span text:style-name="T1">#</text:span></text:a></text:p>
      <text:p text:style-name="P4">插播：台灣南波萬？ <text:line-break/><text:line-break/><text:a xlink:type="simple" xlink:href="https://www.youtube.com/watch?v=o4KQPla8zyA"><text:span text:style-name="T2">https://www.youtube.com/watch?v=o4KQPla8zyA</text:span></text:a><text:s/><text:line-break/>5/7東森。民眾撕毀紓困申請表。我看了大笑，解氣。（大笑不是沒同情心或同理心的意思。） <text:line-break/><text:line-break/><text:a xlink:type="simple" xlink:href="https://news.cts.com.tw/cts/life/202005/202005071999604.html"><text:span text:style-name="T2">https://news.cts.com.tw/cts/life/202005/202005071999604.html</text:span></text:a><text:s/><text:line-break/>5/7華視。我起初誤認這位民眾Cosplay喬裝成警察的打扮。 <text:line-break/><text:line-break/><text:a xlink:type="simple" xlink:href="https://www.youtube.com/watch?v=wIaUu0MOQj0"><text:span text:style-name="T2">https://www.youtube.com/watch?v=wIaUu0MOQj0</text:span></text:a><text:s/><text:line-break/>5/8東森。多位民眾在現場受訪。 <text:line-break/><text:line-break/>這些都是基層、底層的人，勞碌滄桑的臉。但「覺醒青年」都看不見，成天只吹台灣南波萬。</text:p>
      <text:p text:style-name="P2">林書楷   |  2020.05.10 13:40   |   <text:a xlink:type="simple" xlink:href="http://palinfo.habago.org/Entry?Command=Information_PrintForum&amp;iPage=1#FORUM39184"><text:span text:style-name="T1">#</text:span></text:a></text:p>
      <text:p text:style-name="P3">康， <text:line-break/><text:line-break/>建議看一下告台灣同胞書和反分裂國家法。不只台獨出兵，台灣出現嚴重內亂也會派兵彌平。所以外部干預勢力在策動法理台獨的前一步應該是進一步煽動台灣的統獨之爭、製造如香江一樣的動亂。更不排除再次製造台灣價值生死檢定。 <text:line-break/><text:line-break/>我認為大陸必不會血洗台灣。武統已是不得已的選項，血洗台灣只會更落人口舌。眼下最急迫的也並不是統一，而是大兩岸競爭。這次疫情不但讓一帶一路項目停滯、各國退回城邦時代、還可能讓川建國下台，可說一石多鳥。對手在各領域全面開戰，大陸一旦血洗台灣那本就處下風的輿論戰不就一塌糊塗？ <text:line-break/><text:line-break/>大陸一直強調「王權」，要走「王道」。我覺得旅居國外的人需要有作為「橋樑」的準備，華僑、華裔在未來的日子裡會更艱難，每一個入外邦的中國人都要有「和番」的心理準備以因應之後的挑戰。講和番好像具有歧視的味道，但看過「與狼共舞」且長住國外的人應該能理解我在講什麼。 <text:line-break/><text:line-break/>Dances With Wolves - The John Dunbar Theme <text:line-break/><text:a xlink:type="simple" xlink:href="https://www.youtube.com/watch?v=KHvKviaeulg"><text:span text:style-name="T2">https://www.youtube.com/watch?v=KHvKviaeulg</text:span></text:a></text:p>
      <text:p text:style-name="P2">康   |  2020.05.10 12:17   |   <text:a xlink:type="simple" xlink:href="http://palinfo.habago.org/Entry?Command=Information_PrintForum&amp;iPage=1#FORUM39183"><text:span text:style-name="T1">#</text:span></text:a></text:p>
      <text:p text:style-name="P4">（（欧阳阳 ）） <text:line-break/>（（武统必然要求登島，即使美軍不參與，登島必然伴隨的是大規模的轟炸配合，這種方式對台灣民生的傷害是非常大的。）） <text:line-break/><text:line-break/>在這裡講這個 應該很多人會因此暴怒 <text:line-break/>因為他們覺得這不符合 (偉大祖國)的信仰 <text:line-break/>但我還是希望大家能思考這個可能性 <text:line-break/>好提前做好準備 <text:line-break/><text:line-break/>““有沒有可能 中共之後攻臺的戰術 <text:line-break/>是希望造成台灣最大的傷亡呢？”” <text:line-break/><text:line-break/>現在中國民意 已經從原本的（兩岸是血濃於水的同胞） <text:line-break/>變成（台灣人怎麼樣我們不在乎 留島不留人也比台獨好） <text:line-break/>其實更早在毛時代對中國人民提到台灣就是（血洗台灣）了 <text:line-break/><text:line-break/><text:line-break/>老共攻台的原因 個人覺得有三種 <text:line-break/>一台獨 <text:line-break/>二台灣有足以強力攻擊中國的能力 <text:line-break/>三中國國內有大型矛盾 <text:line-break/>需要對外戰爭轉移焦點 <text:line-break/><text:line-break/>如果是台獨 <text:line-break/>代表台灣人如太平天國信仰天父天兄一樣信仰台獨 <text:line-break/>活人的信仰要改變需要很長時間 <text:line-break/>湘軍這漢儒文化的捍衛者 對付 天父天兄的方法 <text:line-break/>就是殺光光 <text:line-break/><text:line-break/>如果台灣擁有核武 <text:line-break/>或讓美國駐軍 <text:line-break/>迎來的必是毀滅性打擊 <text:line-break/><text:line-break/>如果中國要轉移國內矛盾 <text:line-break/>戰後必然要加強經濟 <text:line-break/>最後能讓中國過剩的基建能力能發揮 <text:line-break/>這如何辦到呢 <text:line-break/>簡單 打爛台灣然後讓中國重建就好拉 <text:line-break/>不要覺得只有萬惡的美帝會搞這種打爛你 <text:line-break/>再用重建賺錢的手段 <text:line-break/><text:line-break/>中國逐步成為地球上的霸權 <text:line-break/>而歷史上的各霸權 荷蘭 西班牙 葡萄牙 英國德國 俄羅斯美國法國 無一例外崛起後都四處侵略 <text:line-break/><text:line-break/></text:p>
      <text:p text:style-name="P2">穎芝   |  2020.05.10 10:55   |   <text:a xlink:type="simple" xlink:href="http://palinfo.habago.org/Entry?Command=Information_PrintForum&amp;iPage=1#FORUM39182"><text:span text:style-name="T1">#</text:span></text:a></text:p>
      <text:p text:style-name="P3">今年台灣無法參與 WHA 大會簡直是人渣黨自找的！ <text:line-break/><text:a xlink:type="simple" xlink:href="https://youtu.be/H50DH9NHVA0"><text:span text:style-name="T2">https://youtu.be/H50DH9NHVA0</text:span></text:a><text:s/><text:line-break/><text:line-break/>從防疫開始，人渣黨就動用網軍到處出征，包含ＷＨＯ、譚德塞、星國夫人、扯謊向ＷＨＯ暗示「人傳人」的鬼話、送口罩不答謝的國家以及被認定親中舔共的國家及名人等等無法無天的愚蠢作為，得到這樣的結果簡直是不意外，世界各國都被人渣黨的網軍得罪光了，誰還會替台灣說話？？？</text:p>
      <text:p text:style-name="P2">潘建尊   |  2020.05.10 06:24   |   <text:a xlink:type="simple" xlink:href="http://palinfo.habago.org/Entry?Command=Information_PrintForum&amp;iPage=1#FORUM39181"><text:span text:style-name="T1">#</text:span></text:a></text:p>
      <text:p text:style-name="P4">文章連結:<text:a xlink:type="simple" xlink:href="https://mp.weixin.qq.com/s/BMs2-4BC76rRjX3IXmvEVg?fbclid=IwAR059i8BbiaUlEDetyD2yGXU2YD-dToX6GUpNlMxKT_llgTSWGTUm9r1CIU"><text:span text:style-name="T2">https://mp.weixin.qq.com/s/BMs2-4BC76rRjX3IXmvEVg?fbclid=IwAR059i8BbiaUlEDetyD2yGXU2YD-dToX6GUpNlMxKT_llgTSWGTUm9r1CIU</text:span></text:a><text:s/><text:line-break/><text:line-break/>汉学家包华石：18世纪欧洲启蒙思想的源头在中国吗？ <text:line-break/><text:line-break/>個人感想: <text:line-break/>西方學者能夠有此省思，相對是不容易的。 <text:line-break/>包華石終究是漢學家，對中國傳統文化與思想會相對有興趣，但他總算還是不會抱持著西方中心的思維批判，這已經是了不得的勇氣了。問題在於，他選擇用中文發表這些觀點，卻不以他的母語發表在英文期刊，大概是懼怕西方正統學術勢力鋪天蓋地的攻擊吧 <text:line-break/>另外一個我覺得很有意思的作品，是海德堡大學Susan Richter的"Pflug und Steuerruder躬耕治國",作為一個無論在學術背景或經歷都能夠代表西方正統的學者,她也以非常委婉的方式，提出了與包華石類似的想法. <text:line-break/><text:line-break/>無論怎麼看，中國在十八世紀以前，無論是政治制度，文化體系，哲學思想等人文科學領域，甚至在部份科學的領域（例如醫學），相對於當代的西方，都具有絕對領先的地位。這樣的客觀事實，也使得當代西方啟蒙學者更加崇拜中國，甚至是過度美化了中國（就如同我們目前主流對西方的溢美一樣）。 <text:line-break/><text:line-break/>他們在儒家思想中學到了民本思想，在法家那學到了法治觀念，從道家那汲取了自由的思想，大量的翻譯與引進，隨著十八世紀初以來蓬勃的印刷業，成為一種基礎的社會氛圍（很抱歉，我不能認同十八世紀江南地區出版業能與歐洲地區比肩的說法，會這樣說的人或許很懂中國史，但肯定不懂歐洲史）。甚至連革命這玩意兒，都是他們在研讀古代中國經典扭曲譯作後得出的結論。更甚之，他們樂於用中國古代思想的驚人發現，與自己當代的研究成果相驗證。萊伯尼茨就是很好的例子，雖然二進位法為他在歐洲的獨創，但是在朋友交換的書信中對於八卦的討論中，並且為此感到欣喜萬分，讓他更加確定自己走上了一條正確的道路，更堅定的將二進位的內涵推到極致。 <text:line-break/><text:line-break/>二進位法在西方人的進一步發展下，成為現代計算機的理論基礎。 <text:line-break/><text:line-break/>在這個階段的歐洲人，在討論到政治，文化，歷史，藝術等人文議題時，希臘與羅馬反置於次要的地位，甚至少有提及。一直到十九世紀（鴉片戰爭可以視為一個節點），才開始大量使用希臘與羅馬的資料。這也造成西方人在談歷史時，從西元５００年到１０００年總是存在一個明顯空白的漏洞。 <text:line-break/>因為，這是硬接上去的，是史學家穿針引線下的結果。 <text:line-break/><text:line-break/>真正的希臘與羅馬，則明顯具有強烈的近東與遠東色彩，說他們是西亞文化的分支也不為過。 <text:line-break/><text:line-break/>儘管如此， <text:line-break/>工業革命仍舊是西方在人類歷史上的重要成就 <text:line-break/>十八世紀的工業革命就算不發生在英國 <text:line-break/>也絕對不可能發生在中國的長江三角洲 <text:line-break/>而是以某種形式發生在十九世紀初的德語地區 <text:line-break/><text:line-break/>這是一個歷史的必然，也是中國在文明史上無法逃脫的時代。畢竟，沒有一個文明能夠永遠站在世界頂端，光是三千年以來都在牌桌上爭霸的過往，就已經是其他文明難以企及的成就了 <text:line-break/><text:line-break/>但是，我真的很高興，在這近兩百年看似永無止盡的，名為屈辱的黑暗隧道中，我已經清楚看到了隧道末的曙光。 <text:line-break/><text:line-break/>在數位化的前提下，二十一世紀中後葉與二十二世紀，肯定是屬於中國人的時代。 <text:line-break/><text:line-break/>那台灣人該如何自處？？ <text:line-break/>我的回答是： <text:line-break/>在這個時候還對西方文明死心塌地，無異於１９１１年１０月９日淨身當太監。</text:p>
      <text:p text:style-name="P2">陳真   |  2020.05.10 02:37   |   <text:a xlink:type="simple" xlink:href="http://palinfo.habago.org/Entry?Command=Information_PrintForum&amp;iPage=1#FORUM39180"><text:span text:style-name="T1">#</text:span></text:a></text:p>
      <text:p text:style-name="P3">關於喬良話題的幾點回應 <text:line-break/><text:line-break/>陳真 <text:line-break/><text:line-break/>2020. 05. 09. <text:line-break/><text:line-break/><text:line-break/>綜合回應一下大家的想法： <text:line-break/><text:line-break/>狗除了聽主人的話，狗當然也有狗自己的事情要忙，比方說選舉。選舉一到，各種政治操弄、造謠抹黑等等等，就會一一登場，無所不用其極。 <text:line-break/><text:line-break/>但是，過去只要選舉一結束，特別是當權力騙到手之後，通常馬上就會把選舉期間信誓旦旦所講的一切，拋諸腦後，關機重來；即便是兩岸事務也一樣，往往會恢復務實常態，甚至在許多有關兩岸交流的所謂「賣台」指控上，綠營其實經常幹得比藍營還更多，更入骨，「親中賣台」得更起勁 (因為有私利可圖)。 <text:line-break/><text:line-break/>也就是說： <text:line-break/><text:line-break/>一，台灣仇中反華及造謠抹黑的各種政治操弄，通常在非選舉期間並不顯著，但是，這回卻是個例外，跡近瘋狂。 <text:line-break/><text:line-break/>二，選後回歸務實的政治習性，這回也例外。 <text:line-break/><text:line-break/>目前並無重大選舉，但是，各種仇中反華的政治操弄與抹黑，卻反而來到前所未有的歷史新高。這意味著這已經不僅僅是走狗自己的事，而是主人有令。此其一。 <text:line-break/><text:line-break/>各位看過教父第二集吧，裏頭有位參議員對教父很不客氣，後來卻乖得像龜孫子似的，為什麼呢？因為有把柄落在教父手裏。 <text:line-break/><text:line-break/>這個故事告訴我們，你沒法以一般人的心態去理解政治人物以及給走狗當走狗的各路文人。也許你會納悶，為什麼他們要當狗？為什麼他們要這麼聽話？除了利益因素之外，也有黑資料的問題。 <text:line-break/><text:line-break/>你看，當初李登輝生病住院期間，阿扁表面上去探病，其實是拿著一些李登輝貪污的黑資料去「請教」李登輝的意見，意思是說，你的把柄在我手裏，你最好給我小心點。李登輝當場差點氣死。但是政治就是這樣，很狠，很陰險，不擇手段。 <text:line-break/><text:line-break/>這也說明了為何情治勢力往往在政治上能夠呼風喚雨，威懾各方勢力，例如美國就是一例。真正的掌權者-deep state的主要成份之一，除了軍工複合體之外，就是情治勢力。它足以控制許多政治人物或其走狗，一手給好處，另一手用黑資料掐緊你的脖子，就跟狗鍊一樣，看你往哪跑，看你敢不聽話試試；隨便抖出一個黑資料，就能把你給繩之以法或讓你身敗名裂，阿扁就是一例。 <text:line-break/><text:line-break/>當然，大多時候並非如此具體，而往往是一種共犯結構起了根本的威嚇作用。在這共犯結構中，誰都不敢輕易背叛，就跟黑幫一樣，私下大家很多話都敢講，但是，一出了大門就統統噤聲了。 <text:line-break/><text:line-break/>私底下，我所知道的真實政治，遠遠比我所能說出來的還要骯髒邪惡貪婪一百倍一千倍。但我沒法說，因為我不是幫派裏頭的人，我沒法爆料，我沒有確切證據，我不清楚細節，爆了也只是「空包彈」，講不出個具體的所以然，但我確切知道其骯髒邪惡的程度。 <text:line-break/><text:line-break/>剛上大學時，第一次被調查局約談，對方告訴我一些黨外大老們醜陋的私生活與貪婪行徑，說我太「單純」，以為大家都是懷抱著赤血熱忱的理想來參與黨外。那時候我根本不相信，還當場回了對方一句話說「你們不要講我朋友的壞話。你們作惡多端，根本輪不到你們來講，我也不想聽。」 <text:line-break/><text:line-break/>這麼多年過去了，還好我並沒有一直很「單純」。單純和愚蠢往往只是一線之隔。腦殘的主要症狀之一就是「單純」。我自己曾經腦殘過，所以我多少能站在腦殘的立場上想事情；他們並不壞，他們只是「太」單純。單純是好的，但是「太」單純就很容易被奸人所騙。 <text:line-break/><text:line-break/>幫派份子之所以這麼聽話，原因無它，因為他們隸屬某種黑幫，不聽話不行。因此，如果你以為政治人物或文人走狗在關鍵時刻會良心發現，會有分寸，那你真的就「太」單純了。他們畢竟不是你我一般人，他們並沒有多少自由意志。此其二。 <text:line-break/><text:line-break/>台灣人個性講好聽是溫和，講難聽就是窩囊膽小。比方說，綠蛆們隔著鍵盤很「勇猛」，但在現實中卻非常窩囊，很沒出息。你根本不用期待他們會去打共匪，他們絕對躲得比誰都快。 <text:line-break/><text:line-break/>但是，你要知道，仍然有一些蠢血沸騰的腦殘們，他們其實很容易「沸騰」，很容易被煽動。尤其是，各位千萬別低估台灣每天造謠抹黑的綠媒之洗腦威力。我相信，兩岸一旦有戰事，只要媒體每天二十四小時洗腦煽動，仍然會有很多腦殘會馬上沸騰起來，變成台獨聖戰士。 <text:line-break/><text:line-break/>腦殘們不一定有機會拿起武器上戰場，但是，如果你清楚了解美國在世界各地製造動亂的手法，你就會明白，真正可怕的，真正摧毀一整個家園的，絕不是拿槍或開飛機出去打仗，而是內部自相殘殺與暴亂失序。 <text:line-break/><text:line-break/>你應該很容易就能想像，只要媒體每天不斷煽情炒作某個悲慘血腥畫面或事件，無數腦殘一定會群情激憤尋找發洩仇恨的內部目標，藍營的人會倒霉，親中人士會倒霉，陸籍配偶與子女會倒霉，誓死支持祖國的巴勒網會倒霉...等等等。 <text:line-break/><text:line-break/>我再說一遍，如果你清楚了解美國在世界各地製造動亂的手法，你就會明白，真正可怕的，真正摧毀一整個家園的，絕不是拿槍或開飛機出去打仗，而是內部自相殘殺與暴亂失序。 <text:line-break/><text:line-break/>前一陣子CIA一手主導的香港暴亂，只是一個微不足道的例子，但你同樣從中能看得出來，腦殘群眾是如何容易被煽動。而且，大多時候是特務帶頭，煽動更大的暴亂。 <text:line-break/><text:line-break/>我一直無法想像比方說南斯拉夫內戰那樣一種手足相殘，真是很可悲，也很殘忍，原本友好相處的鄰居、友人、同學與同事甚至教師與牧師等等等，突然雙方見人就砍，姦殺擄掠樣樣來。 <text:line-break/><text:line-break/>烏克蘭也一樣，類似的恐怖血腥悲劇一再重演。你根本沒法想像，原本和睦相處的親友鄰居，在媒體的洗腦與煽動下，在內部政治人物與外部美國及西方媒體的集體抹黑與妖魔化底下，手足同胞突然成為血海深仇的敵人。 <text:line-break/><text:line-break/>我不是說台灣一定會這樣，而是說，如果你了解真實的政治，如果你了解美國半個多世紀來之無數所作所為，你就會明白，世界上所有那些被美國「民主輸出」、一直仍在不斷發生且持續進行之各種恐怖內亂或內戰，同樣是在一開始是被認為不可思議、不可能發生的，但它們卻都一一發生了。台灣人若不警惕，如何避免這樣一種長年蓄意深化之仇中反華浪潮所可能帶來的動亂？ <text:line-break/><text:line-break/>善意很容易被掩蓋被抹黑，但仇恨卻是政治動員的最佳利器。而且，只要透過一點點血腥與衝突，媒體與政客及走狗文人再煽動一下，仇恨往往就能像滾雪球那樣無限蔓延擴大。 <text:line-break/><text:line-break/>衡諸其過往無數類似作為，我相信美國人想要製造的就是這樣一種局面，然後看能不能在無可收拾的血腥內亂與兩岸衝突之中，一舉讓台灣獨立，亦即一舉讓台灣正式劃歸為美國的軍事勢力範圍，那等於是在中國的自家後院裏頭，建立起一座火藥庫。此其三。 <text:line-break/><text:line-break/>結論： <text:line-break/><text:line-break/>政治變化之快與惡劣，超乎想像，曾幾何時，我們居然得討論這樣一種即便在過去兩岸軍事對峙的蔣家年代都無須掛懷之事。過去頂多只是反共，反對共產黨的制度與行徑，但是對大陸同胞充滿感情。現在卻被炒作成仇中反華，妖魔化中國人，煽動對於中國及中國人的仇恨。 <text:line-break/><text:line-break/>美國半個多世紀來在世界各地就是專門幹這樣一些事，藉以製造動亂，發動侵略戰爭，或實質佔領，或培植各地殖民傀儡政權。 <text:line-break/><text:line-break/>沒有兩岸問題，只有中美問題。重點是，中美鬥爭這盤棋誰攻誰守？毫無疑問，是戰是和不是由大陸決定，而是美國決定。因此，呼籲所謂台灣當局應該這樣應該那樣，其實是沒有多大意義的。你呼籲狗沒有用，狗不是聽你的，而是聽牠主人的。你得思考狗主人到底是想幹什麼。這恐怕才是一切問題的核心。</text:p>
      <text:p text:style-name="P2">穎芝   |  2020.05.10 00:20   |   <text:a xlink:type="simple" xlink:href="http://palinfo.habago.org/Entry?Command=Information_PrintForum&amp;iPage=2#FORUM39179"><text:span text:style-name="T1">#</text:span></text:a></text:p>
      <text:p text:style-name="P3">鬼島充斥這類假裝精神障礙的暴徒⋯？？？ <text:line-break/><text:line-break/>館長教唆（暗示）他的支持者如何用「精障」殺村長? <text:line-break/><text:a xlink:type="simple" xlink:href="https://tinyurl.com/yanb43dw"><text:span text:style-name="T2">https://tinyurl.com/yanb43dw</text:span></text:a><text:s/>（影片從 2:09:46 到 02:23:04） <text:line-break/><text:line-break/>生活在這鬼島上，就算不弱智，也會被這些人渣、垃圾搞到精神耗弱、憂鬱症纏身⋯</text:p>
      <text:p text:style-name="P2">欧阳阳   |  2020.05.09 11:17   |   <text:a xlink:type="simple" xlink:href="http://palinfo.habago.org/Entry?Command=Information_PrintForum&amp;iPage=2#FORUM39178"><text:span text:style-name="T1">#</text:span></text:a></text:p>
      <text:p text:style-name="P4">現階段搞武統，我本人是不贊同的，因爲武统必然要求登島，即使美軍不參與，登島必然伴隨的是大規模的轟炸配合，這種方式對台灣民生的傷害是非常大的。 <text:line-break/>美國可以轟炸伊拉克，可以轟炸南斯拉夫，但是台灣不是伊拉克，不是南斯拉夫，中國必然要在堅持原則的基礎上照顧台灣民間的利益，中國要統一的不是一個破爛的台灣島。 <text:line-break/><text:line-break/>如果美軍參與，支持台灣國軍，那戰爭可能會持續更久，傷害可能會演變爲比較長久的戰爭，那麽對台灣的傷害會更大。 <text:line-break/><text:line-break/>台灣問題最佳的解決方式就是兩岸暫時擱置統獨政治爭議，民間友好和平交流，留待時間來解決問題。 <text:line-break/><text:line-break/>但是，民進黨當局顯然不是這麽想的，而且經過20年政治洗腦，拉攏了一批反中粉絲，“擱置統獨政治爭議，民間友好和平交流”已經變得越來越不可能，中國要怎麽辦？ <text:line-break/><text:line-break/>首先，當然是中國自身要強大，最少要在台海周圍，第一島鏈對美軍構成強力的威懾，讓美軍不敢戰，要戰也要做到最少在台海周圍能夠擊敗美軍。解放軍只要通過一次實質的行動，讓台獨勢力，台灣民衆看到，有能力控制台海周邊領域，他們那種投靠美國的那種心理是會減弱的。 <text:line-break/><text:line-break/>前面說了，台灣問題最佳的解決方式就是兩岸暫時擱置統獨政治爭議，民間友好和平交流，留待時間來解決問題，那中國現階段當然是盡量避免戰爭，而且中國正處于高速提升階段，無論是科技還是軍事；美國已經在衰退的路上，所以美國可能等不及了！！也希望台灣當局也能夠聰明一些。</text:p>
      <text:p text:style-name="P2">何德明   |  2020.05.09 09:51   |   <text:a xlink:type="simple" xlink:href="http://palinfo.habago.org/Entry?Command=Information_PrintForum&amp;iPage=2#FORUM39177"><text:span text:style-name="T1">#</text:span></text:a></text:p>
      <text:p text:style-name="P3">我認為臺灣人很難變成有破壞性的人肉炸彈或瘋狗，多數支持臺獨的人以為世界的遊戲規則下可以靠小動作吵吵鬧鬧改變什麼，對於臺海發生戰爭，不單是平民百姓，甚至掌權人渣們都遠遠低估它發生的可行性及帶來的痛苦，若中國動了武，臺灣人嘗過苦頭，還會不會有前仆後繼，爭相拋頭顱灑熱血為了臺獨參戰的熱血青年，我個人非常懷疑，所以我認為動武是測試臺獨分子真有意願及能力當有破壞力的人肉炸彈或瘋狗的手段，可能有效地翻轉整個臺獨綁架臺灣的現況，美國可以給臺獨再多武器，但臺灣沒有本拉登般的人物，也沒有願意為臺獨一死的軍隊。</text:p>
      <text:p text:style-name="P2">欧阳阳   |  2020.05.09 02:13   |   <text:a xlink:type="simple" xlink:href="http://palinfo.habago.org/Entry?Command=Information_PrintForum&amp;iPage=2#FORUM39176"><text:span text:style-name="T1">#</text:span></text:a></text:p>
      <text:p text:style-name="P4">我認爲有限戰爭當然是有可能的，以美國政客龌龊無恥個性，爲了阻礙中國的崛起，台灣就是它手裏一張可以利用的牌，如果台獨勢力配合搞台獨，中國怎麽辦？ <text:line-break/><text:line-break/>很可能就是在台海附近發動有限戰爭，這個地方離中國本土近，是最有可能戰勝美國的地方，中國也爲此准備了幾十年，發展了一系列射程2000公裏左右的飛彈，就是爲了威懾美國航母靠近台灣。 <text:line-break/><text:line-break/>至于什麽時候打，中國當然是時間盡量往後拖，不過這個時間恐怕不取決于中國。 <text:line-break/><text:line-break/>打掉軍事設施，就等于拔掉了台獨勢力的牙齒，那些人雖然無恥，但是我相信他們也不願意過苦日子，也是怕死的,雖然不能完全解決台灣問題，但是通過有限戰勝逼使談判擱置爭議是有可能，後面的事情再慢慢圖之。 <text:line-break/><text:line-break/><text:line-break/>當然了，如果中國在台海附近都打不贏美國，那就沒什麽好說的了，說明中國還不具備挑戰美國的實力</text:p>
      <text:p text:style-name="P2">陳真   |  2020.05.09 01:31   |   <text:a xlink:type="simple" xlink:href="http://palinfo.habago.org/Entry?Command=Information_PrintForum&amp;iPage=2#FORUM39175"><text:span text:style-name="T1">#</text:span></text:a></text:p>
      <text:p text:style-name="P3">照片請看：<text:a xlink:type="simple" xlink:href="https://www.setn.com/News.aspx?NewsID=739633"><text:span text:style-name="T2">https://www.setn.com/News.aspx?NewsID=739633</text:span></text:a><text:s/><text:line-break/><text:line-break/>18歲到45歲才能捐造血幹細胞。 <text:line-break/><text:line-break/>一些說明：<text:a xlink:type="simple" xlink:href="https://bit.ly/3chPmyC"><text:span text:style-name="T2">https://bit.ly/3chPmyC</text:span></text:a><text:s/><text:line-break/><text:line-break/>慈濟血幹細胞捐贈行動表單：<text:a xlink:type="simple" xlink:href="https://ppt.cc/fMBtJx"><text:span text:style-name="T2">https://ppt.cc/fMBtJx</text:span></text:a>   <text:line-break/><text:line-break/>陳真 <text:line-break/><text:line-break/>2020. 05. 09. <text:line-break/><text:line-break/>=================  <text:line-break/>獨／等骨髓救命　5歲血癌女童曝心願：想長大照顧爸爸媽媽 <text:line-break/><text:line-break/>2020/05/08  <text:line-break/>三立新聞 <text:line-break/><text:line-break/><text:line-break/>記者張雅筑／採訪報導 <text:line-break/><text:line-break/>「媽媽，我好想長大，等我長大換我照顧你和爸爸...」這是5歲女童Bubu對媽媽說出的願望之一，一個該是無憂無慮長大、盡情吃著美食的年紀，但卻很多東西不能吃，很大一部分時間都在醫院度過，全因被白血病給找上。 <text:line-break/><text:line-break/>Bubu媽受訪時哽咽地說，女兒2歲時在除夕夜確診罹患急性淋巴白血病，原本療程快要結束，豈料在治療過程中復發，醫師表示只能靠骨髓移植才有機會治癒，但至今等不到「好消息」。 <text:line-break/><text:line-break/>懂事的Bubu雖然在意自己的頭髮，但她反安慰媽媽，「我不看鏡子就好了。」（圖／家屬提供） <text:line-break/><text:line-break/>「妹妹她從原本的害怕打針到現在的勇敢，其實都讓我們好心疼，這不是一個5歲小孩該有的其實。這一次復發住進醫院，她打針、注射藥劑都沒哭過，我問她：『妳還好嗎？會不會痛啊？』她說，『會啊，會痛，但沒關係，我可以忍耐。』她甚至還會跟我和爸爸道歉，說：『媽媽對不起，因為我不舒服，所以都要麻煩你和爸爸照顧我，幫我拿東西。』她很懂事，懂事到我覺得她才5歲耶，其實只是個小孩...」 <text:line-break/><text:line-break/>尤太太講到最後難掩不捨情緒。尤先生也說，就他的記憶裡，女兒從未因為生病哭鬧，印象深刻的一次是，有天晚上女兒竟看著睡著的他們偷偷落淚，「我們那時候晚上在病房裡陪她，然後睡著了，然後我睜開眼竟看到她看著我們哭，真的嚇到，也恍然大悟，其實小孩什麼都懂。」 <text:line-break/><text:line-break/>談及Bubu的願望和讓他們當父母最深刻、不捨的事情，尤先生說，Bubu雖然比較內向，但想法很天馬行空，因為很多東西不能吃、化療關係會掉頭髮等，「她曾說等長大一定要吃很多很多冰淇淋，把整個頭埋進冰淇淋桶裡，還有好好吃一塊生日蛋糕，和冰雪奇緣的艾莎公主一樣留漂亮的長頭髮。」 <text:line-break/><text:line-break/>尤太太則說，其實Bubu願望真的超級多，吃奶油蛋糕、盡情的游泳等，而頭髮確實是她很在意的部分，「因為之前好不容易留到及肩，但這一次住進醫院有得剪掉。我跟她說得把頭髮剪掉，她雖然有哀求說不要，不想再變回小光頭，說自己喜歡長頭髮，但後來還是很懂事的說，『沒關係...我不要看鏡子就不會難過了。』」 <text:line-break/><text:line-break/>▲Bubu曾跟媽媽說，自己很想長大，以後長大換她照顧爸爸、媽媽。（圖／家屬提供） <text:line-break/><text:line-break/>最後尤太太哽咽地告訴記者，其實再多的願望，Bubu最想最想實現也最讓她心痛的是，「她真的很想長大，她說希望自己長大後可以照顧爸爸、媽媽，而且她還跟我約定好永遠不分開，她跟我說，『媽媽妳去哪我就去哪。』我們約定好了...」 <text:line-break/><text:line-break/>尤太太說，目前全台就只有慈濟有骨髓資料檔案庫，日前有5位和妹妹配對成功，但有4位表示沒意願、1位聯繫不上。 <text:line-break/><text:line-break/>「真的希望大家給我們機會，給女兒長大的機會，我們真的很愛她。」 <text:line-break/><text:line-break/>記者詢問慈濟骨髓幹細胞中心了解後，確定現今的骨髓移植方式已進步很多，不需要從腰椎抽取骨髓，只要透過類似捐血的方式，就可分離出有用的骨髓幹細胞。 <text:line-break/><text:line-break/>慈濟血幹細胞捐贈行動表單：<text:a xlink:type="simple" xlink:href="https://ppt.cc/fMBtJx"><text:span text:style-name="T2">https://ppt.cc/fMBtJx</text:span></text:a><text:s/><text:line-break/><text:line-break/>血幹細胞捐贈洽詢：03-8561825#3217、3517</text:p>
      <text:p text:style-name="P2">林炤育   |  2020.05.09 01:26   |   <text:a xlink:type="simple" xlink:href="http://palinfo.habago.org/Entry?Command=Information_PrintForum&amp;iPage=2#FORUM39174"><text:span text:style-name="T1">#</text:span></text:a></text:p>
      <text:p text:style-name="P4">台灣被一群嗜血惡魔盤據。 <text:line-break/>這群惡魔，除了土產的及海外反華份子外，我懷疑有CIA的爪牙混在其中作祟。 <text:line-break/><text:line-break/><text:line-break/>台北故宮的文物，如果賣給全世界的博物館呢？ <text:line-break/>2020-05-08 20:26 <text:line-break/><text:line-break/>反正那些來自中國的文物 <text:line-break/>拿去賣到歐美 <text:line-break/>應該賣不少錢 <text:line-break/>賣故宮文物，不就可以廣發紓困金</text:p>
      <text:p text:style-name="P2">陳真   |  2020.05.09 00:46   |   <text:a xlink:type="simple" xlink:href="http://palinfo.habago.org/Entry?Command=Information_PrintForum&amp;iPage=2#FORUM39173"><text:span text:style-name="T1">#</text:span></text:a></text:p>
      <text:p text:style-name="P3">台灣被一群嗜血惡魔盤據。 <text:line-break/><text:line-break/>陳真 2020. 05. 09. <text:line-break/><text:line-break/>===================== <text:line-break/><text:line-break/>AIT處長建議中職Chinese改Taiwan <text:line-break/><text:line-break/>今日新聞NOWnews <text:line-break/><text:line-break/>記者鄭宏斌/台北報導 <text:line-break/><text:line-break/>最近因為新冠肺炎（COVID-19）疫情影響，掀起華航和護照的正名討論，許多民眾認同國名應改為「台灣（Taiwan）」。 <text:line-break/><text:line-break/>《NOWnews》掌握消息，上週五、5月1日晚間，美國在台協會（AIT）處長酈英傑（William Brent Christensen）至桃園棒球場考察中華職棒的防疫工作時，曾當面向桃園市長鄭文燦建議，中職應改為台職，把Chinese改成Taiwan。鄭文燦則微笑回應，可將此建議提供給中職。 <text:line-break/><text:line-break/>據了解，酈英傑其實不只一次向鄭文燦詢問中職改名的可能性。過去酈英傑就曾在一次會面中私下問鄭文燦，中職有沒有可能改名為台職？</text:p>
      <text:p text:style-name="P2">穎芝   |  2020.05.08 17:25   |   <text:a xlink:type="simple" xlink:href="http://palinfo.habago.org/Entry?Command=Information_PrintForum&amp;iPage=2#FORUM39172"><text:span text:style-name="T1">#</text:span></text:a></text:p>
      <text:p text:style-name="P4">台灣是美國的一條狗，但不是美國豢養的： <text:line-break/><text:line-break/>台灣是一隻「自備狗糧」的走狗， <text:line-break/><text:line-break/>當走狗的還要給主人銀子來買狗糧（美帝的垃圾武器）！ <text:line-break/><text:line-break/>當年美帝「誤炸」中國駐南斯拉夫大使館，中國人民在政府默許下，以眼還眼，以牙還牙⋯ <text:line-break/><text:line-break/>⋯美國在巴爾幹戰爭時誤炸中國駐南斯拉夫大使館，建築物受損，死亡三人，中國政府向美國求償三億美元，美國以戰爭時期誤炸建築物不賠償為理由，並以越戰期間曾經誤炸河內的法國大使館未賠為判例，拒絕賠償。中國政府認為這是故意轟炸，不是誤炸，繼續要求賠償，但沒有結果。 <text:line-break/><text:line-break/>後來中國發起學生群眾以鵝卵石、磚瓦打砸北京的美國大使館，歷經數週，把美國大使館的建築物、門窗玻璃、汽車、圍牆、花木….砸得一踏糊塗，但是在一旁的專家估價，修復費用未達三億美元。於是學生群眾開始打砸廣州成都的美國領事館，一直破壞到專家估價總修復費用差不多三億美元。 <text:line-break/><text:line-break/>這時美國提出抗議，中國暴民破壞了美國在華的財產，損失多少億多少億，要求中國政府賠償。中國政府說你先賠中國的南斯拉夫大使館，我再賠美國的使領館。結果兩相抵消。⋯ <text:line-break/><text:line-break/><text:a xlink:type="simple" xlink:href="https://reurl.cc/kdMMD3"><text:span text:style-name="T2">https://reurl.cc/kdMMD3</text:span></text:a><text:s/></text:p>
      <text:p text:style-name="P2">陳真   |  2020.05.08 16:01   |   <text:a xlink:type="simple" xlink:href="http://palinfo.habago.org/Entry?Command=Information_PrintForum&amp;iPage=1#FORUM39171"><text:span text:style-name="T1">#</text:span></text:a></text:p>
      <text:p text:style-name="P3">(續喬良) <text:line-break/><text:line-break/>喬良提出所謂既戰非戰的第三條路，亦即使用武力卻不引發戰爭。但我看不出這條路存在的可能性。 <text:line-break/><text:line-break/>他舉了美國當年轟炸中國駐南斯拉夫使館及以無人機暗殺伊朗指揮官為例。這兩個例子都不適用於台海。前者美國一再賠不是，說是誤炸，說是地圖過期所致。大家都知道明明就是故意炸，目的也許是要測試中國的反應，也許是要警告中國勿插手干涉南斯拉夫變局，也許更是為了「懲罰」中國之反戰反侵略態度。 <text:line-break/><text:line-break/>總之，意圖不是很明確。中國內部群情激憤一陣子，也就沒事了，中國當然不可能為此與美國宣戰，美國更不希望中國介入。 <text:line-break/><text:line-break/>至於暗殺伊朗指揮官，更只是一種軍事上的「小動作」，你打我一下，我打你一下，美伊之間並無更大的戰爭誘因。美國先前指控美軍駐伊拉克的空軍基地遭到親伊朗民兵襲擊，類似指控打從2003年開始，屢見不鮮。空軍基地遇襲後，連美國駐伊拉克大使館都被親伊朗民兵入侵，殺害一位美軍文官。美方隨即做出暗殺伊朗指揮官的決定，多少是一種報復性質，美伊雙方並無全面開戰的根本因素。 <text:line-break/><text:line-break/>但台灣不一樣。台灣是美國養的一條狗，一顆人肉炸彈，沒法拿來和伊朗及當年的中國相提並論。 <text:line-break/><text:line-break/>有個前提倘若成立，那麼，第三條路就不成立。這個前提有兩個子題： <text:line-break/><text:line-break/>一是兩岸統一究竟是否大陸的根本利益或神聖使命？倘若是，那麼，只要輕啟戰火，就會一路延燒，直至全面開戰；哪怕是斬首或定點攻擊軍事目標等等，必然都會有此效果，不可能打完就沒事。 <text:line-break/><text:line-break/>二是，促使兩岸開戰是否合乎美國利益？倘若是，那麼，台灣這條狗就會被煽動成一隻瘋狗，台灣這顆人肉炸彈就會在美國的指令下引爆。 <text:line-break/><text:line-break/>這兩個條件我認為都是肯定的。為什麼呢？原因有二： <text:line-break/><text:line-break/>A，大陸人民在情感上或理性上恐怕都很難同意讓台灣藉機走向台獨。 <text:line-break/><text:line-break/>B， 兩岸統一當然不是中華民族復興的必要步驟或前提要件，你可以等中國已完成所謂民族全面復興再來統一也不遲。但是，統一雖非必要步驟，台獨卻是致命傷，因此，大陸絕不可能不全力開戰來防止這項致命傷造成既成事實。 <text:line-break/><text:line-break/>這話怎麼說呢？你知道，根本沒有所謂台獨這回事。台獨的真正意涵就是台灣正式成為美軍的勢力範圍，美國愛怎麼幹就能怎麼幹，美國想要在台灣部署一千顆瞄準大陸的飛彈或核彈，就部署一千顆飛彈或核彈，完全隨他高興。這豈不等於說整個中國大陸從此讓美軍當靶場當狩獵場嗎？ <text:line-break/><text:line-break/>想像一下，如果古巴不是古巴，不是一個獨立國家，而只是大陸養的一條狗，一顆人肉炸彈，你想，美國會不會拼死命把古巴毀了？那就好像有個黑幫集團想方設法讓你家的院子宣布「獨立」，納入黑幫的勢力範圍，把機關槍大砲全擺到院子裏對著你家瞄準一樣。任何一個稍微有點國防能力的國家，這種事都是絕不可能讓它發生的。 <text:line-break/><text:line-break/>因此，統一確實不是大陸鴻圖大展之際的根本要務，但是台獨卻是致命傷。美國就是抓準這一點致命要害來興風作浪予取予求。 <text:line-break/><text:line-break/>至於子題二，促使兩岸開戰是否合乎美國利益？這題需要有些但書。目前看來答案是肯定的，但它並非固著不變。 <text:line-break/><text:line-break/>簡單可以這麼說，美國雖然很壞，但他算盤打得特別精準厲害，付出多少成本，獲得多少利益，算得一清二楚。今天，如果美國認為兩岸烽火漫天，死傷慘烈，自己將可一石多鳥，坐收漁翁之利，那麼，他就會毫不遲疑地推動最可怕的狀況，讓你們中國人自己去拼命互相殘殺，他在一旁負責煽風點火就行。 <text:line-break/><text:line-break/>可是，如果這麼做將會把美國拖下水，讓中美之間直接對幹，讓美國本土也成為烽火漫天的戰場，那麼，美國就會算盤重新打，考慮這樣做到底划不划算。 <text:line-break/><text:line-break/>講白了就是我常說的，大陸要打，拜託請先打美國，先打漢奸走狗，不要把台灣或台灣人當成你的首要敵人。台灣只是一條狗，沒有絲毫自由意志；打狗是沒有任何意義的，要打就要打主人。如此一來，狗主人才會考慮縱狗咬人到底划不划算。 <text:line-break/><text:line-break/>壞人再怎麼瘋狂，他做壞事一定會考慮兩點，一是我會得到什麼好處？二是我會付出何種代價？如果你讓壞人以為他將一本萬利，怎麼幹都賺，穩賺不賠，毫無風險，那他必然就會使壞。島內漢奸成群，大權在握，只要美國能保證人渣漢奸們的安全，他們就會聽命行事。人渣黨史無前例地一再叫戰，甚至還說台灣已經準備好戰爭，準備好接受大陸的「第一擊」，種種跡象就是一個警訊。 <text:line-break/><text:line-break/>一般人也許不像我這麼了解這個人渣黨，這些人其實大多沒有政治意識，他們只是生意人，愛當官，想污錢，滿腦子榮華富貴，仇中反華並不是他們的思想，而是他們從事政治這門生意的招牌口號以及充當台奸漢奸取得榮華富貴的通關密語。至於什麼雞雞黨，什麼屎袋力量等等等，猥瑣貪婪程度就更不用說了。 <text:line-break/><text:line-break/>狗無權力決定整個兩岸關係的調整，就連媒體、學界或部會官員的人事任命等等等各種內政小事，統統都還是得經過美國主子的批准。因此，若非主子授意，狗不可能自己有任何主張，更不可能擅自叫戰；你有看過哪一條狗自己決定要對哪個人宣戰的嗎？當然還是有，阿扁就是一例，不過卻是特例，不能算數。阿扁當初不聽美國主子的話，擅自搞什麼防禦性公投，馬上被布希公開罵「狗娘養的」，卸任後還馬上爆他的貪污黑資料，抓去坐牢，讓阿扁一再具狀向主子求饒。 <text:line-break/><text:line-break/>現在的局面卻是，美國及其西方同盟，動輒極度誇張地刻意抬舉台灣，居心顯著，無可懷疑，無非就是步步進逼中國大陸，看你能忍到幾時。 <text:line-break/><text:line-break/>中美開戰，鹿死誰手很難說。論軍事、經濟各項實力，美國也許會贏，但一樣會遭到毀滅性的打擊。至於中國，民族復興夢恐怕得再等到下一個世紀。不管怎麼樣，中美開戰，無非就是世界末日。任何正常人都不會想要走到這一步，但你應該知道，美國有一票擁有很大影響力的瘋狂嗜血之徒，例如我常提起的Richard Perle；殺盡全世界之餘，日思夢想就是要消滅中國這個唯一能威脅美國霸權的國度，而台灣恰恰是他們手上最為致命的一項武器。 <text:line-break/><text:line-break/>金燦榮認為中美開戰，大陸必勝，而美國和台灣將會遭到毀滅性的打擊。金這個說法，叫做走夜路吹哨壯膽，沒法當真。但他倒是說對了一件事：兩岸之間是否開戰，不是由大陸決定，而是由美國和台灣決定。 <text:line-break/><text:line-break/>台灣如果把自己當人看，自然會有決定權，毫無疑問可以立即走向一條繁榮富足和平安定的陽光道。可是，台灣不想當人，卻偏要給惡魔撒旦當條狗，當一顆人肉炸彈，傷害自己的親人同胞。 <text:line-break/><text:line-break/>我當然不希望台灣人遭到報應，包括對美國人也一樣，但人們應該想清楚自己的所作所為，究竟是善或惡、是福是禍。兩岸儘快透過政治談判尋求統一，兩岸一家親，闔家慶團圓，才是避免這場世紀災禍的唯一出路。 <text:line-break/><text:line-break/>過去從南斯拉夫到烏克蘭，有太多太多類似的例子，全是美國一手主導，災禍明明白白清清楚楚就在眼前，後來卻都沒有躲過悲劇。也許吾友柏楊先生說得對，歷史給我們的教訓就是：我們無法從歷史中學到教訓。</text:p>
      <text:p text:style-name="P2">許世勤   |  2020.05.08 13:32   |   <text:a xlink:type="simple" xlink:href="http://palinfo.habago.org/Entry?Command=Information_PrintForum&amp;iPage=1#FORUM39170"><text:span text:style-name="T1">#</text:span></text:a></text:p>
      <text:p text:style-name="P3">喬良將軍的這一篇文章寫得很好， <text:line-break/>有些觀點讀來讓人有種豁然開朗的感覺。 <text:line-break/>台灣有些媒體把他的觀點解讀為「意味著中共放棄統一」「台獨可以坐下來談」， <text:line-break/>這我就覺得有些一廂情願了。 <text:line-break/>現在中美之間恐怕即將走到攤牌的階段， <text:line-break/>愈是接近這個階段就愈要保持冷靜的頭腦。 <text:line-break/>如果喬良將軍的觀點多少代表大陸官方， <text:line-break/>那表示大陸方面在看待中美攤牌一事上是老練深沉的。 <text:line-break/>這篇文章讀起來，卻也有一種暴風雨前的寧靜， <text:line-break/>猶如枕戈待旦，山雨欲來的感覺。 </text:p>
      <text:p text:style-name="P2">衛思燕   |  2020.05.08 11:25   |   <text:a xlink:type="simple" xlink:href="http://palinfo.habago.org/Entry?Command=Information_PrintForum#FORUM39169"><text:span text:style-name="T1">#</text:span></text:a></text:p>
      <text:p text:style-name="P3">喬良以下兩段話，頗耐人尋味: <text:line-break/><text:line-break/>「遏制“台獨”，除了戰爭選項，還需要有更多選項進入我們的思路和視野。我們完全可以在戰與和之間的巨大灰色地帶上想辦法做文章，甚至可以考慮一些比較特殊的手段，比如說採取非戰爭軍事行動的方式，既不開戰，但又可能適度動用武力阻遏“台獨”。 <text:line-break/>對此有些人會說，動用武力不就是開戰嗎？我覺得這是一種明顯的誤解。不妨回顧一下，美國當年炸中國駐南聯盟使館，美國對伊朗聖城旅指揮官進行斬首行動，你能說它是對中國或者是對伊朗開戰嗎？不是。但是不是動武呢？是。因為它動用了武力。用非戰爭軍事行動解決問題，我們確實應該虛心地向美國人學習。辦法總比問題多，問題有一個，解決的辦法可能有十個。關鍵是我們如何選擇最好的解決辦法」。 <text:line-break/><text:line-break/>所謂“既不開戰，但又可能適度動用武力”，他舉了兩個例子，一是美國炸中國駐南使館，另一是美國對伊朗指揮官斬首行動，兩者都是“用非戰爭軍事行動解決問題”。如果這種思維成為往後“遏制台獨”的方針，那麼小規模動武的可能性便升高。 <text:line-break/><text:line-break/>我講一件往事。以前研究所畢業，直接當預官，有點年紀的應該知道。台灣北中南，各有一個重裝師。1996年台海危機時，我在南部的重裝師基層當預官排長。三月的某一天，旅長臉色凝重，突然招集我們部隊裡的軍官講兩件事，要我們有心理準備。一、情報顯示，共軍可能會佔領某一小島，研判亮島可能性最高。駐地守軍已槍不離身，遺書也寫好了。二、海軍陸戰隊已經前往左營，如果他們上船，我們就要準備接棒。當時已經管制放假一段時間，軍中基層完全不清楚外界情況，只知道對岸軍事演習，情勢緊繃。後來，何以佔領某一小島的舉動並未發生，原因就不得而知了。 <text:line-break/><text:line-break/>我在想像，未來民進黨如果不斷在紅線邊緣挑釁，共軍佔領台灣控制下的某一離島，會不會成為“遏制台獨”的選項? 如果發生，島內的人渣和腦殘又會有什麼反應呢?</text:p>
      <text:p text:style-name="P2">欧阳阳   |  2020.05.08 09:52   |   <text:a xlink:type="simple" xlink:href="http://palinfo.habago.org/Entry?Command=Information_PrintForum#FORUM39168"><text:span text:style-name="T1">#</text:span></text:a></text:p>
      <text:p text:style-name="P4">喬良文章中表達的觀點，雖然表面上好像是更軟弱，但是實質上是更強硬。以前中共的官方口頭表達雖然強硬，但是有點脫離實際，基本處于嘴炮階段，也就是實質作爲很有限。 <text:line-break/><text:line-break/>“上兵伐謀，其次伐交，其次伐兵，其下攻城”，伐交與伐謀成效不佳，所以有些激進派就主張武統，實質上最下等的“攻城”，喬良所表達的觀點，就是不贊成現階段“攻城”，他的主張是“伐兵”。 <text:line-break/><text:line-break/>孫子崇尚的是軍事謀略，而不是喋血殺伐，因面提出“上兵伐謀，其次伐交，其次伐兵，下攻城”的軍事理論。 <text:line-break/>上等的用兵之道是憑借謀略達成目的，其次就是用外交達成目的（也就是所謂的和平統一），再次是用武力擊敗或者威懾對方的軍事實力來達成目的，最下之策是通過攻打城池占領來達成目的。攻城，是不得已而爲之，是沒有辦法的辦法。</text:p>
      <text:p text:style-name="P2">欧阳阳   |  2020.05.08 09:23   |   <text:a xlink:type="simple" xlink:href="http://palinfo.habago.org/Entry?Command=Information_PrintForum#FORUM39167"><text:span text:style-name="T1">#</text:span></text:a></text:p>
      <text:p text:style-name="P3">其實喬良的文章，關鍵在這一段， <text:line-break/>“那我們怎麽辦？繼續讓美國挖坑我們來跳？不，現在是結束這種遊戲的時候了。中國只需要用一次實際行動（什麽行動，可以讓美國及臺灣當局去猜），向臺灣民眾也向世界做一次鄭重宣示：臺灣在中國的"大炮"射程之內，這就是最後的真理，台獨之心必須死掉。這就夠了，其他廢話少說。剩下要解決的，就是中國與美國的問題了。我們必須學會把美國給我們製造的臺灣話題，用同樣製造話題的方式懟回去，而不再隨美國人給定的節奏起舞（怎麽做到，還是留給美國去猜想）。” <text:line-break/><text:line-break/>目前和平統一顯然行不通，武力統一傷害太大，那怎麽辦？就是上面這一段，“中國只需要用一次實際行動（什麽行動，可以讓美國及臺灣當局去猜），向臺灣民眾也向世界做一次鄭重宣示：臺灣在中國的"大炮"射程之內，這就是最後的真理，台獨之心必須死掉。這就夠了” <text:line-break/><text:line-break/>比如說飛彈穿越台灣上空，圍繞台灣島進行軍事演習，更進一步，可能對台灣一些軍事設施進行有限攻擊，但是不登島，不攻擊民生設施和工業設施，圍而不攻，對台獨勢力産生實質威懾。 <text:line-break/>也就是《孫子兵法》裏面講的，“上兵伐謀，其次伐交，其次伐兵，其下攻城”</text:p>
      <text:p text:style-name="P2">老羊   |  2020.05.08 04:01   |   <text:a xlink:type="simple" xlink:href="http://palinfo.habago.org/Entry?Command=Information_PrintForum#FORUM39166"><text:span text:style-name="T1">#</text:span></text:a></text:p>
      <text:p text:style-name="P4">這裡分享一段金燦榮談台灣問題的視頻；一個多月前公布的，角度和喬良有所不同。金政委說得非常直白，我也就不多講別的，網友請自行觀看。作為金政委視頻長期的觀眾，我唯一可以指出的是他在這段視頻裡的態度是非常少見的「正經」（或說是嚴肅），還有就是開頭的「自我介紹」，以他的知名度自我介紹算是多餘的，但他還是正經八百的說起目前的職位，這自然也是有象徵意義的。 <text:line-break/><text:a xlink:type="simple" xlink:href="https://youtu.be/3S_Sx5n2Vjw"><text:span text:style-name="T2">https://youtu.be/3S_Sx5n2Vjw</text:span></text:a></text:p>
      <text:p text:style-name="P2">孫從輔   |  2020.05.08 03:13   |   <text:a xlink:type="simple" xlink:href="http://palinfo.habago.org/Entry?Command=Information_PrintForum#FORUM39165"><text:span text:style-name="T1">#</text:span></text:a></text:p>
      <text:p text:style-name="P3">我認為中共領導層非常不希望進行台海戰爭，但又清楚知道美國非常想讓台海戰爭發生 (發生的形式當然是純粹讓兩岸相殺，美國不參與)。因此中共可能的一種應對策略是把戰爭底線變得愈模糊愈好，比如放風聲說要考慮「綜合主權」、「各方面的利益」之類的。不然的話，一旦把底線設定得太清楚、太僵硬，等於是把主動權交到美國手上，讓美國決定引發戰爭的時機。但我也同意對主權的態度變化會有很高風險，因此可以走的路其實很窄。</text:p>
      <text:p text:style-name="P2">陳真   |  2020.05.08 00:49   |   <text:a xlink:type="simple" xlink:href="http://palinfo.habago.org/Entry?Command=Information_PrintForum#FORUM39164"><text:span text:style-name="T1">#</text:span></text:a></text:p>
      <text:p text:style-name="P4">阿遠轉貼的底下這文章，我看了好幾遍，很感動，打算把它貼到首頁，最好是可以列為學校基本教材。 <text:line-break/><text:line-break/>其實何止感動，講起這個，真是百感交集，未語淚先流。為什麼呢？因為，作者所講的只是一些最簡單明顯的基本事實，但是，世上能夠認識這樣一些普通常識的人卻如此稀少，宛如鳳毛麟角；絕大部份人完完全全顛倒了最基本的是非善惡，把一個人類歷史上最偉大、對人類的和平、幸福與發展及種種精神文明與深刻道德理念做出最大貢獻的中國給當成惡魔，對他百般打擊與傷害，卻反而擁抱一個人類歷史上最為血腥殘暴邪惡野蠻殺害數千萬人幾乎毫無人性的美國，甚至去當他的狗。 <text:line-break/><text:line-break/>究竟要等到什麼時候，基本是非善惡才能獲得它們應有的評價？我常為此感到痛苦不已。要不是對於未來依舊還懷抱著希望，我真的很不想活在這樣一個完全顛倒是非善惡的世界中。 <text:line-break/><text:line-break/>我平常不跟人談政治，因為沒啥好談；萬一被迫談起，總覺得很無言，很想乾脆咬舌自盡算了。為什麼呢？因為，一個人如果連這樣的基本認識都沒有，我不知道還能跟他談什麼？談論任何一種事情或知識，你總得先具備最基本的相關常識或基礎知識，否則無法談，只能教，就像教三歲小孩識字那樣，一點一滴、一個字一個字慢慢教。 <text:line-break/><text:line-break/>有句庸俗句型說道：「我以XXX為榮」，我生平沒有什麼感到光榮之事，但我確實以身為中國人為榮；並非因為他的強大，而是因為他的美麗與良善。一如Andre Vltchek 的願望，我希望中國永遠是我現在心目中的中國，促進整個世界的福祉。 <text:line-break/><text:line-break/>陳真 <text:line-break/><text:line-break/>2020. 05. 07. <text:line-break/><text:line-break/>================= <text:line-break/><text:line-break/>美作家安德列·弗爾切克：中國應讀懂西方強盜邏輯 必須自強鬥爭 <text:line-break/><text:line-break/>原題：當今國際政治結構下的大國博弈——對話安德列•弗爾切克先生 <text:line-break/><text:line-break/>作者：張玉城(北京航空航太大學 人文社會科學學院) <text:line-break/><text:line-break/>2015年10月23日 <text:line-break/><text:line-break/>出處：<text:a xlink:type="simple" xlink:href="https://reurl.cc/1xb6V8"><text:span text:style-name="T2">https://reurl.cc/1xb6V8</text:span></text:a><text:s/><text:line-break/><text:line-break/>編者按：中國經常受到西方的指責，但也有一些西方的知識份子，他們對中國卻予以高度的讚揚和支援。知名的美國作家、國際社會活動家、時政評論家、電影製作人和戰地記者，安德列•弗爾切克 (Andre Vltchek)先生便是其中的一位。弗爾切克先生經常為《新聞週刊》、《亞洲時報》等撰寫文章，多次到訪中國，並接受新華社、人民網等專訪。 <text:line-break/><text:line-break/>二戰結束後，冷戰開始，美蘇爭霸。1991年末，蘇聯解體，美國獨霸。如今，發展中國家中，中國已日漸崛起，金磚四國發展勢頭良好，大國博弈風起雲湧，當今國際政治結構正在發生深刻而迅速的變化。中美之間，崛起大國和守成大國之間的博弈正成為其中一個最大看點。其它國家也正在選擇和適應這一巨大變化。 <text:line-break/><text:line-break/>2015年10月23號，本文作者北京航空航太大學人文社會科學學院張玉城博士，與弗爾切克先生在北航唯實國際文化交流中心，就“當今國際政治結構下的大國博弈” 展開對話，並予以編譯整理、總結和評論。 <text:line-break/><text:line-break/>作者：您好，您認為當今國際政治是什麼結構？ <text:line-break/><text:line-break/>弗爾切克先生：很簡單，這是一個西方國家，也就是北美白人、歐洲白人等的國家，美國等西方霸權主義國家統治下的世界，其餘的都是被統治的。在西方眼裡，整個世界都是西方的乳酪，其他人都低歐美白人一等，需要被其統治。在這種單極霸權的世界中，中國其實是一種平衡力量，沒有中國，局面可能會更糟，而且會變得越來越糟。 <text:line-break/><text:line-break/>作者：您認為形成這種結構的主要原因是什麼？ <text:line-break/><text:line-break/>弗爾切克先生：主要原因是美國等西方國家的霸權統治，以及它們的侵略和咄咄逼人。美國和歐洲實質上是一丘之貉。例如，此次以敘利亞為主的中東難民危機，它們都是始作俑者。 <text:line-break/><text:line-break/>對企圖掙脫西方霸權統治的國家，西方都是不遺餘力地刁難和制裁。古巴、委內瑞拉、玻利維亞、利比亞、敘利亞、東南亞諸國等很多國家，想獨立自主有尊嚴地發展，也付出了很大努力進行抗爭，但它們都太小，實力不夠；而巴西等南美國家觀望；俄羅斯好像也沒有決定，而且其本身也被歐美霸權制裁著，戰火也經常燒到了其周邊。 <text:line-break/><text:line-break/>只有中國，已從二戰前非常落後的舊中國，發展成為現代化強大的新中國、世界第二大經濟體。中國不僅人口眾多，而且科技文化等素質越來越高，還具有靈活的體制和巨大的發展潛力，已經成為國際政治經濟結構中的重要力量。 <text:line-break/><text:line-break/>此外，更令人敬佩的是，中國外交奉行獨立自主、和平共處的政策，維護世界和平，宣導共同繁榮，而不是像西方列強一樣侵略成性。因此，中國，是一種平衡力量，是世界上惟一有能力，可以平衡和抗衡西方霸權的國家。同時，也是惟一的可能和希望。這也是西方拋出 “中國威脅論” 的原因之一。 <text:line-break/><text:line-break/>作者：您覺得解決的方案是什麼？ <text:line-break/><text:line-break/>弗爾切克先生：我並不主張衝突，但也不應該放棄鬥爭。我認為中國一定要讀懂西方的強盜邏輯，才會清楚地知道，自強和鬥爭才是解決方案，與西方大國博弈時的態度才會堅定。 <text:line-break/><text:line-break/>作者：那麼，您認為西方的強盜邏輯是什麼呢？ <text:line-break/><text:line-break/>弗爾切克先生：西方本身信奉叢林法則，弱肉強食。它們一直迷戀軍事武力。“謊言重複千遍就是真理”，“真理只在大炮的射程之內”，“勝者擁有一切”，這些都是西方強盜邏輯的體現。幾百年來，西方侵略了多少國家和地區，二戰之前的世界勢力分佈地圖展示得清清楚楚，基本上達到了絕對控制和奴役整個世界的程度。今天，我們不僅面臨著西方政治經濟軍事的控制，而且還有西方意識形態、精神和文化的控制，這與二戰前的形勢也基本相同。 <text:line-break/><text:line-break/>西方認為其他種族比其低一等，把整個世界都當成西方狩獵的獵場。利比亞等其它國家和地區的妥協和退讓，迎來的是西方變本加厲的侵略。 <text:line-break/><text:line-break/>總之，西方信奉叢林法則，西方打敗你就弱肉強食，打不敗你才和你談判，如果被你打敗，它們也會投降雌伏。面對西方的叢林法則，其它國家和地區沒有選擇，想要獨立自主，不能落後只能強大，只能鬥爭並戰勝西方。 <text:line-break/><text:line-break/>作者：我們應該怎樣讀懂西方的強盜邏輯？ <text:line-break/><text:line-break/>弗爾切克先生：我認為，首先，必須清楚西方的文化和心理。西方的強盜邏輯不是從來就有的，近代以前也曾被大肆殺戮和長期奴役過。只是近代的強盛，才使西方在文化和心理上產生了白人群體性的優越感，覺得其他種族都低其一等。現在西方從心裡就看不起其他人，不會從心裡面真心地想跟其他人講道理，陰謀詭計卻是層出不窮。即使你有理有據也不會使其停止侵略。調停、和解等通常被其認為是好欺負，西方反而會更加變本加厲而不是友好相處。偶爾表面上的講道理，也是一種權宜之計，只是為了迷惑或欺騙。 <text:line-break/><text:line-break/>其次，不要僅僅聽西方是怎麼說的，一定要看清楚西方是怎麼做的。西方總是講 “民主、自由、平等、人權” 等，但卻幹著奴役其它國家和地區的事。過去幾個世紀中，西方惟一感興趣的就是如何通過陰謀詭計乃至戰爭，把全球其它國家和地區都變成西方的殖民地和半殖民地。例如販運黑奴、幾乎滅絕北美印第安人等，不擇手段地、瘋狂地侵略，瘋狂地掠奪全球財富和資源。 <text:line-break/><text:line-break/>即使讀懂了西方的強盜邏輯，我還要特別指出，中國、俄羅斯兩個大國也要深刻反省。大國要獨立自主，就必須自尊自強，具有大國精神。面對西方的強盜霸權，中國被西方軍事禁運，俄羅斯被西方軍事和經濟制裁。中國和俄羅斯應該要團結起來，也要聯合其它被壓迫的國家和地區，共同與西方霸權強盜積極鬥爭。只要發奮圖強，先進且強大起來，自然會讓西方的制裁自動失效，甚至必要時還可以反制裁西方，乃至使西方順服。 <text:line-break/><text:line-break/>作者：最近，曾任美國國務卿的基辛格先生出版了一本新書《世界秩序》(World Order)，您如何評價? <text:line-break/><text:line-break/>弗爾切克先生：基辛格先生所認為的 “世界秩序”，其實就是西方控制和掠奪世界的霸權秩序，世界各國都要受西方的統治，維護西方為中心的等級世界秩序。否則，就要被西方批評或被歸為 “邪惡國家”。這對華盛頓、倫敦和巴黎的 “統治者” 們來說才是其心裡所認為的 “世界秩序”。 <text:line-break/><text:line-break/>對基辛格先生，不僅要看他在《世界秩序》中怎麼寫的，還要看他是怎麼做的。基辛格參與了智利1973年的軍事政變，顛覆了智利的民選政府，扶植了 “親美” 的傀儡政府，並對大批左派社會人士展開屠殺，很多左派知識份子秘密失蹤並被秘密殺害。因此，正如西方過去幾個世紀所做的，建立和維護西方控制和掠奪世界的 “世界秩序”，這應該才是他新作《世界秩序》的本意。這樣才能讀懂西方，才不會被其《世界秩序》裡的文字所蒙蔽和洗腦。 <text:line-break/><text:line-break/>同樣，對於他和中國的交往，以及就中美關係的展望，更要警惕，可能其目的恰恰是設置一個巨大的陷阱以方便洗劫中國，字面上的支援態度，那只是反映了表面意思。 <text:line-break/><text:line-break/>作者：中國領導人提出中美 “新型大國關係” 的對策，強調合作雙贏，您有何評論？ <text:line-break/><text:line-break/>弗爾切克先生：雙贏？你們中國提出中美建設新型大國關係，是一種新的道路。中國領導人知道中美大國博弈的問題本質，希望中美由此雙贏，避免戰爭。這個願望是好的。 <text:line-break/><text:line-break/>但是，要清醒地認識到，友好善良的中國所面對的，可不是類似中國的國家，而是信奉叢林法則與弱肉強食、奉行雙重標準的霸權國家。美國內心才沒有想要什麼雙贏。你要知道，整個世界，都被視為它的乳酪，它只想單贏，只想維護它的霸權。所以，任何雙贏都被視為動了它的乳酪，都是它所要真心打擊與消滅的，它心裡根本不想雙贏。 <text:line-break/><text:line-break/>所以，中國的願望很美好，但現實卻是與狼共舞，反而很容易成了狼的美餐。我想提醒的是，中美對話中，美國為了單贏，也會設下很多的陷阱和詭計以及各種形態的戰爭，試圖顛覆滅亡中國。中國要清醒地識別其用心、目的和策略，並與之在如網路安全、意識形態等各個領域，勇敢機智地進行鬥爭和破解，避免成為狼的美餐。我非常確定，中國面臨著很多危險。 <text:line-break/><text:line-break/>作者：說到中美大國博弈的本質和戰爭，西方有 “修昔底德陷阱 (Thucydides's trap)” 之說，也稱 “安全悖論(Security dilemma)”，是說一個崛起的大國和一個守成的大國之間幾乎必然爆發戰爭。並有統計資料指出，近代大國崛起，挑戰現存大國15例，發生戰爭11例，幾乎被視為是國際關係的 “鐵律”。您認為中國宣導的 “合作雙贏” 會超越 “修昔底德陷阱” 嗎? <text:line-break/><text:line-break/>弗爾切克先生：如剛才所說，與狼共舞很危險。當然，它也不是毫無一絲希望。 <text:line-break/><text:line-break/>中國是世界上偉大的國家之一，也許是最偉大的。中國長袖善舞，已多年避免參與西方的戰爭和衝突。當然，我知道中國人包容，愛好和平，但也不懼怕戰爭。偉大的抗日戰爭和朝鮮戰爭就有力地證明了這一點。 <text:line-break/><text:line-break/>我認為中國領導人非常清楚世界上正在發生什麼，中國領導人要保衛中國人民和保衛人類。現在，除了中國以外，世界大國都捲入一場或者兩場的軍事衝突。所以，中國領導人是非常明智的，也是對自己國民非常負責的。中國一直是維護世界和平、平衡衝突的主要力量。中國明智且有效地遠離了當前國際社會上的一切軍事衝突，也很可能將會有智慧、有能力且巧妙地避免中美陷入 “修昔底德陷阱” 式的戰爭，成為第五例例外，實現中國和平崛起的夙願。 <text:line-break/><text:line-break/>這與中國人民息息相關！與美國人民息息相關！與世界上很多人們息息相關！與世界上很多可愛的孩子們也會息息相關！作為一名外國人，我非常羡慕今天中國的安全和幸福！非常羡慕未來中國和平崛起的幸福！ <text:line-break/><text:line-break/>不過，我還是要強調，中國要清醒，認清西方的真實意圖，精心應對，不能犯錯。中國的快速發展讓西方感受到了巨大的壓力，成功的社會主義國家是西方最難以接受的。西方一直將中國視為嚴重的威脅，一直不遺餘力地插手中國內政，資助和訓練中國的“反對派”，通過詆毀性的宣傳，破壞中國的社會主義道路。 <text:line-break/><text:line-break/>這正暴露出了西方熱衷抹黑中國的動機，試圖造成中國崩潰，從而顛覆洗劫中國；其甚至可能發動各種戰爭，把最有可能挑戰其霸權的中國給滅亡，維護其世界霸權地位。所以，中國別無選擇，只有認清西方，自強不息，鬥爭到底。 <text:line-break/><text:line-break/>中國人是最愛好和平的民族！但中國是世界大國，還要有主導世界的大國精神！中國聲音應當更加堅定，中國力量的展示和運用要更加頻繁，敢於使用強大的武力，才能讓西方退卻和尊重中國，才可能真正避免陷入 “修昔底德陷阱” 式的中美大戰。 <text:line-break/><text:line-break/>作者：說到未來，中國還提出另一個涉及到全人類的政治理念，就是建立 “人類命運共同體”。您覺得這將對世界大國博弈有何影響？ <text:line-break/><text:line-break/>弗爾切克先生：無與倫比！這是中國面向未來，向全世界回答了 “中國的立場和目標是什麼”這一首要問題。很好地解答了世界對中國未來道路的疑問，讓世界明白了未來中國的立場和目標，展示了中國的偉大主張。這很好，無與倫比！ <text:line-break/><text:line-break/>目前階段，由於霸權美國只想顛覆中國，奴役世界，因此，“人類命運共同體” 首先應該是一個反對霸權、各國各族人民相互尊重，友好相處的 ，“命運共同體”。當前中國可以先建立 “中俄命運共同體”、“中非命運共同體”、“亞洲命運共同體” 等。 <text:line-break/><text:line-break/>不過，任何偉大理念的提出只是第一步，還要中國和世界各族人民的共同努力，還要有中國等國家強大的軍事、經濟實力和智慧，以及始終如一的堅定態度來保證，才有可能一步一步實現 (人類命運共同體)；要始終有決心、有能力地堅定維護中國人民、世界各族人民的利益，才能贏得世界各族人民心靈上的共鳴與熱愛。 <text:line-break/><text:line-break/>“人類命運共同體” 偉大理念的提出，集中展現了中國是一個如此偉大的國家，中國在國際上所做的一切，除了給中國在世界上爭取一個更好的地位之外，還是為了讓全人類能更好地工作和生活，不僅包括中國人民，而且還包括關心世界各族人民的疾苦，友愛世界各族人民，和平共處，共同發展，共同繁榮。這迥異於美國霸權的弱肉強食，讓世界各族人民能更清楚地看清中美之間的差別。 <text:line-break/><text:line-break/>作者：理念還需要宣傳，媒體宣傳是您的專長，世界話語權也是美國霸權的重要部分。請您說說您對中國的建議吧？ <text:line-break/><text:line-break/>弗爾切克先生：單就這方面來說，我建議： <text:line-break/><text:line-break/>第一，中國需要轉變過於親西方的觀念，不能失去自我，避免被顏色顛覆。國無精神不立，要樹立起以我為主，主導世界的大國思維，發揚中國的大國精神。否則，就只會跟著西方媒體舞文弄墨，甚至不幸被顛覆，那樣中國就會被肢解滅亡。 <text:line-break/><text:line-break/>第二，中國轉變過於親西方的觀念後，還要有迅速有力的實際行動和巨額投入來保障。建議可以研究西方尤其美國，研究美國是如何精心設計，投入巨大資源，建立起美國世界級的媒體宣傳集團體系；研究這一體系是如何宣傳其意識精神，如何為其控制世界來服務。做好對美國體系和歷史的研究，有助於中國有選擇的學習西方媒體體系，控制媒體資訊，控制世界話語權的理念和技術精華，從而植入中國的宣傳資訊，為中國所用，為實現偉大的 “人類命運共同體” 的理念所用。 <text:line-break/><text:line-break/>第三，中國應面向世界，加強多語種的系統宣傳。通過電影、電視、出版物、互聯網以及各種國際文化交流，讓世界各族人民瞭解中國，信任中國的媒體。讓全世界的孩子們為中國的神話而著迷，為中國悠久輝煌的文明歷史、故事、作品而著迷。以世界各族人民喜聞樂見易接受的宣傳形式，讓大家熟悉中國的思想、文化、計畫以及夢想，並且要持續不斷地、創造性地、系統性地大力宣傳。隨著中國的真正崛起，我相信，在幾年或十幾年的潛移默化後，肯定會有巨大的效果的。 <text:line-break/><text:line-break/>作者：您說到轉變太親西方的觀念，防止被顛覆，那麼您認為具體應該做什麼？ <text:line-break/><text:line-break/>弗爾切克先生：我覺得，中國一定要自信自強，認清自身和世界，對西方陰謀瞭若指掌，振奮中國的大國精神，使中國實力全面超越西方，太親西方的觀念自然就會減弱直至消失。 <text:line-break/><text:line-break/>反過來說可能更容易理解些。中國太親西方而失去自我，就不會做些什麼呢？我想列舉幾條，一是不會大力整頓各種不良媒體，任由它們興風作浪破壞中國社會團結的根基；二是極可能逐漸失去自己原有的國家媒體陣地，若不警醒，將會像前蘇聯一樣崩潰；三是讓很多中國人民被西方洗腦和蠱惑，達到一定程度後，中國就有被顛覆的危險；四是會讓國際或國內敢於抗衡西方的一部分正直的力量處於艱難困苦的境地。而事實上，不幸的是，中國和世界正處在這樣一種境地。所以，上面這些都是應該具體去做的，當然肯定不止這些了。 <text:line-break/><text:line-break/>更坦白講，中國不應再允許那些連做夢都想顛覆中國的西方所扶植的親西方個人和媒體，不應該讓他們在中國國內肆意詆毀中國，詆毀中國的制度、歷史和英雄，妖言惑眾。這對中國的自身安全非常危險。其中，尤其要監控乃至驅逐打著光明正大的幌子，形形色色，居心不良的 NGO 們。這方面，可以研究和採用俄羅斯的經驗。 <text:line-break/><text:line-break/>最後，應創建和鼓勵不親西方的自主媒體發展壯大，走向世界；投入鉅資，持續扶植和指導中國國內不親西方的、正直的個人和媒體，以及國際上親中國的、正直的外國個人和媒體發展壯大，以制衡美國媒體的妖言破壞。 <text:line-break/><text:line-break/>作者：講了中國，您能否再講講世界話語權方面，中國應該如何做？ <text:line-break/><text:line-break/>弗爾切克先生：可以看看美國媒體宣傳體系。機構方面，包括了美國政府、媒體集團、壟斷資本大鱷、居心不良的 NGO、大學、智庫等各種角色；內容方面，新聞報導、娛樂影視、乃至人文社會科學研究等各個方面；在投入運作方面，從資金、思想理念、資訊監控收集、處理、宣傳等全過程體系管道建設和控制等，全方位系統性地建立了嚴密覆蓋全球、深入控制全球的龐大媒體資訊帝國，掌握了世界話語權，為美國的世界霸權服務。 <text:line-break/><text:line-break/>可以選擇西方的媒體巨頭，如美國的《華盛頓郵報》、華爾街日報、CNN、美聯社(AP)、《時代週刊》、《外交》雜誌以及大學、NGO、智庫等等，將其作為標竿瞄準。中國應該重視、指導和鼓勵不親西方有著民族自豪感的中國人、親中國的外國人、政府和民間媒體及智庫，瞄準他們展開宣傳競爭，通過學習和追趕，用西方的方式、方法，投入資金，採取有效的競爭機制，系統全面地建立起秉持中國精神的強大媒體集團，以及覆蓋全世界的媒體資訊宣傳管道來宣傳中國，一定能夠逐漸掌握相當的世界話語權。 <text:line-break/><text:line-break/>最後，中國一定要防範西方洗腦。美國一直對國內以及全世界的人們洗腦 (brainwash)，植入西方的思想意識。西方普通民眾受到的影響是中國人所無法想像的，世界其它國家的普通民眾受到的洗腦，甚至更加嚴重。所以，中國在世界各地要逐漸加強對西方媒體洗腦的防範，並佔領世界話語權的道德和實力制高點，制衡西方媒體的顛倒是非。 <text:line-break/><text:line-break/>作者：您能說點細節或者例子嗎？ <text:line-break/><text:line-break/>弗爾切克先生：我瞭解西方，走過世界很多地方。西方的政治、軍事等，乃至媒體甚至學術界，都不是像很多發展中國家人們所想像的那樣獨立與客觀。 <text:line-break/><text:line-break/>西方媒體一般都受過各種 “專業訓練”。美國和英國的媒體等機構還會定期給其它地區的某些記者進行免費 “培訓” 和旅行，提供大筆津貼及各種贊助。對東南亞國家，也有類似且更隱蔽的培訓和資助，使某些記者知道哪些該寫，哪些不該寫，哪些是西方喜歡可以在西方獲獎的，哪些是西方不喜歡而不能碰的，否則就會被西方給邊緣化。而且，這也同樣實行於學術界。 <text:line-break/><text:line-break/>西方對烏克蘭洗腦，顏色 (革命) 顛覆了烏克蘭政府，製造了烏克蘭政變，扶植了聽命於美國的政府，已經將烏克蘭推入深淵不能自拔。這種殘酷，讓正直有見識的人們非常難以接受。 <text:line-break/><text:line-break/>還有，來過中國的外國人，包括那些西方的民眾，常常會驚訝地發現，中國的現狀與西方媒體的宣傳實在是大不相同。我有機會看到了中國在亞洲、大洋洲、非洲、南美洲等地區的活動，我總是被感動。中國和中國人簡單友好，善良沒有戒心，認為只要做了好事，修建了學校和醫院等，改善了基礎設施，就算遠隔重洋也會贏得相應的熱愛。 <text:line-break/><text:line-break/>可是，西方媒體反而對中國進行系統性的攻擊，顛倒是非，用西方的宣傳策略，天天極力抹黑中國做的一切好事。在國際上，西方媒體掌握話語權，西方的抹黑很有效果。 <text:line-break/><text:line-break/>因此，中國不能僅僅簡單友好、沒有戒心地做好事。如剛才的幾點建議，中國在媒體宣傳方面有許多需要改進的，中國應通過瞭解和學習西方，來學會制約和抗衡西方。 <text:line-break/><text:line-break/>在媒體和學術領域，中國應細緻入微地將話語權延伸到世界各個地方。另外，還可以參考 “今日俄羅斯” 的做法，現在越來越多的人從英國 BBC 轉向“今日俄羅斯 (Russia Today，縮寫為 RT)”，甚至在網上觀看 “今日俄羅斯” 電視臺，讓一部分能夠獨立思考的正直的人們，對西方媒體的洗腦，已經逐漸開始產生了免疫力。 <text:line-break/><text:line-break/>作者：您提到，西方還經常在世界各地譬如非洲當地顛倒是非、混淆黑白，極力抹黑中國，讓中國在當地的巨大努力，常常付諸東流，您認為中國如何應對這樣不利的情況？ <text:line-break/><text:line-break/>弗爾切克先生：到目前為止，中國並沒能很好地宣傳展示自己，尤其在世界各地所做的更少。這樣的話，不僅僅非洲等世界各地民眾及西方民眾，甚至許多正直的西方知識份子也接受了西方媒體的強制灌輸，認為中國只看到和追求商業利益，只讓一部分人富了起來。 <text:line-break/><text:line-break/>中國應當在世界各地展示中國社會主義各方面的建設成就，宣傳中國共同富裕、消滅貧困的具體計畫和成就，多種形式，多種管道，重複傳播，讓世界其它國家的人民產生共鳴。 <text:line-break/><text:line-break/>我認為，中國在不斷努力，在為中國人民的福祉奮鬥，為世界被壓迫的人民的利益奮鬥。但我不得不承認，由於西方媒體對世界話語權的壟斷和對西方人民的不斷洗腦，和我一樣清醒、持有同樣客觀觀點的人在西方只是少數，在非洲等其它地方也不多。因此，中國的媒體負有不可推卸的重大責任，應該盡力去擴大中國在世界各個地方上的話語權，乃至獲得和西方平等的話語權！ <text:line-break/><text:line-break/>只有中國和中國的媒體變得強大，才有可能獲得和西方平等的話語權，抗衡西方，向世界展示真實的中國，並告訴世界中國的變化，告訴世界 “人類命運共同體” 這樣偉大的理念和願景，讓更多正直的人們和我一樣為中國歡呼，對中國產生心靈的共鳴，這樣才不會讓中國在世界各地的巨大努力，付諸東流。 <text:line-break/><text:line-break/>作者：在面對西方的攻擊和指責時，中國一般都是通過政府發言人發言等方式，進行有理有據的回應，您覺得這樣的回應如何？ <text:line-break/><text:line-break/>弗爾切克先生：僅僅 “有理有據” 的回應，現在看來是遠遠不夠的。我認為，只有雙方都抱有良好的心願，“有理有據” 的回應才能得到尊重。然而，西方在內心深處並沒有想跟你講理，“謊言重複千遍就是真理”，“真理只在大炮的射程之內”，面對這樣的邏輯，“有理有據” 從來都是不適用的。 <text:line-break/><text:line-break/>作為曾經被西方侵略過的受害者、今天已經強大了的中國，仍然總是強調 “有理有據” 而不是 “弱肉強食” 的叢林法則，這顯示了中國的文明是內外一致的真文明，不是西方偽裝出來的假文明。 <text:line-break/><text:line-break/>作者：您走了很多地方，在世界各地調查、思考和寫作，也很關心中國的命運，也非常希望中國真正崛起，在當今的國際政治結構下，您有什麼建議對中國朋友們說？在政治、經濟生活以及對外關係上？或者，說說您其他方面想表達的？ <text:line-break/><text:line-break/>弗爾切克先生：中國是一個負責任的大國。在中國國內建立一個安全穩定的社會秩序和社會環境，讓人民過上良好的生活，這是首要責任，這方面中國做得很好。 <text:line-break/><text:line-break/>在國際問題上，中國不可目光短淺而放棄原則，否則會導致戰爭；目光長遠且堅持原則，才能避免戰爭。 <text:line-break/><text:line-break/>我覺得中國外交上，除了和平共處，中國作為第三世界發展中國家的代表，應該反對西方的殖民主義、帝國主義。應該密切與俄羅斯、亞洲其它國家、拉丁美洲、非洲、大洋洲的關係，建立起深刻廣泛、基礎性的外交關係，乃至建立中俄、中非、亞洲等 “人類命運共同體”；必須警惕和防範西方，尤其美國，雖然現在美國沒有侵略中國和俄羅斯，但是美國侵略了很多的國家和地區，如果一旦有機會，美國也會侵略中國和俄羅斯。借此機會，也推薦一下我的新書《揭露帝國的謊言》，這是我最喜歡的新作，書中有更詳細的解讀，希望今後可以譯成中文。 <text:line-break/><text:line-break/>我希望中國永遠是我現在心目中的中國，促進整個世界進步，讓整個世界受益。中國是個很負責任，而且非常有智慧的國家。 <text:line-break/><text:line-break/>最後，我還很想和中國的老百姓說幾句心裡話。從我生活工作過或者調查過的北美、拉丁美洲、歐洲、亞洲、非洲、大洋洲來看，雖然各國各有自己的優缺點，但綜合來看，中國老百姓是世界老百姓中比較幸福的，甚至可以說是最幸福的！ <text:line-break/><text:line-break/>不過，這需要中國老百姓親自走出國門，走遍世界，在國外真正過一段較長的生活或工作，通過自己親身經歷，感性和理性的比較，才能更深刻地體會到中國老百姓的幸福所在。中國老百姓生活各個方面中，很多習以為常的，甚至被抱怨的中國的很多制度，事實上卻是很多國家老百姓所夢寐以求的。我真心希望全世界的老百姓都能過上中國老百姓一樣的幸福生活！ <text:line-break/><text:line-break/>作者：謝謝弗爾切克先生以直率的語言和我們分享了您在西方的生活工作感悟，感謝您精彩的觀點。 <text:line-break/><text:line-break/>編後語： <text:line-break/><text:line-break/>當今國際政治結構下，世界大國博弈漸趨激烈，日新月異。在實現中華民族偉大復興的過程中，細心、全面地傾聽世界各個方面的聲音，對於我們策略的優化和抉擇，都是很好的鏡鑒。因此，對美國有深入客觀研究，並且足跡遍及世界的美國作家、國際社會活動家弗爾切克先生，來京報告和對話，分享他的觀點，正是這方面的體現。 <text:line-break/><text:line-break/>弗爾切克先生或許比我們很多國人還支持和看好中國，還更加警惕和防範美國霸權。他的很多觀點和建議，也會啟發我們更多的思考。弗爾切克先生身處廬山之外的觀感，對身處廬山中的我們，也許會很有啟迪。 <text:line-break/><text:line-break/>《舊唐書》中記載，唐太宗李世民流淚歎曰：“夫，以銅為鏡，可以正衣冠；以史為鏡，可以知興替；以人為鏡，可以知得失。魏徵沒，朕亡一鏡矣！”。唐太宗深諳 “兼聽則明，偏聽則暗” 之妙，我們要實現中華民族的偉大復興，和諧世界各族人民，重現漢唐盛世，察納雅言，當有超越古人的胸懷和智慧。</text:p>
      <text:p text:style-name="P2">蔡亦鸣   |  2020.05.08 00:00   |   <text:a xlink:type="simple" xlink:href="http://palinfo.habago.org/Entry?Command=Information_PrintForum#FORUM39163"><text:span text:style-name="T1">#</text:span></text:a></text:p>
      <text:p text:style-name="P3">在来到巴勒网前，我对台湾其实有一种想法，这想法很邪门，即便产生病识感前，我都能知晓那想法邪门，没怎么跟人说起过，又因为两岸统一在大陆是政治正确。我也没怎么见人提过。反倒是连胜文16年时提起过，不同的是连胜文认为台湾正在被蔡英文变成‘古巴’。 <text:line-break/><text:line-break/>我当时的想的是，随着台湾在经济上越来越不重要，大陆主动把台湾变古巴。取台湾的一座港口城市作为军事基地，然后封锁台湾，这想法非常的美国，驱动出这想法靠的仇恨，远在温家宝时期我就已经相当仇视台湾网友了，因为早年间翻墙是一件挺麻烦的事，做这种麻烦事的驱动力主要是好奇，打个比方就是我对隔壁分开的亲戚，很好奇，然后某一天我偷偷去了亲戚家院子里瞄了一眼，被发现后立刻被泼了一身屎，这比方很低俗，但我的确就是这种感受。 <text:line-break/><text:line-break/>然后就像巴勒网一直说的一样，仇中换来的只会是同样强度的仇台，支那贱畜还有426以及完全无法就事论事的言论简单有效迅速的把共产党的‘洗脑’（台湾人是同胞，两岸一家亲，台独只是台湾岛上一小撮）给粉碎了，顺带着连民主自由的神圣光环也直接消失（就像王孟源所说的台湾是民主之耻一样，我的第一反应就是民主自由就养出了这种玩意？），所以邪门的想法很快就出现在了脑中，我想我是这样，那么绝大部分大陆人也可能转变成这样。我不是膨胀到自认为能代表中国人的意思，而是说作为一个普通的大众，其实也就是陈真口中的脑残，我应该是属于多数的。 <text:line-break/><text:line-break/>大陆这些年已经不怎么屏蔽台湾的声音了。一但统一的神主牌被抛弃，共产党也是能发动大电视改变民意的。大陆现在武统之外的另一种声音也很大，也就是所谓困台穷台，我的台湾=古巴的想法和困台穷台在思路上是一致的，与‘留岛不留人’相比，我当时的恶意更盛，因为恨人所以连岛也不想要了，心中也对神主牌很不敬（当然对我而言这种不敬是从智人非洲起源论而来，先祖居住的土地如果如此神圣，不可分割，不可改变，那么我们今天应该全住在非洲）。 <text:line-break/><text:line-break/>来到巴勒网之后我不这么想了，恶意被陈真的文字一点一点磨灭了，人有了一点病识感后，反到痛苦许多，心中的怒火不在沸腾，越来越下沉，埋进了心底。 <text:line-break/><text:line-break/>台湾今年疫情的种种操作都在逼着大陆民间恶意更盛。唉</text:p>
      <text:p text:style-name="P2">陳真   |  2020.05.07 17:35   |   <text:a xlink:type="simple" xlink:href="http://palinfo.habago.org/Entry?Command=Information_PrintForum#FORUM39162"><text:span text:style-name="T1">#</text:span></text:a></text:p>
      <text:p text:style-name="P4">(再續) <text:line-break/><text:line-break/>底下是喬良訪談後寫的文章，給原先的訪談內容進一步定了調。 <text:line-break/><text:line-break/>但這調子事實上很曖昧，比方說他一再強調「臺灣問題並非陸台兩家的內部事務」 ，「不管我們怎麽強調它屬於中國內政，但本質上仍是中美問題」。他還進一步否決統一問題的根本重要性。他說：「臺灣問題並非我復興大業的全部內容，甚至連主要內容都談不上」。 <text:line-break/><text:line-break/>這些話相當不可思議，與中共過往說法截然不同。過去的單一句型是「台灣問題是我中國的內政問題，不容他人說三道四」。所謂內政就是「我家的事」，不是一種需要與外人討論協商的事，就如同家中兒女嫁娶不需要找隔壁的黑道大哥討論一樣，它是一種「不須談、不應談、不可談」的家務事。 <text:line-break/><text:line-break/>重點是：現在說法改變了，變成「並非陸台兩家的內部事務」，變成復興大業的次要問題，那是不是意味著這不再是一種無可談論、必須堅持到底的民族大義、神聖使命與家務事，而是一種可議論協商、非使命性質的國際事務？ <text:line-break/><text:line-break/>我不知道人們會怎麼解讀，但是聽起來就是一種重大調整。當然，喬良雖有一點官方色彩，但終究是個人言論。從其言論約略也能進一步看清中美鬥爭這盤棋雙方的盤算，一個攻，一個守，守到不行，守到無路可退，就棄車保帥，有那樣一種味道。 <text:line-break/><text:line-break/>喬良的想法也差不多就是我的想法。下棋是要贏整盤棋，而非只是要吃掉對方的某個棋子，因此，所謂統獨，始終就不是一個獨立性的目標，而是從屬於更大的目標。美國的目標是打垮中國，而非僅僅阻礙兩岸統一。中國所要追求的則是民族復興，不再仰人鼻息，不再任人宰割，而非僅僅兩岸統一。當你這個卑微願望，面臨現實中有個長年以暴力掌控一切的黑幫老大時，它就不再卑微，而是個艱難使命了，因為這意味著你必須打倒黑幫老大，才有可能不再任人宰割。 <text:line-break/><text:line-break/>在這個博弈的過程中，究竟美國打算如何運用台灣這顆卒子、這個人肉炸彈？也許是迫在眉睫必須弄清楚的一個問題。我的看法一直是：美國會把台灣這顆棋子對於大陸的殺傷力發揮到極致，不會絲毫留情的。所謂極致當然就是讓兩岸之間發生長年內戰或動亂，一如美國在世界各地所做的，促使敵國內部血腥相殘，進而坐收漁利或侵略佔領之。 <text:line-break/><text:line-break/>喬良發出警告說，切切不可隨之起舞。問題是，當美國的陽謀如此明顯時，你只有兩條路可走，一是打仗，一是政治協商，把放棄統一列為選項 (至少在目前放棄統一)。我看不出喬良所指的第三條路。喬良說，這條既戰非戰的路不能明說，好讓美國去猜。但我認為根本沒有這條路的存在，因為不管哪一條路，最終都得翻牌，而翻牌就僅僅是上述選項二選一。大陸其實絕對不可能選第二條路，所以結論就是戰爭。 <text:line-break/><text:line-break/>我不知道我的判斷對不對，但我畢竟不是空口白話，而是長年觀察與思索所得，僅供參考。 <text:line-break/><text:line-break/>台灣人為虎作倀，選擇邪惡的一方，甘為惡魔走狗，自然就會發展出這樣一種局面。今天，如果美國是一個良善的國家，你給他當狗、當炸彈，以追求一個更大的良善目標，那也許還說得通。但事實上，台灣人卻是在給人類歷史上最為殘暴血腥、千百倍於納粹的一個與惡魔無異的國家恐怖主義集團充當武器，傷害自己的善良同胞，傷害一個歷史上對於人類整體和平與發展做出最大貢獻的偉大國度。 <text:line-break/><text:line-break/>陳真 <text:line-break/>2020. 05. 07. <text:line-break/><text:line-break/>============== <text:line-break/>臺灣問題攸關國運不可輕率急進 <text:line-break/><text:line-break/>作者：喬良   <text:line-break/><text:line-break/>來源：中美印象 <text:line-break/><text:line-break/>2020年05月04日 <text:line-break/><text:line-break/>中國的復興雖未必會被此一戰打斷，但肯定會讓我們接下去的路步履維艱。這可不是說一句“大不了現代化晚實現幾年”那麽簡單。臺灣問題並非我復興大業的全部內容，甚至連主要內容都談不上。因為復興大業的主要內涵是十四億人的幸福生活，收回臺灣就可以滿足這一大目標？因此，對中國人來說，沒有比實現民族復興更大的事業！一切都必須給這一大業讓路，包括臺灣問題的解決。 <text:line-break/><text:line-break/>【編者按：昨天，《中美印象》轉發了喬良將軍發表在《紫荊》2020年第5期的訪談《我們不應該跟著美國的節奏跳舞》。之後，有一位讀者提出商榷（附在喬良將軍訪談之後）。今天喬良將軍對這一商榷做了回覆。喬良將軍對如何、怎樣與何時解決台海問題的論述可能是最近一段時間以來我們所看到的對這一重大問題最為精彩和精闢的分析與解讀。我們歡迎讀者繼續參與對這一重大命題的討論。來稿請寄<text:a xlink:type="simple" xlink:href="http://uscnpm2019@gmail.com"><text:span text:style-name="T2">uscnpm2019@gmail.com</text:span></text:a>。】 <text:line-break/><text:line-break/>隨著特朗普批准《臺北法案》，美國政府在臺灣問題上，又給中國擰緊了一道鏍扣，使臺灣下一步的走向，再次成了國人熱議的話題，這種熱議做為民意，不可能不影響到決策。但任何一項決策，都不是只根據輿情做出的，而是必須先考慮約束條件。決策者的決心或信心，取決於對如何打破約束條件的考慮，而不僅僅是迎合民意。 <text:line-break/><text:line-break/>從網路輿論看，不少國人的思維方式，還是習慣或喜歡籠而統之甚至大而華之看問題、談問題。如對美與中國開打貿易戰，一些人上來就是“打的一拳開，擋的百拳來"，"不打則已，打就打疼"。但怎麽打，用什麽打，打的結果是什麽？卻很少有人觸及。對臺灣問題也如是，張口就是“不入虎穴，焉得虎子"？"眼下不統，更待何時"？但你問他今夕何夕？如何深入虎穴得虎子？就語焉不詳了。這種不考慮自身或外部約束條件，只憑決心或信心（更多的是頭腦發熱）就拍腦袋做決策的主張，名曰愛國，實為害國。 <text:line-break/><text:line-break/>什麽是對決策的約束條件？讓我們以臺灣問題為例來探討一下： <text:line-break/><text:line-break/>其一，做為中國軍人，我想讓世界知道，經過20多年厲兵秣馬，我們已做好了隨時武力解決臺灣問題的準備，這一點，請世界包括美國不必懷疑。但為什麽還不動手？因為要計算成本和收益，所以要選擇時機。 <text:line-break/><text:line-break/>不可否認，大疫之下，美國手忙腳亂，軍力收縮，的確貌似出現了我武力解決臺灣問題的短暫窗口期，但除非此後的疫情發展使美國就此倒地不起，否則，僅僅抓住一個戰術窗口，還不足以解決我們日後將面臨的戰略困境。所以，如何判斷時機，選擇時機，就必須通觀全局。 <text:line-break/><text:line-break/>首先是要弄清楚，中國當下處於什麽時刻，什麽階段？一句話：千年復興，機遇難得，將強未強，將成未成之際。雖已是全球製造業第一大國，且是唯一全要素生產國，但同時又是自身資源不足以支撐製造業需求，自身市場亦不能完全消化製造業産品的國家。這時，外部的約束條件，將在很大程度上制約中國的興起。 <text:line-break/><text:line-break/>何況全球經濟包括中國經濟，都還處在美元體系之下，雖然中國是全球外匯儲備第一，高達三萬多億外儲，但如果你注意到了今年大疫爆發，美國為擺脫困境，一次就超發美元6萬億，就不難明白，我們與美國的不同，表現在什麽地方。 <text:line-break/><text:line-break/>當中國經濟和人民幣還未擺脫美元約束的情況下，或全球經濟與金融還處在美元體系中時，中國的任何決策（無論是政治的，經濟的還是軍事的），都不能不考慮這一首要外部約束。這並非怕不怕美國的問題，而是要考慮它對我的每一決策的傷害方式和傷害程度的問題，只有掂量清楚這兩點，才會懂得如何趨利避害，或如何兩害相權取其輕，確保中國自身利益最大化。 <text:line-break/><text:line-break/>其次，既然眼下是中國千年復興，將成未成之際，收復臺灣，是否是當務之急？如眼下不收臺灣，中國復興就無法繼續，甚至前功盡棄，那當然就只能果斷出手，畢全功於一役，志在必得。但如眼下收台，可能欲速不達，反被其累呢？是否還要橫下心來，不計得失，非收不可？ <text:line-break/><text:line-break/>因為從島內情勢看，文統無望，只能武統，但臺灣問題並非陸台兩家的內部事務，美國明擺著要插手其間且也有此實力。雖然我們判斷美基本不會直接武力干預我攻台，但間接干預呢，不是有可能，也不是很大可能，而是肯定會。 <text:line-break/><text:line-break/>按美軍設想，一旦發生台海之戰，美軍應不是直接對華開戰，而是聯合西方國家封鎖制裁中國，特別是用其海空優勢，掐斷中國海上生命線，使中國製造業所需資源無法輸入，所產商品無法輸出，同時通過紐約倫敦兩大金融中心，掐斷中國的資本鏈，必須看到，眼下雖遭大疫，加上金融危機在即，美國實力大減，但傾其全力走出上述步驟，還是做得到的。 <text:line-break/><text:line-break/>邏輯推演到這一步，收台與復興的輕與重，就不難掂量出來了。中國的復興雖未必會被此一戰打斷，但肯定會讓我們接下去的路步履維艱。這可不是說一句“大不了現代化晚實現幾年”那麽簡單。臺灣問題並非我復興大業的全部內容，甚至連主要內容都談不上。因為復興大業的主要內涵是十四億人的幸福生活，收回臺灣就可以滿足這一大目標？因此，對中國人來說，沒有比實現民族復興更大的事業！一切都必須給這一大業讓路，包括臺灣問題的解決。 <text:line-break/><text:line-break/>我不止一次說過，臺灣問題，不管我們怎麽強調它屬於中國內政，但本質上仍是中美問題。如果沒有美國的深度介入，“台獨”就是個偽命題。但有了美國的背後撐腰，"台獨"就成了威脅中國主權完整的真問題。 <text:line-break/><text:line-break/>因此，解決臺灣問題的關鍵不在於如何解決台獨勢力，而在於要先解決中美實力對比。也就是說，在中美掰手腕未分勝負之前，臺灣問題不可能徹底解決。硬著頭皮解決，也只能做成一鍋夾生飯，讓臺灣成為我們背上的沈重包袱。因為台海一旦開戰，資金全部撤空，企業全都關門，人員全都失業的孤島，將讓我們注多少資金去重振其經濟，投多少人力去管理其社會？二千多萬不認同甚至敵視你的人口，用什麽方式管？難道一直軍管下去不成？這是多大的代價，多高的成本？這代價和成本難道不拖累甚至不拖垮復興大業？ <text:line-break/><text:line-break/>在復興之路上，中國是儘量輕裝前進好，還是在外有美西壓力，內有臺灣重負下前進好？而一旦完成復興大業，回頭解決臺灣問題不是更易如反掌麽？那些一味主張現在就動手的人，真的連這筆賬也算不過來？ <text:line-break/><text:line-break/>其三，有人會問，你說機會不對，在不正確的時間做正確的事也是錯誤的，那麽，什麽時間做這件事才是正確的？我前面說了：在中美角力分出高下之時。有人等不及，說那得等到猴年馬月？我說，等到猴年馬月也得等，但決不是乾等，乾等永遠等不來這一天。 <text:line-break/><text:line-break/>那麽，要怎麽等？要用美國擔心什麽你就幹什麽的方式等，如：要毫不猶豫地繼續擴大中國的全要素製造業優勢；要堅定推進人民幣國際化以抵銷美元大量注水對中國財富的稀釋和洗劫；要以支援華為為代表的中國新興產業為抓手，把中國優先打造成數位化社會；要通過軍工産業的長尾鏈效應，既拉動中國經濟，又加快軍力提升；要找到最捷徑最有效的境外資源獲取方式，最大限度地降低中國的資源瓶頸一一還有很多，不一一窮舉，一言蔽之，就是要不斷提高和增強中國掰手腕的力度，也最大程度上壓縮外部約束中國崛起的因素，讓見高下的那一天提早到來，那時，沒有了（或大大降低）美國因素，收復臺灣，如探囊取物，遇佛殺佛，見僧殺僧，試看誰敢做絆腳石！？ <text:line-break/><text:line-break/>以上問題，都不是僅僅靠做好單一軍事鬥爭準備就可以迎刃而解的，需要起碼做好政治的經濟的鬥爭準備，才可高懸戰旗。對此，顯然美國的決策者們一直看得很清楚，而我們中有些人則未必清楚。每逢台海風吹草動，必義憤群起，與論洶洶，造成決策壓力，完全不知這正中美國人下懷。因為這正是美國人想要的效果，也是美國人想讓臺灣問題成為問題的原因。有了這個抓手，美國政府就可以一次次設計各種涉台話題，給我們挖坑，而我們也不假思索，一次次往裏跳。這結果對誰有利，還用說嗎？ <text:line-break/><text:line-break/>那我們怎麽辦？繼續讓美國挖坑我們來跳？不，現在是結束這種遊戲的時候了。中國只需要用一次實際行動（什麽行動，可以讓美國及臺灣當局去猜），向臺灣民眾也向世界做一次鄭重宣示：臺灣在中國的"大炮"射程之內，這就是最後的真理，台獨之心必須死掉。這就夠了，其他廢話少說。剩下要解決的，就是中國與美國的問題了。我們必須學會把美國給我們製造的臺灣話題，用同樣製造話題的方式懟回去，而不再隨美國人給定的節奏起舞（怎麽做到，還是留給美國去猜想）。這樣，我們才能從美國人強加給中國的解決臺灣問題的約束條件下擺脫出來。 <text:line-break/><text:line-break/>本來，單單解決臺灣問題並不難，難的就是如何解決那些約束條件。如果我們的思路，能從這些"約束條件“的約束下跳出來，即使這些約束條件還在，但我們卻不再被其約束，形勢就會發生有利於我方的轉變，主動權就會王車易位，逐漸轉向中國一邊。這種思路，才應是我們決策的依據和出發點。 <text:line-break/><text:line-break/>在這一攸關國運的嚴肅課題面前，一切只憑熱情或熱血就下斷言的說辭，都是輕率甚至輕浮的。中國的答卷上，只能有冷峻的，清醒的，不容置疑的實力，沒有其他。</text:p>
      <text:p text:style-name="P2">老羊   |  2020.05.07 11:56   |   <text:a xlink:type="simple" xlink:href="http://palinfo.habago.org/Entry?Command=Information_PrintForum&amp;#FORUM39161"><text:span text:style-name="T1">#</text:span></text:a></text:p>
      <text:p text:style-name="P3">喬良論述主權「多樣性」的那一段需要搭配著接下來的那一段，也就是「利用戰與和之間的巨大灰色地帶」，「採取非戰爭軍事行動」。他在接下來的那一段解釋了動武與開戰的區別。這三段連在一起看就很明顯大陸並不是真的認為領土主權不是核心利益，而是要顧及其他的核心利益，畢竟當利益變成損害的時候就不再是利益了。 <text:line-break/><text:line-break/>但是我同意像這樣的論述在過去是絕無可能見到的；這反應出現在的主政者思考的彈性與全面。 <text:line-break/><text:line-break/>關於翟東升，我不是很確定他算不算鷹派，不過他確實不是親美派。他和美國的學政界有長期的往來，可能因此更清楚很多我們不知道的「貓膩」，也能看出持有海量的美元美債的風險。對於中美脫鉤，他也同時強調時間進程，不是一刀兩斷的切，也不是立即的切；而且即便在美國那邊也同樣有學界與政界人士主張脫鉤，因此更不能完全被動。</text:p>
      <text:p text:style-name="P2">陳真   |  2020.05.07 10:55   |   <text:a xlink:type="simple" xlink:href="http://palinfo.habago.org/Entry?Command=Information_PrintForum&amp;#FORUM39160"><text:span text:style-name="T1">#</text:span></text:a></text:p>
      <text:p text:style-name="P4">(續前) <text:line-break/><text:line-break/>喬良這文章在表面語意上有一些明顯矛盾之處，或許那是因為他是寫給罹患「武統熱」、腦子發高燒的人看的，帶有一定的說帖性質，主觀勸說大於客觀議論。因此，你得猜猜他真正的意思究竟是什麼。 <text:line-break/><text:line-break/>比方說，他一方面說美國並無意要逼中國往武統的死角走，但卻又一方面說，美國「一個接一個給我們挖坑」，逼我們往裏跳。我們若「一直隨著它的指揮棒旋轉，就正中了它的圈套」。 他說，「在這當下，如果我們以為這是收復台灣最好的機會的話」， 「就正中了美國以及一些不懷好意的國家的下懷 」。一旦被逼得武統，正好「給美國聯合西方世界封鎖制裁中國以絕好藉口，同時使其藉機獲得擺脫自身困境的機會 」。 <text:line-break/><text:line-break/>這意思其實很清楚，美國是希望逼大陸動手的，因此喬良呼籲武統熱人士腦子要降溫，不要傻傻地跳美國所挖的一個又一個坑，不要「隨之起舞」，否則就上了美國人的當。 <text:line-break/><text:line-break/>這也許也說明了在美國一連串的惡意抹黑與攻擊中，大陸方面卻反而拼命遞上熱臉，三天兩頭就陪笑臉說中國對疫情之苦感同身受，很樂意盡力幫助美國人防疫云云，並且身體力行，送出數十億口罩及各種醫療物資，同時也一再降溫國內各方對於美國關於疫情的合理指控與懷疑。 <text:line-break/><text:line-break/>許多時候，我看了真是心裏很難過。國家實力不如人，就只好挨人隨意打。不但被人照三餐打，打得無法無天，而且被打之後還得陪笑臉說手酸不酸、累不累，我來幫您搥搥背。 <text:line-break/><text:line-break/>喬良具有某種指標性，而且這文章是經過官方管道批准上市的。它傳達了幾點訊息： <text:line-break/><text:line-break/>一，美國希望我們 (大陸) 發高燒，罹患武統熱，我們別上當。因為這時候武統，方方面面都划不來，整個國際戰略發展態勢都得全盤攪亂，「一步錯，全盤輸」。 <text:line-break/><text:line-break/>對於這一點我是認同的。這不是能不能打贏的問題，而是相較於整個中華民族復興，台灣問題並非關鍵性；在不適當的時機，用全副精神把次要問題當成主要問題來處理是錯的。 <text:line-break/><text:line-break/>二，領土主權不是唯一最高選項，它「只是」國家主權的「一部份」。 <text:line-break/><text:line-break/>這話很詭異，很含糊，特別是中共官方能夠批准這樣一種聲音的出現，確實很令人意外。這已經不是給敵人搥搥背而已，而幾乎是一種求和、求饒的實質退讓了。 <text:line-break/><text:line-break/>我相信很多人一定會解讀成「台獨是可以談的」，而兩岸統一已經不再是一種「中華民族的神聖使命」了。我不知道這樣的解讀是否精確，但很難想像中國軍方鷹派人物會說出「領土主權」「只是」這樣那樣「而已」的一種想法。 <text:line-break/><text:line-break/>我不知道這意味著什麼，也許意味著疫情帶來的某種重大挫敗與傷害，因此連神主牌都被迫要拿出來檢討了。當然，也許這只是意味著中共是真正的圍棋高手，目標很執著，做法卻很有彈性。 <text:line-break/><text:line-break/>不管是哪一種可能，我認為現實的態勢很明顯，那就是中美戰爭早已開打，去年三月二十五日正式吹響號角，至今沒有一天的太平日，各種顛覆動亂不斷，例如香港之暴亂，例如台灣之仇中反華已經被炒作到了一種可以說瘋狂的地步。 <text:line-break/><text:line-break/>你從民進黨這條走狗各種前所未有的叫戰言行就能清楚看出這個事實，例如什麼台灣能夠承受解放軍的什麼「第一擊」，這些話若不是叫戰，什麼是叫戰？你要知道，走狗是不可能有任何決策權的，要不然也不叫做走狗了。因此，你從走狗的言行，其實就能清楚看出其主人的盤算：美國就是要打垮大陸，方法之一就是逼大陸在兩岸問題上動手，吃定了大陸不敢在此時武統。 <text:line-break/><text:line-break/>就連美國和一些西方國家也都有一些完全反常的行為出現，譬如刻意抬舉台灣，不斷吹捧。這些都不是常態，完全就是一種鬥爭手段，把台灣往人肉炸彈的方向推，推出檯面。台灣人喜孜孜，因為全世界都在看，自信心瞬間破表，他不知道自己是被拿來當成人肉炸彈。 <text:line-break/><text:line-break/>我不知道這樣一再挑釁到最後，大陸是否會被迫開戰。但我知道，這樣一種態勢越來越明顯，也許在不久的將來，大陸不想動手也得動手，我認為這個可能性相當高。 <text:line-break/><text:line-break/>短短一年，時局竟有如此天翻地覆的變化，你覺得再來個三、五年，世界會如何？風和日麗春光好？當然不可能。 <text:line-break/><text:line-break/>這告訴我們，這一切都不是鬧著玩的。美國很壞，但它並不笨，而是絕頂厲害而陰險，其傷害他人的能力與意志向來極其嚴肅、精準、陰暗與慘烈，非常結構化，就像按表操課那樣，而且完全是不擇手段，毫無人性的。大家要明白這一點。</text:p>
      <text:p text:style-name="P2">鄭豐遠   |  2020.05.07 09:05   |   <text:a xlink:type="simple" xlink:href="http://palinfo.habago.org/Entry?Command=Information_PrintForum&amp;#FORUM39159"><text:span text:style-name="T1">#</text:span></text:a></text:p>
      <text:p text:style-name="P3">老羊下面提到的翟東升教授，也是我很讚賞的，思維口才一流，表面斯文，但感覺屬於肚裡一把火不服輸的那種類型。我自己並不是完全讚同他的一些觀點，比如他在態度上比較"鷹派"，傾向正面與美國脫鉤與對抗，開放金融與其競爭，但從他言談中卻也受益不少。</text:p>
      <text:p text:style-name="P2">鄭豐遠   |  2020.05.07 08:57   |   <text:a xlink:type="simple" xlink:href="http://palinfo.habago.org/Entry?Command=Information_PrintForum&amp;#FORUM39158"><text:span text:style-name="T1">#</text:span></text:a></text:p>
      <text:p text:style-name="P4">這是今天看到的一篇文章，受訪者是俄裔美國人。講得很好，值得一讀。移居澳洲後，我很快發現，西方從社會到個人，方方面面和華人太不相同了，你若要與之打交道，最好迅速認清其本質，同時想清楚自己是誰，從根本上重新認識和學習一套與之交往的方式，否則有得你受的。 <text:line-break/><text:line-break/>豐遠 <text:line-break/><text:line-break/>------------------------- <text:line-break/><text:a xlink:type="simple" xlink:href="https://reurl.cc/1xb6V8"><text:span text:style-name="T2">https://reurl.cc/1xb6V8</text:span></text:a><text:s/><text:line-break/><text:line-break/>美作家安德列·弗爾切克: 中國應讀懂西方強盜邏輯 必須自強鬥爭 <text:line-break/><text:line-break/>飛箭 02-05 20:38 <text:line-break/><text:line-break/>原題：當今國際政治結構下的大國博弈 <text:line-break/>——對話安德列•弗爾切克先生 <text:line-break/>作者 張玉城 北京航空航太大學 人文社會科學學院 <text:line-break/><text:line-break/>編者按：中國經常受到西方的指責，但也有一些西方的知識份子，他們對中國卻予以高度的讚揚和支援，知名的美國作家、國際社會活動家、時政評論家、電影製作人和戰地記者，安德列•弗爾切克(Andre Vltchek)先生便是其中的一位。弗爾切克先生經常為《新聞週刊》、《亞洲時報》等撰寫文章。多次到訪中國並接受新華社、人民網等專訪。 <text:line-break/><text:line-break/>二戰結束後，冷戰開始，美蘇爭霸。1991年末，蘇聯解體，美國獨霸。如今，發展中國家中，中國已日漸崛起，金磚四國發展勢頭良好，大國博弈風起雲湧，當今國際政治結構正在發生深刻而迅速的變化。中美之間，崛起大國和守成大國之間的博弈正成為其中一個最大看點。其它國家也正在選擇和適應這一巨大變化。 <text:line-break/><text:line-break/>2015年10月23號，本文作者北京航空航太大學人文社會科學學院張玉城博士與弗爾切克先生在北航唯實國際文化交流中心，就“當今國際政治結構下的大國博弈”展開對話，並予以編譯整理、總結和評論。 <text:line-break/><text:line-break/>作者：您好，您認為當今國際政治是什麼結構? <text:line-break/><text:line-break/>弗爾切克先生：很簡單，這是一個西方國家，也就是北美白人、歐洲白人等的國家，美國等西方霸權主義國家統治下的世界，其餘的都是被統治的。在西方眼裡，整個世界都是西方的乳酪，其他人都低歐美白人一等，需要被其統治。在這種單極霸權的世界中，中國其實是一種平衡力量，沒有中國，局面可能會更糟，而且會變得越來越糟。 <text:line-break/><text:line-break/>作者：您認為形成這種結構的主要原因是什麼? <text:line-break/><text:line-break/>弗爾切克先生：主要原因是美國等西方國家的霸權統治，以及它們的侵略和咄咄逼人。美國和歐洲實質上是一丘之貉。例如，此次以敘利亞為主的中東難民危機，它們都是始作俑者。 <text:line-break/><text:line-break/>對企圖掙脫西方霸權統治的國家，西方都是不遺餘力的刁難和制裁。古巴、委內瑞拉、玻利維亞、利比亞、敘利亞、東南亞諸國等很多國家，想獨立自主有尊嚴地發展，也付出了很大努力進行抗爭，但它們都太小，實力不夠;而巴西等南美國家觀望;俄羅斯好像也沒有決定，而且其本身也被歐美霸權制裁著，戰火也經常燒到了其周邊。 <text:line-break/><text:line-break/>只有中國，已從二戰前非常落後的舊中國，發展成為現代化強大的新中國、世界第二大經濟體。中國不僅人口眾多，而且科技文化等素質越來越高，還具有靈活的體制和巨大的發展潛力，已經成為國際政治經濟結構中的重要力量。此外，更令人敬佩的是，中國外交奉行獨立自主、和平共處的政策，維護世界和平，宣導共同繁榮，而不是像西方列強一樣侵略成性。因此，中國，是一種平衡力量，是世界上惟一有能力，可以平衡和抗衡西方霸權的國家。同時，也是惟一的可能和希望。這也是西方拋出“中國威脅論”的原因之一。 <text:line-break/><text:line-break/>作者：您覺得解決的方案是什麼? <text:line-break/><text:line-break/>弗爾切克先生：我並不主張衝突，但也不應該放棄鬥爭。我認為中國，一定要讀懂西方的強盜邏輯，才會清楚地知道，自強和鬥爭才是解決方案，與西方大國博弈時的態度才會堅定。 <text:line-break/><text:line-break/>作者：那麼，您認為西方的強盜邏輯是什麼呢? <text:line-break/><text:line-break/>弗爾切克先生：西方本身信奉叢林法則，弱肉強食。它們一直迷戀軍事武力。“謊言重複千遍就是真理”，“真理只在大炮的射程之內”，“勝者擁有一切”，這些都是西方強盜邏輯的體現。幾百年來，西方侵略了多少國家和地區，二戰之前的世界勢力分佈地圖展示得清清楚楚，基本上達到了絕對控制和奴役整個世界的程度。今天，我們不僅面臨著西方政治經濟軍事的控制，而且還有西方意識形態、精神和文化的控制，這與二戰前的形勢也基本相同。 <text:line-break/><text:line-break/>西方認為其他種族比其低一等，把整個世界都當成西方狩獵的獵場。利比亞等其它國家和地區的妥協和退讓，迎來的是西方變本加厲的侵略。 <text:line-break/><text:line-break/>總之，西方信奉叢林法則，西方打敗你就弱肉強食，打不敗你才和你談判，如果被你打敗，它們也會投降雌伏。面對西方的叢林法則，其它國家和地區沒有選擇，想要獨立自主，不能落後只能強大，只能鬥爭並戰勝西方。 <text:line-break/><text:line-break/>作者：我們應該怎樣讀懂西方的強盜邏輯? <text:line-break/><text:line-break/>弗爾切克先生：我認為，首先，必須清楚西方的文化和心理。西方的強盜邏輯不是從來就有的，近代以前也曾被大肆殺戮和長期奴役過。只是近代的強盛，才使西方在文化和心理上產生了白人群體性的優越感，覺得其他種族都低其一等。現在西方從心裡就看不起其他人，不會從心裡面，真心地想跟其他人講道理，陰謀詭計卻是層出不窮。即使你有理有據也不會使其停止侵略。調停、和解等通常被其認為是好欺負，西方反而更加變本加厲而不是友好相處。偶爾表面上的講道理，也是一種權宜之計，只是為了迷惑或欺騙。 <text:line-break/><text:line-break/>其次，不要僅僅聽西方是怎麼說的，一定要看清楚西方是怎麼做的。西方總是講“民主、自由、平等、人權”等，但卻幹著奴役其它國家和地區的事。過去幾個世紀中，西方惟一感興趣的就是如何通過陰謀詭計乃至戰爭，把全球其它國家和地區都變成西方的殖民地和半殖民地。例如販運黑奴、幾乎滅絕北美印第安人等，不擇手段地，瘋狂地侵略，瘋狂地掠奪全球財富和資源。 <text:line-break/><text:line-break/>即使讀懂了西方的強盜邏輯，還要特別指出，中國、俄羅斯兩個大國也要深刻反省。大國要獨立自主，就必須自尊自強，具有大國精神。面對西方的強盜霸權，中國被西方軍事禁運，俄羅斯被西方軍事和經濟制裁。中國和俄羅斯要團結起來，也要聯合其它被壓迫的國家和地區，共同與西方霸權強盜積極鬥爭。只要發奮圖強，先進且強大起來，自然會讓西方的制裁自動失效，甚至必要時還可以反制裁西方，乃至使西方順服。 <text:line-break/><text:line-break/>作者：最近，曾任美國國務卿的基辛格先生出版了一本新書《世界秩序》(World Order)，您如何評價? <text:line-break/><text:line-break/>弗爾切克先生：基辛格先生所認為的“世界秩序”，其實就是西方控制和掠奪世界的霸權秩序，世界各國都要受西方的統治，維護西方為中心的等級世界秩序。否則，就要被西方批評或被歸為“邪惡國家”。這對華盛頓、倫敦和巴黎的“統治者”們來說才是其心裡所認為的“世界秩序”。 <text:line-break/><text:line-break/>對基辛格先生，不僅要看他在《世界秩序》中怎麼寫的，還要看他是怎麼做的。基辛格參與了智利1973年的軍事政變，顛覆了智利的民選政府，扶植了“親美”的傀儡政府，並對大批左派社會人士展開了屠殺，很多左派知識份子秘密失蹤並被秘密殺害。因此，正如西方過去幾個世紀所做的，建立和維護西方控制和掠奪世界的“世界秩序”，這應該才是他新作《世界秩序》的本意。這樣才能讀懂西方，才不會被其《世界秩序》裡的文字所蒙蔽和洗腦。同樣，對於他和中國的交往，以及就中美關係的展望，更要警惕，可能其目的恰恰是設置一個巨大的陷阱以方便洗劫中國，字面上的支援態度，那只是反映了表面意思。 <text:line-break/><text:line-break/>作者：中國領導人提出中美“新型大國關係”的對策，強調合作雙贏，您有何評論? <text:line-break/><text:line-break/>弗爾切克先生：雙贏?你們中國提出中美建設新型大國關係，是一種新的道路。中國領導人知道中美大國博弈的問題本質，希望中美由此雙贏，避免戰爭。這個願望是好的。 <text:line-break/><text:line-break/>但是，要清醒地認識到，友好善良的中國面對的，可不是類似中國的國家，而是信奉叢林法則、弱肉強食，奉行雙重標準的霸權國家。美國內心才沒有想什麼雙贏。要知道，整個世界，都被視為它的乳酪，它只想單贏，只想維護它的霸權。所以，任何雙贏都被視為動了它的乳酪，都是它要真心打擊和消滅的，它心裡根本不想雙贏。 <text:line-break/><text:line-break/>所以，中國的願望很美好，但現實是與狼共舞，反而很容易成了狼的美餐。我想提醒的是，中美對話中，美國為了單贏，也會設下很多的陷阱和詭計，以及各種形態的戰爭，試圖顛覆滅亡中國。中國要清醒地識別其用心、目的和策略，並與之在如網路安全、意識形態等各個領域，勇敢機智地進行鬥爭和破解，避免成為狼的美餐。我非常確定，中國面臨著很多危險。 <text:line-break/><text:line-break/>作者：說到中美大國博弈的本質和戰爭，西方有“修昔底德陷阱(Thucydides's trap)”之說，也稱“安全悖論(Security dilemma)”，是說一個崛起的大國和一個守成的大國之間幾乎必然爆發戰爭。並有統計資料指出，近代大國崛起，挑戰現存大國15例，發生戰爭11例，幾乎被視為是國際關係的“鐵律”。您認為中國宣導的“合作雙贏”會超越“修昔底德陷阱”嗎? <text:line-break/><text:line-break/>弗爾切克先生：如剛才所說，與狼共舞很危險。當然，也不是毫無一絲希望。 <text:line-break/><text:line-break/>中國是世界上偉大的國家之一，也許是最偉大的。中國長袖善舞，已多年避免參與西方的戰爭和衝突。當然，我知道中國人包容，愛好和平，但也不懼怕戰爭。偉大的抗日戰爭和朝鮮戰爭就有力地證明了這一點。我認為中國領導人是非常清楚世界上正在發生什麼，中國領導人要保衛中國人民和保衛人類。現在除中國以外，世界大國都捲入一場或者兩場的軍事衝突。所以，中國領導人是非常明智的，也是對自己國民非常負責的。中國一直是維護世界和平、平衡衝突的主要力量。中國明智且有效地遠離了當前國際社會上的一切軍事衝突，也很可能有智慧、有能力，巧妙地避免中美陷入“修昔底德陷阱”式的戰爭，成為第五例例外，實現中國和平崛起的夙願。這與中國人民息息相關!與美國人民息息相關!與世界上很多人們息息相關!與世界上很多可愛的孩子們也會息息相關!作為一名外國人，我非常羡慕今天中國的安全和幸福!非常羡慕未來中國和平崛起的幸福! <text:line-break/><text:line-break/>不過，我還是要強調，中國要清醒，認清西方的真實意圖，精心應對，不能犯錯。中國的快速發展讓西方感受到了巨大的壓力，成功的社會主義國家是西方最難以接受的。西方一直將中國視為嚴重的威脅，一直不遺餘力地插手中國內政，資助和訓練中國的“反對派”，通過詆毀性的宣傳，破壞中國的社會主義道路。這正暴露出了西方熱衷抹黑中國的動機，試圖造成中國崩潰，從而顛覆洗劫中國;其甚至可能發動各種戰爭，把最有可能挑戰其霸權的中國滅亡，維護其世界霸權地位。所以，中國別無選擇，只有認清西方，自強不息，鬥爭到底。 <text:line-break/><text:line-break/>中國人是最愛好和平的民族!但中國是世界大國，還要有主導世界的大國精神!中國聲音應當更加堅定，中國力量的展示和運用要更加頻繁，敢於使用強大的武力才能讓西方退卻和尊重中國，才可能真正避免陷入“修昔底德陷阱”式的中美大戰。 <text:line-break/><text:line-break/>作者：說到未來，中國還提出另一個涉及到全人類的政治理念，就是建立“人類命運共同體”。您覺得這將對世界大國博弈有何影響? <text:line-break/><text:line-break/>弗爾切克先生：無與倫比!這是中國面向未來，向全世界回答了“中國的立場和目標是什麼”這一首要問題。很好地解答了世界對中國未來道路的疑問，讓世界明白了未來中國的立場和目標，展示了中國的偉大主張。這很好，無與倫比! <text:line-break/><text:line-break/>目前階段，由於霸權美國只想顛覆中國，奴役世界，因此，“人類命運共同體”首先應該是一個反對霸權，各國各族人民相互尊重，友好相處的“命運共同體”。當前中國可以先建立“中俄命運共同體”、“中非命運共同體”、“亞洲命運共同體”等。不過，任何偉大理念的提出，只是第一步。還要中國和世界各族人民的共同努力，還要有中國等國家強大的軍事、經濟實力和智慧，以及始終如一的堅定態度來保證才可能一步一步實現。要始終有決心、有能力，堅定維護中國人民、世界各族人民的利益，才能贏得世界各族人民心靈上的共鳴和熱愛。 <text:line-break/><text:line-break/>“人類命運共同體”偉大理念的提出，集中展現了中國是一個如此偉大的國家，中國在國際上所做的一切，除了給中國在世界上爭取一個更好的地位之外，還是為了讓全人類能更好地工作和生活，不僅包括中國人民，而且還包括關心世界各族人民的疾苦，友愛世界各族人民，和平共處，共同發展，共同繁榮。這迥異於美國霸權的弱肉強食，讓世界各族人民能更清楚地看清中美之間的差別。 <text:line-break/><text:line-break/>作者：理念還需要宣傳，媒體宣傳是您的專長，世界話語權也是美國霸權的重要部分。請您說說您對中國的建議吧? <text:line-break/><text:line-break/>弗爾切克先生：單就這方面來說，我建議： <text:line-break/><text:line-break/>第一，中國需要轉變過於親西方的觀念，不能失去自我，避免被顏色顛覆。國無精神不立，要樹立起以我為主，主導世界的大國思維，中國的大國精神。否則，就只會跟著西方媒體舞文弄墨，甚至不幸被顛覆，那樣中國就會被肢解滅亡。 <text:line-break/><text:line-break/>第二，中國轉變過於親西方的觀念後，還要有迅速有力的實際行動和巨額投入來保障。建議可以研究西方尤其美國，研究美國是如何精心設計，投入巨大，建立起美國世界級媒體宣傳集團體系的;研究這一體系是如何宣傳其意識精神，為其控制世界服務的。做好對美國體系和歷史的研究，有助於中國有選擇的學習西方媒體體系、控制媒體資訊、控制世界話語權的理念和技術精華，從而裝入中國的宣傳資訊，為中國所用，為實現偉大的“人類命運共同體”的理念所用。 <text:line-break/><text:line-break/>第三，中國應面向世界，加強多語種的系統宣傳。通過電影、電視、出版物、互聯網以及各種國際文化交流，讓世界各族人民瞭解中國，信任中國的媒體。讓全世界的孩子們為中國的神話而著迷，為中國悠久輝煌的文明歷史、故事、作品而著迷。以世界各族人民喜聞樂見易接受的宣傳形式，讓大家熟悉中國的思想、文化、計畫以及夢想，並且要持續不斷地、創造性地、系統性地大力宣傳。隨著中國的真正崛起，我相信，在幾年十幾年的潛移默化後，肯定會有巨大的效果的。 <text:line-break/><text:line-break/>作者：您說到轉變太親西方的觀念，防止被顛覆，那麼您認為具體應該做什麼? <text:line-break/><text:line-break/>弗爾切克先生：我覺得，中國一定要自信自強，認清自身和世界，對西方陰謀了若指掌，振奮中國的大國精神，中國實力也全面超越西方，太親西方的觀念自然減弱直至消失。 <text:line-break/><text:line-break/>反過來說可能更容易理解些。中國太親西方失去自我，就不會做什麼呢?我想列舉幾條，一是不會大力整頓各種不良媒體，任由它們興風作浪破壞中國社會團結的根基;二是極可能逐漸失去自己原有的國家媒體陣地，如不警醒將會像前蘇聯一樣崩潰;三是讓很多中國人民被西方洗腦和蠱惑，達到一定程度，中國就有被顛覆的危險;四是會讓國際國內敢於抗衡西方的一部分正直的力量處於艱難困苦的境地。而事實上，不幸的是，中國和世界正處在這種境地。所以，上面這些都是應該具體做的，當然肯定不止這些了。 <text:line-break/><text:line-break/>更坦白講，中國不應再允許做夢都想顛覆中國的西方，所扶植的親西方的個人和媒體，在中國國內肆意詆毀中國，詆毀中國的制度、歷史和英雄，妖言惑眾。這對中國的自身安全非常危險。其中，尤其要監控乃至驅逐打著光明正大的幌子，形形色色，居心不良的NGO們。這方面，可以研究和採用俄羅斯的經驗。 <text:line-break/><text:line-break/>最後，創建和鼓勵不親西方的自主媒體發展壯大，走向世界;投入鉅資持續扶植和指導中國國內不親西方的、正直的個人和媒體，以及國際上親中國的、正直的外國個人和媒體發展壯大，制衡美國媒體的妖言破壞。 <text:line-break/><text:line-break/>作者：講了中國，您能否再講講世界話語權方面，中國應該如何做? <text:line-break/><text:line-break/>弗爾切克先生：可以看看美國媒體宣傳體系。機構方面，包括了美國政府、媒體集團、壟斷資本大鱷、居心不良的NGO、大學、智庫等各種角色;內容方面，新聞報導、娛樂影視、乃至人文社會科學研究等各個方面;投入運作方面，從資金、思想理念、資訊監控收集、處理、宣傳等全過程體系管道建設和控制等，全方位系統性地建立了嚴密覆蓋全球，深入控制全球的龐大媒體資訊帝國，掌握了世界話語權，為美國的世界霸權服務。 <text:line-break/><text:line-break/>可以選擇西方的媒體巨頭，如美國的《華盛頓郵報》、華爾街日報、CNN、美聯社(AP)、《時代週刊》、《外交》雜誌以及大學、NGO、智庫等等，將其作為標杆瞄準。中國應該重視、指導和鼓勵不親西方有本民族自豪感的中國人、親中國的外國人、政府和民間媒體及智庫，瞄準它們展開宣傳競爭，通過學習和追趕，用西方的方式、方法，投入資金，採取有效的競爭機制，系統全面地建立起秉持中國精神的強大的媒體集團，以及覆蓋全世界的媒體資訊宣傳管道，宣傳中國，一定能夠逐漸掌握相當的世界話語權。 <text:line-break/><text:line-break/>最後，中國一定要防範西方洗腦。美國一直對國內以及全世界的人們洗腦(brainwash)，植入西方的思想意識。西方普通民眾受到的影響是中國人無法想像的，世界其它國家的普通民眾受到的洗腦有的更加嚴重。所以，中國在世界各地要逐漸加強對西方媒體洗腦的防範，並佔領世界話語權的道德和實力制高點，制衡西方媒體的顛倒是非。 <text:line-break/><text:line-break/>作者：您能說點細節或者例子嗎? <text:line-break/><text:line-break/>弗爾切克先生：我瞭解西方，走過世界很多地方。西方的政治、軍事等，乃至媒體甚至學術界，都不是像很多發展中國家人們想像的那樣獨立和客觀。 <text:line-break/><text:line-break/>西方媒體一般都受過各種“專業訓練”。美國和英國的媒體等機構還會定期給其它地區的某些記者進行免費“培訓”和旅行，提供大筆津貼，以及各種贊助。對東南亞國家，也有類似且更隱蔽的培訓和資助。使某些記者知道哪些該寫，哪些不該寫，哪些是西方喜歡可以在西方獲獎的;哪些是西方不喜歡而不能碰的，否則就會被西方邊緣化。而且，這也適合學術界。 <text:line-break/><text:line-break/>西方對烏克蘭洗腦，顏色顛覆了烏克蘭政府，製造了烏克蘭政變，扶植了聽命於美國的政府，已經將烏克蘭推入深淵不能自拔。這種殘酷讓正直有見識的人們非常難以接受。還有，來過中國的外國人，包括那些西方的民眾，常常會驚訝地發現，中國的現狀與西方媒體的宣傳實在是大不相同。我有機會看到了中國在亞洲、大洋洲、非洲、南美洲等地區的活動，我總是被感動。中國和中國人簡單友好，善良沒有戒心，認為只要做了好事，修建了學校和醫院等，改善了基礎設施，就算遠隔重洋也會贏得相應的熱愛。可是，西方媒體反而對中國進行系統的攻擊，顛倒是非，用西方的宣傳策略，天天極力抹黑中國做的好事。國際上西方媒體掌握話語權，西方的抹黑很有效果。 <text:line-break/><text:line-break/>因此，中國不能僅僅簡單友好，沒有戒心地做好事。如剛才的幾點建議，中國在媒體宣傳方面有許多需要改進的，中國應通過瞭解和學習西方，來學會制約和抗衡西方。在媒體和學術領域，中國應細緻入微地將話語權延伸到世界各個地方。另外，還可以參考“今日俄羅斯”的做法，現在越來越多的人從英國BBC轉向“今日俄羅斯(Russia Today，縮寫為RT)”，甚至在網上觀看“今日俄羅斯”電視臺，讓一部分能夠獨立思考的正直的人們，對西方媒體的洗腦，已經逐漸開始產生了免疫力。 <text:line-break/><text:line-break/>作者：您提到，西方還經常在世界各地譬如非洲當地顛倒是非、混淆黑白，極力抹黑中國，讓中國在當地的巨大努力，常常付諸東流，您認為中國如何應對這樣不利的情況? <text:line-break/><text:line-break/>弗爾切克先生：目前為止，中國並沒能很好地宣傳展示自己，尤其在世界各地做的更少。這樣，不僅僅非洲等世界各地民眾，以及西方民眾，甚至許多正直的西方知識份子也接受了西方媒體的強制灌輸，認為中國只看到和追求商業利益，只讓一部分人富了起來。 <text:line-break/><text:line-break/>中國應當在世界各地展示中國社會主義各方面的建設成就，宣傳中國共同富裕、消滅貧困的具體計畫和成就，多種形式、多種管道、重複傳播，讓世界其它國家的人民產生共鳴。我認為中國在不斷努力，在為中國人民的福祉奮鬥，為世界被壓迫的人民的利益奮鬥。但我不得不承認，由於西方媒體對世界話語權的壟斷和對西方人民的不斷洗腦，和我一樣清醒，持同樣客觀觀點的人在西方只是少數，在非洲等其它地方也不多。因此，中國的媒體負有不可推卸的重大責任，去盡力擴大中國在世界各個地方上的話語權，乃至獲得和西方平等的話語權!只有中國和中國的媒體變得強大，才有可能獲得和西方平等的話語權，抗衡西方，向世界展示真實的中國，並告訴世界中國的變化，告訴世界“人類命運共同體”這樣偉大的理念和願景，讓更多正直的人們和我一樣為中國歡呼，對中國產生心靈的共鳴，這樣才不會讓中國在世界各地的巨大努力，付諸東流。 <text:line-break/><text:line-break/>作者：在面對西方的攻擊和指責時，中國一般都是通過政府發言人發言等方式，進行有理有據的回應，您覺得這樣的回應如何? <text:line-break/><text:line-break/>弗爾切克先生：僅僅“有理有據”的回應，現在看來，是遠遠不夠的。我認為，只有雙方都抱有良好的心願，“有理有據”的回應才能得到尊重。然而，西方在內心深處並沒有想跟你講理，“謊言重複千遍就是真理”，“真理只在大炮的射程之內”，面對這樣的邏輯，“有理有據”從來都是不適用的。 <text:line-break/><text:line-break/>作為曾經被西方侵略過的受害者，今天已經強大了的中國，仍然總是強調“有理有據”而不是“弱肉強食”的叢林法則，這顯示了中國的文明，是內外一致的真文明，不是西方偽裝出來的假文明。 <text:line-break/><text:line-break/>作者：您走了很多地方，在世界各地調查、思考和寫作，也很關心中國的命運，也非常希望中國真正崛起，在當今的國際政治結構下，您有什麼建議對中國朋友們說?在政治、經濟生活、以及對外關係上?或者，說說您其他方面想表達的? <text:line-break/><text:line-break/>弗爾切克先生：中國是一個負責任的大國。在中國國內建立一個安全穩定的社會秩序和社會環境，讓人民過上良好的生活，這是首要責任，這方面中國做得很好。 <text:line-break/><text:line-break/>在國際問題上，中國不可目光短淺而放棄原則，否則會導致戰爭;目光長遠且堅持原則，才能避免戰爭。 <text:line-break/><text:line-break/>我覺得中國外交上，除了和平共處，中國作為第三世界發展中國家的代表，應該反對西方的殖民主義、帝國主義。應該密切與俄羅斯、亞洲其它國家、拉丁美洲、非洲、大洋洲的關係，建立起深刻廣泛、基礎性的外交關係，乃至建立中俄、中非、亞洲等“人類命運共同體”。警惕和防範西方，尤其美國，雖然現在美國沒有侵略中國和俄羅斯，但是美國侵略了很多的國家和地區，如果一旦有機會，美國也會侵略中國和俄羅斯的。借此機會，也推薦下我的新書《揭露帝國的謊言》，這是我最喜歡的新作，書中有更詳細的解讀，希望今後可以譯成中文。 <text:line-break/><text:line-break/>我希望中國，永遠是我現在心目中的中國，促進整個世界進步，讓整個世界受益。中國是個很負責任，而且非常有智慧的國家。 <text:line-break/><text:line-break/>最後，我還很想和中國的老百姓說幾句心裡話。從我生活工作過或者調查過的北美、拉丁美洲、歐洲、亞洲、非洲、大洋洲來看，雖然各國各有自己的優缺點，但綜合來看，中國老百姓是世界老百姓中比較幸福的，甚至可以說是最幸福的!不過，這需要中國老百姓親自走出國門，走遍世界，在國外真正過一段較長的生活或工作，通過自己親身經歷，感性和理性的比較，才能更深刻地體會到中國老百姓的幸福所在。中國老百姓生活各個方面中很多習以為常的，甚至被抱怨的中國的很多制度，事實上卻是很多國家老百姓所夢寐以求的。我真心希望全世界的老百姓都過上中國老百姓一樣的幸福生活! <text:line-break/><text:line-break/>作者：謝謝弗爾切克先生以直率的語言和我們分享了您在西方的生活工作感悟，感謝您精彩的觀點。 <text:line-break/><text:line-break/><text:line-break/>編後語： <text:line-break/><text:line-break/>當今國際政治結構下，世界大國博弈漸趨激烈，日新月異。在實現中華民族偉大復興的過程中，細心、全面地傾聽世界各個方面的聲音，對於我們策略的優化和抉擇，都是很好的鏡鑒。因此，對美國有深入客觀研究，並且足跡遍及世界的美國作家、國際社會活動家弗爾切克先生，來京報告和對話，分享他的觀點，正是這方面的體現。 <text:line-break/><text:line-break/>弗爾切克先生，或許比我們很多國人還支持和看好中國，還警惕和防範美國霸權。他的很多觀點和建議，也會啟發我們更多的思考。弗爾切克先生身處廬山之外的觀感，對身處廬山中的我們，也許會很有啟迪。《舊唐書》中記載，唐太宗李世民流淚歎曰：“夫，以銅為鏡，可以正衣冠;以史為鏡，可以知興替;以人為鏡，可以知得失。魏征沒，朕亡一鏡矣!”。唐太宗深諳“兼聽則明，偏聽則暗”之妙，我們要實現中華民族的偉大復興，和諧世界各族人民，重現漢唐盛世，察納雅言，當有超越古人的胸懷和智慧。 <text:line-break/><text:line-break/>免責聲明 <text:line-break/>以上內容為使用者在觀察者網風聞社區上傳並發佈，僅代表發帖用戶觀點。 </text:p>
      <text:p text:style-name="P2">老羊   |  2020.05.07 08:44   |   <text:a xlink:type="simple" xlink:href="http://palinfo.habago.org/Entry?Command=Information_PrintForum&amp;#FORUM39157"><text:span text:style-name="T1">#</text:span></text:a></text:p>
      <text:p text:style-name="P3">這裡有兩個視頻推薦給大家，主角是同一人，中國人民大學國際關係學院副院長翟東升。第一個視頻是他 2014 年在「一虎一席談」節目裡舌戰群儒論中美脫鉤，最近被人挖了出來並佩服其當時的遠見與勇氣（在當時提出這種看法）。第二個視頻是觀視頻因為前一個視頻最近引起的反響特別邀請翟教授用淺顯易懂的方式進一步解釋他的想法。 <text:line-break/><text:line-break/>先看這個 <text:line-break/><text:a xlink:type="simple" xlink:href="https://youtu.be/pWMOROuvFm4"><text:span text:style-name="T2">https://youtu.be/pWMOROuvFm4</text:span></text:a><text:s/><text:line-break/><text:line-break/>再看這個 <text:line-break/><text:a xlink:type="simple" xlink:href="https://youtu.be/cv-lpwvvllc"><text:span text:style-name="T2">https://youtu.be/cv-lpwvvllc</text:span></text:a><text:s/><text:line-break/><text:line-break/>看完如果有興趣，不妨再去觀視頻多挖些翟教授的視頻，可以學到不少好料。</text:p>
      <text:p text:style-name="P2">鄭豐遠   |  2020.05.07 07:26   |   <text:a xlink:type="simple" xlink:href="http://palinfo.habago.org/Entry?Command=Information_PrintForum&amp;#FORUM39156"><text:span text:style-name="T1">#</text:span></text:a></text:p>
      <text:p text:style-name="P4">這篇文章寫得很通俗清晰，但它的內容我覺得對大多數台灣人來說可能有點超前，因為台灣人不習慣用類似的眼光看待和判斷事物，對國際關係的認知停留在一種童話故事的等級，這也是大陸和台灣很大的一個不同點。 <text:line-break/><text:line-break/>這文章寫得非常好，別的我不敢說，就說製造業。我沒進過工廠幹活，不是藍領身份，但因為工作屬性，一直都在和製造業打交道，可以說是我十幾年來的專業就是製造業所涵蓋的一小部份 (我的專業是 3D 設計、3D 列印、3D 掃描和逆向工程)，因此對製造業也許比一般人多了那麼一點點瞭解。 <text:line-break/><text:line-break/>在台灣，所謂製造業，似乎就是一種等同”做工的”、”黑手”、”工廠裡的勞力活”等等身份階級的代名詞，並不是什麼上得了檯面的高尚職業類別，直到幾年前出了國，對大陸及各國資訊有了比較多的瞭解，才知道製造業真正的重要性，以及其涵蓋之深之廣，和對一個國家的深遠影響。製造業在現代社會之重要性，可以說對一個國家 (特別是像中國) 的命運有決定性的影響，與核彈、航母或衛星有著同樣重要的戰略意義。而這個戰略意義，放眼望去似乎也只有中國有真正的認識與重視。 <text:line-break/><text:line-break/>製造業有的不是殺傷力，而是生產力，包括生產那些具有殺傷力的武器。而中國的製造產業鏈從低端如民生用品到高端的軍工武器，是全世界最全面也最強大的。美國曾是世上製造業最強大的國家，但由於金融霸權帶來的各種不勞而獲的利益，幾十年來逐漸自廢武功，導致產業空心化，方方面面不再能自己生產實物。Made in China 事實上是一個成功的 (但充滿血淚代價的) 戰略成果的註腳。 <text:line-break/><text:line-break/>之前留言板有人提到疫情使經濟停擺，而經濟停擺是要死人的，說因為”是工業延長了人類壽命”，這話基本就是這個意思，我也是很同意的，因為這裡指的工業就是製造業。也許人們會有一種錯覺，認為是醫療及科學的進步讓人們延長了平均壽命，但事實上若沒有大量製造醫療資源如疫苗和口罩和呼吸機的能力，再好的醫學知識也不會有任何拯救人命的作用。醫療或科學的進步常被看作僅是一種腦力或人類思維的活動，但其實它們也是被製造業所推動; 試問如果不能發展出製造顯微鏡的工藝，我們如何能發現微生物，進而產生更先進的疾病理論 (在此之前人們認為生病是神對人的一種懲罰)? 而能全面對抗細菌，那還是得靠人們解決了抗生素的量產問題才能做到，否則再先進的知識，也只能停留在實驗室的器皿中。 <text:line-break/><text:line-break/>簡單說，動腦還不夠，你還得動手，否則都是”紙老虎”。這也許就是美國現在的問題、中國現在的底氣。美國人靠著軍事及金融的霸權，長期過上了優渥日子，不再願意實幹苦幹，不再重視生產的重要性，把苦差事及一併帶來的環境汙染等問題都”出口”到了中國等發展中國家，認定自己佔了便宜，以後只要動動腦 (甚至只要動動嘴) 就好了。美國甚至反過來指責中國的汙染及碳排放及工人人權問題，所謂得了便宜還賣乖。中國則是忍辱負重，勤勤懇懇，一步步建立並鞏固了完整的製造業體系，事到如今，輸贏如何就很難說了。 <text:line-break/><text:line-break/>這裡頭很多事說不完，但我終究是站在祖國這邊的，雖然製造業上其實中國也有一些軟肋，比如晶片，比如光刻機，比如製造業的源頭–工業設計領域的 CAD 軟體，幾乎全都掌握在外國公司的手裡。但我相信中國人的智慧和良善，終究能給這世界帶來不一樣的結局。</text:p>
      <text:p text:style-name="P2">陳真   |  2020.05.06 20:58   |   <text:a xlink:type="simple" xlink:href="http://palinfo.habago.org/Entry?Command=Information_PrintForum&amp;#FORUM39155"><text:span text:style-name="T1">#</text:span></text:a></text:p>
      <text:p text:style-name="P3"><text:a xlink:type="simple" xlink:href="http://www.iread.cf/?page=1&amp;query=%E4%B9%94%E8%89%AF">喬良</text:a>就是著名專書 "<text:a xlink:type="simple" xlink:href="https://pan.baidu.com/s/1o7EJ0DW/tsvu">超限戰</text:a>" 的作者。 <text:line-break/><text:line-break/>這文章我反覆仔細看了兩遍，非常佩服，強烈推薦！！ <text:line-break/><text:line-break/>一如作者所說，美國想方設法希望能夠逼使中國走向武統。作者說，不應隨之起舞。但我懷疑如何可能不隨之起 "武"？ <text:line-break/><text:line-break/>陳真 <text:line-break/><text:line-break/>2020. 05. 06. <text:line-break/><text:line-break/>================ <text:line-break/>喬良將軍：我們不應該跟著美國的節奏跳舞 <text:line-break/><text:line-break/>來源: 紫荊網 <text:line-break/><text:line-break/>作者: 魏東升,莊蕾 <text:line-break/><text:line-break/>2020-05-01 <text:line-break/><text:line-break/>[導讀]此次疫情將對世界格局產生哪些重大影響？中美及兩岸之間會否因此爆發衝突？在當前背景下，中國又該如何應對？紫荊記者日前就這些熱點問題電話採訪了國防大學教授、著名軍事專家喬良將軍。 <text:line-break/><text:line-break/>目前新冠肺炎疫情在中國已基本得到控制，各地正在緊鑼密鼓推進復工復產。但不容忽視的是，全球疫情的蔓延以及由此帶來的連鎖反應，或將對中國產生巨大的二次“沖擊波”。近期，美國在多個國家啟動了撤僑行動，並呼籲所有在中國的美國公司全部撤離，特朗普在美國新冠肺炎疫情肆虐之時簽署了“台北法案”。 <text:line-break/><text:line-break/>俗話說，事出反常必有妖，在美國這些異常行為的背後究竟隱藏著什麼陰謀？此次疫情將對世界格局產生哪些重大影響？中美及兩岸之間會否因此爆發衝突？在當前背景下，中國又該如何應對？紫荊記者日前就這些熱點問題電話採訪了國防大學教授、著名軍事專家喬良將軍。 <text:line-break/><text:line-break/>文｜ 紫荊記者 魏東升 莊蕾 <text:line-break/><text:line-break/>美國下先手棋防止他國對己不利 <text:line-break/><text:line-break/>記者：近期，美國在多個國家啟動撤僑行動，不僅如此，美軍還啟動了夏延山軍事基地，徵召百萬預備役，並對在外美國公民和士兵發出警告。現實是，美國已經成為世界上疫情最嚴重的國家，美國人留在外國顯然比在本國更加安全，為何在這種情況下還要啟動撤僑呢？這些情況是否表明有輿論認為的“世界大戰一觸即發”真的並非空穴來風？ <text:line-break/><text:line-break/>喬良：對於這個問題，我的看法剛好相反。美國是在疫情面前全面收縮的情況下做出的這些舉措。美國是一個警惕性很高的國家，我認為，它的這些做法是及時出台的防範措施，重在防止有人趁機對美國“圖謀不軌”。 <text:line-break/><text:line-break/>這聽上去有點可笑，因為不可能有哪個國家在這個時候趁美國之危給他們找麻煩，當然不排除恐怖組織可能會做點什麼，但是大部分國家都不可能有任何針對美國的落井下石舉措。盡管可以肯定不會有人對美國下手，但美國仍然要防患於未然。 <text:line-break/><text:line-break/>美國現在正處於疫情時刻，不是經濟危機或者其他國內危機時刻，用對外戰爭是解決不了疫情問題的，也轉移不了國內危機。何況美國現在四大軍種全都中招，150多座基地染疫，四艘航母和一艘核潛艇趴窩，美國現在還能打什麼仗？有人說要防它狗急跳牆，問題是它現在還有力氣跳嗎？再說，跳了又怎樣？它能緩解美國的疫情嗎？ <text:line-break/><text:line-break/>有人說，今天的戰爭打的是高科技。美國擁有無可爭議的高科技優勢，所以，不能排除美國在大疫當下，仍能打一場不折不扣的高科技戰爭。這話聽上去蠻有道理，甚至無可辯駁。但高科技最終也要落在製造業上。有高科技研發能力，並不等於有高科技實力，而高科技研發能力轉化為高科技實力，這中間離不開一個最重要因素，就是製造業能力。 <text:line-break/><text:line-break/>也就是說，戰爭最後打的還是製造業。從美國製造業萎縮的現狀看，今天它如果想對任何國家發動戰爭，基本上都是在吃其武器裝備的存量，它的增量現在應該說越來越少。如果美國在製造業已經空心化的情況下，還想與製造業第一大國打仗，它拿什麼打？它把存量打完了，沒有後續增量怎麼辦？這才是美國人，包括看好美國的人，今天真正要擔心的問題。 <text:line-break/><text:line-break/>很多人看不到這一點，以為美國科技力量強大，就可以為所欲為。美國的科技力量確實強大，但是如果研發出來的東西不能大規模地轉化為產品，實際上也就等於給自己發一個科技研發強國的獎牌而已，並不能真正解決問題。 <text:line-break/><text:line-break/>比如這次美國在新冠病毒的核酸檢測方面，據說已經升級了6代設備，一代比一代精細。從這一點可以看出，美國的科技力量確實是先進，確實是強大，但是它能生產出多少這樣的設備？能夠滿足美國人使用嗎？就算檢測設備很先進，醫療系統怎麼樣？把這些病人檢測出來，如果沒有足夠的醫療設備，沒有足夠的呼吸機，還是解決不了問題，還是要眼睜睜看著成千上萬的人死亡。 <text:line-break/><text:line-break/>美國的美惇力公司這一次破天荒的把他們呼吸機的知識產權完全公開，讓其他國家去生產，特別是讓中國去生產。為什麼？是因為它在這個問題上非常講道義，非常講人道嗎？不否認有這樣的可能，但更重要的是，美國人自己拿著知識產權卻生產不出呼吸機。呼吸機的1,400多個零件，有1,100多個要在中國生產，包括最後總裝。這就是美國今天的問題，有高科技，沒有生產手段，沒有生產能力，所以還得依賴中國的生產。 <text:line-break/><text:line-break/>打仗同樣是這樣，今天打仗打得仍是製造業。有人說，今天打仗是系統的對抗，是芯片為王。沒錯，芯片確實在現代高技術戰爭中發揮著不可替代的作用。但是芯片自己並不能打仗，芯片要安裝在各種武器裝備上，而各種武器裝備首先就得有強大的製造業。 <text:line-break/><text:line-break/>有人說美國打贏了一戰、二戰，靠的就是強大的製造業。這話也沒有錯。但是美國今天還有打贏一戰和二戰時那樣強大的製造業嗎？從半個世紀前，美元與黃金脫鈎之後，美國逐漸用美元從全球獲利。在這種情況下，他們放棄了自己的中低端製造業，漸漸地使自己成為一個產業空心化的國家。如果世界太平、大家彼此相安無事的話，這沒什麼問題。美國印美元從全世界買產品，全世界為美國打工，這些都沒問題。但是有了疫情，或是有了戰爭的時候，一個沒有製造業的國家，還能算是一個強國嗎？就算繼續有高科技，繼續有美元，而且還有美軍，可是所有這些背後都需要製造業的支持。沒有了製造業，誰支持你的高科技？誰支持你的美元？誰支持你的美軍？ <text:line-break/><text:line-break/>想明白這一點，中國下一步的應對就是繼續保持、發展和提升自己的製造業，不光是要升級換代，還要保持傳統製造業。不能全都升級換代，如果全都升級換代，騰籠換鳥，把傳統製造業都丟掉，像美國今天這樣需要大量口罩的時候，整個國家連一條完整的生產線都沒有。在這種情況下，它應對疫情就不可能像中國這麼迅速和有力。所以不要小看中低端製造業，不要把高端製造業看作是中國製造業發展的唯一目標。不能把看家的本事丟掉。 <text:line-break/><text:line-break/>另外我們還要看到，中國這一次抗疫成功，除了政府出台的措施——起碼可以說糾錯補救的措施來得非常的及時有力，以及民眾非常配合以外，還有一樣東西，這樣東西確實得益於美國，那就是互聯網。 <text:line-break/><text:line-break/>網上支付、電商配送、快遞服務這些東西其實都起源於美國，但是這些美國發明的東西，最後在哪兒發揚光大？在中國。中國顯然在互聯網以及物聯網這方面，用互聯網特別是電商雲商系統服務於現代社會的生產和生活，可以說已經領先全球。雖然知識產權不在我們手裏，根服務器也不在我們手裏，但是並沒妨礙我們把它運用得最好。 <text:line-break/><text:line-break/>其中原因很多，很復雜。但是，這確實可以看出我們比其他國家更善於運用高科技、新技術，這是中國人的強大的學習能力帶來的。我們應該繼續發揚這方面的優勢。除了舉國體制的優勢之外，我們還要發揚我們的學習優勢，善於學習別人，然後把別人的東西學過來、應用好的優勢。這些是我們將來應對可能發生的一切不測，包括再有新的疫情發生時，我們最主要的能力和優勢，我們應該保持下去。 <text:line-break/><text:line-break/>想與中國“脫鈎”恢復本土製造業沒那麼容易 <text:line-break/><text:line-break/>記者：有媒體報導稱美國白宮國家經濟會議主席庫德洛呼籲在中國的美國公司全部撤離，並表示美國政府將對從中國搬回的費用給予100%報銷。這是否意味著美國正在準備與中國“脫鈎”，並逐步加快步伐？美國這麼做對本土製造業提升是否能起到積極作用？他們鼓勵本國企業撤離中國的真正目的究竟是什麼？ <text:line-break/><text:line-break/>喬良：在我看來，發達國家想與中國“脫鈎”、恢復本土製造業沒那麼容易。其兩難困境在於，要想恢復製造業，就必須做好精神準備，要嘛，與中國同甘共苦，同工同酬，讓產品和勞動力與中國同價（否則產品就不會比中國製造更有競爭力），這樣就等於放棄貨幣霸權和產品定價權，從食物鏈頂端走下來；要嘛就繼續居於食物鏈的頂端，讓就業者的收入繼續高於中國7倍以上，從而使產品失去競爭力，企業無利潤可賺。如果能做到前者，美國和西方等國就得甘心降為普通國家，特別是美國就得放棄繼續做領導國家。如果做不到，那麼美國和西方等國的製造業回歸最終還是白日夢。 <text:line-break/><text:line-break/>那種認為越南、菲律賓、孟加拉、印度等國都可能成為中國廉價勞動力替代國的說法，基本上是只算人口數量，但是想想看，以上各國哪一國有比中國更多的成熟工人？就算隨著中國人收入的逐年增高，勞動力紅利吃盡了，但中國近30年來培養了一億多的本科生、大專生，又儲備了多少中高端的人力資源？這部分人的能量在中國的經濟發展中還遠遠沒有釋放。所以讓其他國家廉價勞動力替代中國製造，純屬一廂情願。 <text:line-break/><text:line-break/>至於有人說西方可以大量使用機器人完成製造業本土化，這種可能性不能說不存在，但是，如果真的用機器人來恢復美國或者西方其他國家包括日本的本土製造業的話，那如何解決另一個難題呢？另一個難題就是解決就業率的問題。 <text:line-break/><text:line-break/>大批機器人的使用，就意味著更多的勞動力失業。就業人口降下來了，美國政府怎麼辦？西方國家的政府怎麼辦？他們真的有財力把各個國家的失業大軍白白地養活起來？可是不養活他們，誰還投票讓你上台？顯然特朗普和安倍在支持各自在華企業回歸本土這件事上，並沒有把問題想透徹想明白。 <text:line-break/><text:line-break/>鼓勵本國企業從中國撤回的目的是，西方國家已經意識到，製造業削弱導致國家實體經濟空心化局面給他們帶來的困境，他們都意識到了恢復製造業的重要性。但是有這種意識歸意識，能不能做到是另一回事。像美國這樣的國家，當意識到應該恢復製造業的時候，就能夠做到恢復製造業嗎？實際上非常難。 <text:line-break/><text:line-break/>美國其實在2008年國際金融危機後就已經意識到了產業空心化的後果。今次大疫沒有可滿足民生的製造業之痛更加強烈，但恢復製造業談何容易？企業家、工程師、熟練工在哪裏？美國人力成本高於中國7倍，企業的利潤如何產生？就算有政府減稅和就業者自己自動消減一半的工資，也都是救急不救本的辦法。因為稅少了，美國財政收入就減少，如何維持強大的國力和軍力？工資少了，非常時期可以，正常時期還可以嗎？何況個人收入減半，消費也會減半，怎麼拉動生產？生產上不去，GDP就會掉下來，還能保住世界老大的位置嗎？ <text:line-break/><text:line-break/>這些問題特朗普講上面那番話時，肯定沒有過腦子。何況恢復了製造業就得賣產品，就會產生順差，而美元霸權只能靠為全世界提供流動性，也就是必須接受逆差才能獲得。因為別人如果不使用美元，就不會有美元霸權，所以美國也就必須接受逆差經濟。 <text:line-break/><text:line-break/>甘蔗沒有兩頭甜，為別人提供流動性，就要買別人的產品。但是自己如果恢復了製造業，就不用買別人的產品了，這樣一來流向別國的美元就少了，而別國間相互貿易，就還得尋找替代貨幣，如此還會有美元霸權嗎？ <text:line-break/><text:line-break/>更重要的是，恢復製造業將嚴重損害美國金融資本集團的利益。華爾街能幹嗎？美聯儲能幹嗎？特朗普這做法，與前50年美國的曆任總統的做法都不同，美國前50年歷任總統都是在維護美元霸權，而特朗普現在要恢復製造業。美國這麼顛覆性的一折騰，更大的可能性是實體搞不成，虛擬回不去。如此一來，帝國危矣。 <text:line-break/><text:line-break/>我們需要考慮在戰爭與和平之間想辦法做文章 <text:line-break/><text:line-break/>記者：近期特朗普簽署了“台北法案”，法案的簽署時間正好是美國新冠肺炎疫情肆虐之時，他們選在此時插手台灣問題，干涉中國內政的動機何在？這對中美關係和兩岸關係將帶來哪些影響？有輿論認為現在美國疫情嚴重無暇自顧，是解決台灣問題最佳時機，對此您怎麼看？ <text:line-break/><text:line-break/>喬良：眼下是不是解決台灣問題的最佳時機？首先要掂量的是，中國目前是不是正處在民族復興進程的關鍵時點？這個時點中國面對的是現代世界從未有過的復雜局面，特別是美國全力壓制中國的這樣一種態勢下，如果我們分身去解決台灣問題，有無可能顧此失彼，中斷中國的復興進程？ <text:line-break/><text:line-break/>其次，與中華民族的偉大復興相比，解決台灣問題是局部與整體的關係，還是不馬上解決，民族復興進程就無法推動下去？其三，台海會否開戰，是取決於美國在台灣問題上搞多少動作，還是取決於中國的態度？取決於中國對國際局勢以及對國內形勢的判斷（在我看來，對後者的判斷甚至優於前者）？其四，台灣問題的本質是中美關係問題，還是僅僅是台海兩岸關係？在中美之間的較量沒有分出高下之前，台灣問題能不能徹底解決？如果現在就提前解決，中國要付出的代價是更大還是更小，對我國運的影響如何？ <text:line-break/><text:line-break/>即便我們把上述問題想明白了，後面還會有一連串問題接踵而至，需要我們繼續思考和回答：在美國雖身陷疫情和經濟困境，但仍有軍事實力直接或間接干預台海問題時，如果此時選擇武統，是否會給美國聯合西方世界封鎖制裁中國以絕好藉口，同時使其藉機獲得擺脫自身困境的機會？ <text:line-break/><text:line-break/>因為，無論是美國還是中國都很清楚，中國現在還是嚴重依賴海外資源和海外市場的。作為製造業國家，我們還不可能做到用自身的資源滿足我們的製造業，並靠我們自己的市場消化自己的產品。所以在當下，如果我們以為這是收復台灣最好的機會的話，會不會正中美國以及一些不懷好意的國家的下懷？這些外部因素也是我們做決策時，必須充分掂量、通盤考慮的因素。 <text:line-break/><text:line-break/>對中國人來說，完成統一大業無疑是正確的事，但如果在錯誤的時間做正確的事，仍然是一種錯誤。我們只能在正確的時間做正確的事，別干那種一招不慎滿盤皆輸的傻事，更不能讓我們這一代人成為中斷中華民族復興進程的歷史罪人。在領土問題上，大多數國人還是傳統的思維，說到底還是小農眷戀土地的情感意識。放大了說，就是把領土主權當成了國家主權的同義語、代名詞，而未能真正理解現代國家主權的全部含義。 <text:line-break/><text:line-break/>當今世界，經濟主權、金融主權、網絡主權、防衛主權、資源主權、糧食主權、投資主權、生物主權、文化主權、話語主權等關乎國家利益和生存的方方面面，無不是國家主權的一部分。千萬不要以為只有領土主權關係到國家的核心利益，其他主權同樣是重大的核心利益，甚至有時比領土主權更緊迫，更決定生死存亡。 <text:line-break/><text:line-break/>比如現下美國為挽救其自身經濟，不惜超發數萬億貨幣，使你的外儲被兌水稀釋，用貿易戰迫使你用實物產品換來的收益又被提高關稅的方式打劫回去，使你的經濟利益損失巨大，經濟主權嚴重削弱，你卻無力保護，無法應對。這時，你即使有力量保護領土完整，難道就以為萬事大吉，可以不考慮其他同樣重要甚至更為重要的主權問題了嗎？誰這樣認識問題，誰就不是個真正意義上的現代人。 <text:line-break/><text:line-break/>我這麼說，並非是說領土問題不重要，而是強調作為一個現代人，必須懂得國家的其他主權與領土完整同等重要，千萬不要顧此失彼。更不能把領土問題強調到高於其他主權的程度而顧此傷彼。 <text:line-break/><text:line-break/>但同時我們也不得不考慮，如果眼下尋求戰爭方式解決台灣問題，“台獨”問題完全可能越走越遠，越演越烈，加上又有美國和西方國家的支持，我們是不是就只能一籌莫展，無所作為呢？ <text:line-break/><text:line-break/>未必。遏制“台獨”，除了戰爭選項，還需要有更多選項進入我們的思路和視野。我們完全可以在戰與和之間的巨大灰色地帶上想辦法做文章，甚至可以考慮一些比較特殊的手段，比如說採取非戰爭軍事行動的方式，既不開戰，但又可能適度動用武力阻遏“台獨”。 <text:line-break/><text:line-break/>對此有些人會說，動用武力不就是開戰嗎？我覺得這是一種明顯的誤解。不妨回顧一下，美國當年炸中國駐南聯盟使館，美國對伊朗聖城旅指揮官進行斬首行動，你能說它是對中國或者是對伊朗開戰嗎？不是。但是不是動武呢？是。因為它動用了武力。用非戰爭軍事行動解決問題，我們確實應該虛心地向美國人學習。辦法總比問題多，問題有一個，解決的辦法可能有十個。關鍵是我們如何選擇最好的解決辦法。 <text:line-break/><text:line-break/>為什麼會做出以上分析和判斷？是因為在我看來，美國國會和政府這個時候推出“台北法案”，其用意並非要把中國逼上武統台灣的死角，而主要是美國的政府、國會、決策層在美國遇到麻煩，無論是面對疫情的麻煩、還是面對製造業匱乏的麻煩的情況下要擺脫自己的困境，又一時找不到解決的辦法，所以它不能讓中國“閑”著，它想讓對手也跟著它一起手忙腳亂。所以它要不斷地給你製造話題、製造麻煩，牽扯你的精力，分散你的應對方向，用這樣的辦法為自己獲得喘息之機，獲得修復的時間。同時這種分散你的精力、分散你的實力的做法，也等於是對你國力的削弱，對你前進步伐的阻礙，這就是美國眼下不斷給中國添亂的主要意圖。 <text:line-break/><text:line-break/>至於對中國會產生什麼樣的影響，我認為雖然我們必須與狼共舞，但不應該跟著美國的節奏跳舞。我們要有自己的節奏，甚至要努力打破它的節奏，這樣才會把它的影響壓到最低限度。如果一直隨著它的指揮棒旋轉，就正中了它的圈套。我們不能讓美國一個接一個給我們挖坑（“台北法案”就是給中國挖的最新的一個坑），我們一個接一個坑的往里跳。我們不跳坑，就是抵消它的影響。 <text:line-break/><text:line-break/>有些東西我們可以不理睬，有些東西我們可以換用美國人不喜歡的方式去理睬。現在其實都是美國人出題，我們答卷。我們就不能換換思路，由我們來出題，讓美國人答卷嗎？這些方式都是我們抵消美國對我們的影響的方式，包括抵消它用台灣問題來影響我們的方式。 <text:line-break/><text:line-break/>美國政客的態度對兩岸關係的影響，毫無疑問會使蔡英文當局歡欣鼓舞。但是台灣人包括蔡英文自己心里就真的不打鼓嗎？美國人在多大程度上會兌現對台灣的承諾？美國人鼓勵搞“台獨”，但是真正到了“台獨”受懲罰的時候，美國人真的會為台灣冒戰爭風險嗎？美國國會早就有人講了，決不會讓我們的青年為台灣問題去流血（且不說美國人即使真的讓他們年輕人為台灣問題流血，也未必能阻擋中國統一台灣的決心和能力）。 <text:line-break/><text:line-break/>如果美國人不為台灣流血，“台獨”會怎麼樣？蔡英文當局會怎麼樣？在這一點上，我想蔡英文心裏其實是有數的。所以她到今天為止，仍然不敢公開扯出“台獨”的旗幟，只敢往前略走一小步，說台灣事實上本來就是一個國家。她只敢走到這裏，也不敢再往前走。因為再往前走，激怒14億人，這對於任何一個國家或地區來講，都可能產生不可想象的災難性後果。 <text:line-break/><text:line-break/>中國在解決台灣問題上首先應該有戰略定力，其次要有戰略耐心。當然這個前提是，我們必須發展和保持隨時武力解決台灣問題的戰略實力。 <text:line-break/><text:line-break/>這次疫情是壓垮這一輪全球化及其背後推手的最後一根稻草 <text:line-break/><text:line-break/>記者：大家都在議論，此次疫情對世界的影響，直追一戰、二戰、蘇聯解體等這樣級別的大事件，您如何看待這個說法？此次疫情將如何改變世界格局？ <text:line-break/><text:line-break/>喬良：新冠肺炎疫情對於世界的影響，因為它是當下的事件，並且還在發酵中，因此我們可能把它看得比過往的重大事件要重，甚至把它和一戰、二戰、蘇聯解體這些大事件相提並論。我覺得這樣的一個判斷基本符合事實，基本不算誇大，但是背後的原因，卻是大多數人沒有看到的。 <text:line-break/><text:line-break/>其實新冠病毒本身沒有那麼大的作用，起碼到現在為止，它既沒有一戰、二戰那麼慘烈，也沒能像蘇聯解體那樣一夜間改變國際格局。因為人類面對疫情已經不是第一次，並不是所有的疫情都會帶來如此巨大的改變。而任何改變，外因是誘發因素，內因才是決定性因素。這次疫情只不過是壓垮這一輪全球化以及全球化背後推手的最後一根稻草。 <text:line-break/><text:line-break/>如果這個疫情出現在上世紀五十年代、六十年代，我們真的還會認為它能讓美國如此狼狽，它會讓歐洲如此狼狽嗎？為什麼疫情發生在今天，會讓整個西方世界如此的狼狽？關鍵的不是疫情有多了不起，而是美國和西方今天都已經走過了鼎盛期，他們是在走下坡路的時候遇到的這場大疫。所以說疫情來了，哪怕只是一根稻草，也可能壓垮這頭走下坡路的駱駝。這才是最深層的原因。 <text:line-break/><text:line-break/>西方國家為什麼會走到這一步？我們可以看一看，近半個世紀裏，以美國領開先河，然後歐洲及西方國家紛紛跟進，走上虛擬經濟道路，逐漸地放棄實體經濟。這一趨勢對於這些國家來講，表面上看是發達國家獲得不勞而獲的好處，但實際上這也就掏空了他們自己的身體。這和當年古羅馬在後期逐漸因為驕奢淫逸而走下坡路，最後導致帝國崩潰，實際上是同樣的道理。 <text:line-break/><text:line-break/>我認為疫情過後，美國和西方國家肯定會努力地修復自己。現在很多人仍然對美國和西方國家抱有信心，就是認為它有強大的糾錯能力，但是在有充分的經濟實力和充足信心的情況下糾錯才是有可能的。過去美國人糾錯，從來不抱怨別人。現在美國人自己糾不了錯，開始把責任往別人身上推。西方國家也跟著要“甩鍋”給中國，甚至有些我們原來的友好國家，也跟著一哄而上。 <text:line-break/><text:line-break/>這其中根本的原因是，誰沒有自我糾錯的能力，誰就喜歡“甩鍋”。他們幻想僅僅靠“甩鍋”來恢復自身的經濟，使自己得到修復，得到糾錯，是根本不可能的。實際上，西方人通過這一次，應該反省的地方非常多，包括他們的制度體系、醫療體系、價值觀體系，在遭遇這次疫情時，這些體系幾乎全都束手無策，一籌莫展。原因是什麼？如果連這個都想不通，僅靠把“鍋”甩給中國就能解決問題嗎？就像不能用戰爭去戰勝疫情一樣，也不可能用“甩鍋”去糾正自身的錯誤。 <text:line-break/><text:line-break/>我覺得西方在疫情過後最少要用十幾個月到兩年時間，去修復自己的經濟，同時修復自己心靈的創傷。在這個過程中，所謂的向中國追責、索賠，這些都屬於異想天開，最後都會在更嚴酷的疫後形勢面前煙消雲散。 <text:line-break/><text:line-break/>中國應該有足夠的信心，只要自己能保持足夠的強大，保持頑強的製造業能力，就沒有人能奈何得了你。美國在強大的時候，全世界會因為愛滋病的源頭是美國，最後導致愛滋病在全球蔓延向美國追責嗎？人們更沒有因為一戰後期，美國參戰的遠徵軍把爆發於美國本土的流感帶給了歐洲，最後卻命名為西班牙流感，而向美國索賠。為什麼沒人向美國追責索賠？就是因為當時美國的強大。中國只要保持足夠的強大並且越來越強大，就沒人能夠用所謂追責索賠的方式讓中國趴下。中國自己應該有信心。 <text:line-break/><text:line-break/>（本文發表於《紫荊》雜志2020年5月號） <text:line-break/><text:line-break/>喬良 &amp;;#124; 美國 &amp;;#124; 中國 &amp;;#124;責任編輯：李博揚</text:p>
      <text:p text:style-name="P2">陳真   |  2020.05.06 19:07   |   <text:a xlink:type="simple" xlink:href="http://palinfo.habago.org/Entry?Command=Information_PrintForum&amp;#FORUM39154"><text:span text:style-name="T1">#</text:span></text:a></text:p>
      <text:p text:style-name="P4">美國務卿有證據顯示病毒源自武漢實驗室 大陸：拿出來啊 <text:line-break/><text:line-break/>Yahoo奇摩（即時新聞） <text:line-break/><text:line-break/>2020年5月6日 <text:line-break/><text:line-break/>美國務卿蓬佩奧日前表示，有「大量證據」顯示，目前肆虐全球的2019冠狀病毒源起大陸武漢的實驗室。大陸外交部發言人華春瑩今天以英文回應稱「那就拿出來啊」（then show us）。 <text:line-break/><text:line-break/>蓬佩奧（Mike Pompeo）日前接受美國廣播公司電視網（ABC）的「本週」（This Week）節目訪問時稱，有大量證據（enormous evidence）顯示武漢的實驗室就是病毒起點。不過，他並不願直說是否認為這種病毒是被刻意釋出。 <text:line-break/><text:line-break/>大陸外交部今天舉行例行記者會，據北青網報導，華春瑩在回應相關提問時稱，蓬佩奧最近是說了很多的話，「他說有enormous evidence, then show us」。「蓬佩奧先生反覆地講，但他就拿不出證據來，因為根本就沒有」。 <text:line-break/><text:line-break/>=============== <text:line-break/>美軍參謀長聯席會議主席：證據支持新冠病毒並非人造 <text:line-break/><text:line-break/>北京新浪網 (2020-05-06 07:55) <text:line-break/><text:line-break/>人民日報客戶端5月6日消息，美軍參謀長聯席會議主席馬克·米利5日表示，證據支持新冠病毒不是人為製造的。他還表示，目前並不知道病毒究竟來自什麼地方。路透社相關報導稱，米利言論與美國國務卿邁克·蓬佩奧上周日的說法形成了反差。蓬佩奧當時稱，有「大量證據」表明，新冠病毒來自中國的一個實驗室。</text:p>
      <text:p text:style-name="P2">陳真   |  2020.05.06 19:01   |   <text:a xlink:type="simple" xlink:href="http://palinfo.habago.org/Entry?Command=Information_PrintForum&amp;#FORUM39153"><text:span text:style-name="T1">#</text:span></text:a></text:p>
      <text:p text:style-name="P3">(續) <text:line-break/><text:line-break/>你看，造成幾十人死亡、三百多人輕重傷的案子，結果頭頭們竟然統統沒事，誤會一場？台灣人怎麼該生氣的都不生氣？ <text:line-break/><text:line-break/>還有你看，阿扁兒子陳致中那個貪污洗錢大王，一般人如果犯那麼大的案子，幾十年刑期絕對跑不掉，但是這混蛋卻一樣沒事，而且還每天正義凜然搞罷韓，真是有夠齷齪。台灣人怎麼該生氣的都不生氣？反而該給予肯定的事，卻腦殘發作，四處出征。 <text:line-break/><text:line-break/>陳真 <text:line-break/><text:line-break/>2020. 05. 06. <text:line-break/>================== <text:line-break/><text:line-break/>高雄氣爆2審逆轉 李長榮化工9人改判無罪 <text:line-break/><text:line-break/>2020/04/24 <text:line-break/><text:line-break/>高雄氣爆2審逆轉 李長榮化工9人改判無罪 <text:line-break/><text:line-break/>6年前震驚社會的高雄石化氣爆案，造成32人死亡、321人受輕重傷，高雄高分院今天宣判，依業務過失致死罪判高雄市府官員趙建喬等3人2年6個月至3年6個月徒刑；李長榮化工董事長李謀偉等9人改判無罪。</text:p>
      <text:p text:style-name="P2">懷軒   |  2020.05.06 18:08   |   <text:a xlink:type="simple" xlink:href="http://palinfo.habago.org/Entry?Command=Information_PrintForum&amp;#FORUM39152"><text:span text:style-name="T1">#</text:span></text:a></text:p>
      <text:p text:style-name="P4">剛剛看到這新聞，太誇張了，這麼巧？肯定有鬼，根本就是滅口吧！ <text:line-break/><text:a xlink:type="simple" xlink:href="https://reurl.cc/8GXxbb"><text:span text:style-name="T2">https://reurl.cc/8GXxbb</text:span></text:a><text:s/><text:line-break/><text:line-break/>懷軒</text:p>
      <text:p text:style-name="P2">陳真   |  2020.05.06 16:33   |   <text:a xlink:type="simple" xlink:href="http://palinfo.habago.org/Entry?Command=Information_PrintForum&amp;#FORUM39151"><text:span text:style-name="T1">#</text:span></text:a></text:p>
      <text:p text:style-name="P3">這案子有什麼問題或過錯需要究責？ <text:line-break/><text:line-break/>這年頭有一種 "名嘴化"　現象，每個人都儼然專家。真正的專家卻只能無語問蒼天。 <text:line-break/><text:line-break/>一般來講(非指個案)，在台灣，弱勢者特別是精神病患，往往遭到不合理的重判而非輕判，甚至栽贓，拿他當破案人頭；假破案真業績；而有錢有勢者則剛好相反，不管身上揹多少案子，不管如何為非作歹，幾乎都不會有事。 <text:line-break/><text:line-break/>醫生一般來講其實也一樣(非指個案)，為有錢有勢者開立診斷書或從事法律相關事項，往往比較體貼，會儘可能配合，方便當事人假釋或保外就醫或免除兵役等等等，例如扁珍便是一個最惡質的例子，一群綠油油的醫生，眛著良心，出賣專業，一味袒護。一般人則剛好相反，往往會得到遠比他應得的還要少的權益。為什麼呢？因為一般人無權無勢，醫生懶得鳥你。而且，醫生通常都很會保護自己，會儘可能朝保護自己的方向來從事相關的法律文書作業，以免捲入麻煩。</text:p>
      <text:p text:style-name="P2">穎芝   |  2020.05.06 13:33   |   <text:a xlink:type="simple" xlink:href="http://palinfo.habago.org/Entry?Command=Information_PrintForum&amp;#FORUM39150"><text:span text:style-name="T1">#</text:span></text:a></text:p>
      <text:p text:style-name="P5"><text:span text:style-name="T3">該咎責的是立法委員，而不是法官⋯ <text:line-break/></text:span><text:a xlink:type="simple" xlink:href="https://youtu.be/LqWmNPqnLK8"><text:span text:style-name="T4">https://youtu.be/LqWmNPqnLK8</text:span></text:a></text:p>
      <text:p text:style-name="P2">張欲為   |  2020.05.06 12:59   |   <text:a xlink:type="simple" xlink:href="http://palinfo.habago.org/Entry?Command=Information_PrintForum&amp;iPage=1#FORUM39149"><text:span text:style-name="T1">#</text:span></text:a></text:p>
      <text:p text:style-name="P3">精神病殺人犯無罪! 其實根本問題其實不是在於法官! 根據刑法18條~ 確實是能判無罪! 精神科醫生是專業判斷~ 錯也不在他! 根本層面在於制度問題! 為什麼一個正常人殺人之後要被判死刑或無期徒刑?! 不就是因為他剝奪他人性命! 所以法律認為他有與社會隔離必要! 但這類人再犯可能性高嗎?! 若是有計畫性的復仇行為~ 再殺他人可能性很低! 但精神病患就不一定了! <text:line-break/>我認為精神病患殺人有罪無罪~ 不該是判刑的根據! 而是有沒有必要進行社會性隔離才是判刑的依據! 精神病可視為一種無理性意識下的行為! 就像一個正常張開眼的人不會走到馬路中間去給車撞! 但是一個失聰又失明的人卻不一定了! 陳真醫師的論點我不能完全同意! 他的論點也有很多謬誤之處! 小孩子溜滑梯受傷去責怪溜滑梯! 小孩笑笑溜滑梯又不知道! 第一.溜滑梯是物而非人! 法律基本上是定給人去遵守的! 第二.溜滑梯是被動而非主動! 但精神病患殺人卻是主動的! 第三.如果溜滑梯是政府設置的~ 若是設置失當造成很多小孩受傷~ 是能申請國賠的! 若照這種說法~ 那如果把戀童癖定義為一種精神疾病! 戀童癖的犯人去誘姦少女~ 少女合意性交是否就不罰呢?! 法律的罰責若以行為學來說就是負增強和懲罰的概念! 開車若違反交通法規就會被罰錢! 因為不想被罰錢所以乖乖遵守交通法規~這就是一種負增強! 因為砍人而要坐牢就是一種懲罰! 以不能辨識行為能力者不罰的論點來看~ 不管是負增強或是懲罰都不能有所效用! 所以無罪! 但是無罪不代表無罰則! 這是不同的概念! 追溯根本人類的社會中為什麼會有法律存在? 因為人類是群體生活的動物! 若是一隻獅子為了和母獅交配殺掉~ 被牠打敗的原獅王的小孩! 有人去責怪牠嗎?! 上帝會不會一道雷劈下來打死那頭獅子? 當然不會! 因為獅子是動物! 在大自然生存只有兩條法則! 弱肉強食或適者生存! 但人類是群體生物必須要有一個依據作為規範! 有危害到其他個體生存的個體就該考慮的排除! 台灣人會這麼瘋狂的譴責精神犯殺人無罪的原因卻不那麼在意追究貪汙犯的原因在於人性! 馬斯洛理論把需求分成生理需求、安全需求、社會需求、尊重需求和自我實現! 多數人再考慮的不是殺人犯有罪無罪的問題 ，而是出於恐懼! 無差別的隨機殺人觸犯人安全需求的底線! 這個社會願意付出多少成本去包容一個殺人犯才是問題! 1930年代到1950年代流行的精神病治療法"前額葉切除手術"能讓精神病患"正常"點，但因為破壞大腦，普通人也可能會變成一個廢人! 若精神病患殺了人一律接受這種手術，我想或許就不會有這麼多人反對精神病殺人犯免死這事!(笑) <text:line-break/>因為我想這社會寧可多養一個廢人而不願意身邊有一個不定時炸彈! <text:line-break/>我們與惡的距離真的只有一線之隔! 若是今天強姦除罪化，我想一定有很多男性跑到路上強姦女性! 別不相信! 人性就是如此卑劣! 理性的犯罪者會把犯罪在陰暗面進行規避刑責! 不理性的犯罪者會把罪刑攤在陽光下! 但以受害者角度來說，受到的傷害卻並無差別! <text:line-break/>但把話題扯回來!台灣現今最大的問題在於民粹與理盲!一般民眾容易受到媒體與輿論影響常常陷於一種非A即B的概念!可悲的是現今政府卻利用這種民粹與理盲來實現自己的政治目的! <text:line-break/>台灣的民主是一種不成熟的民主!容易受到分化與操弄，而鮮少人能夠分別獨立思考! 把問題用不同的角度去思考!去仔細思考這些人做這些事背後的目的!台灣人純樸善良卻不夠理性! <text:line-break/>很多新聞媒體常用一種惡劣的手法企圖使閱聽人有不當連結(簡稱:帶風向!)但卻故意說是引述某某論壇或是某某(外國)專家學者所言，來規避新聞媒體該有的職業道德!在少了事實查核!甚至公然造謠的狀態下!台灣媒體就變成政府最好的操弄工具!在種種大內宣的帶風向影響下，自然而然形成一種民粹的風氣!非我族類全是敵人!</text:p>
      <text:p text:style-name="P2">陳真   |  2020.05.06 10:21   |   <text:a xlink:type="simple" xlink:href="http://palinfo.habago.org/Entry?Command=Information_PrintForum&amp;iPage=1#FORUM39148"><text:span text:style-name="T1">#</text:span></text:a></text:p>
      <text:p text:style-name="P6"><text:a xlink:type="simple" xlink:href="https://bit.ly/2WrBcnQ"><text:span text:style-name="T4">https://bit.ly/2WrBcnQ</text:span></text:a></text:p>
      <text:p text:style-name="P2">陳真   |  2020.05.06 03:40   |   <text:a xlink:type="simple" xlink:href="http://palinfo.habago.org/Entry?Command=Information_PrintForum&amp;iPage=1#FORUM39147"><text:span text:style-name="T1">#</text:span></text:a></text:p>
      <text:p text:style-name="P3">你準備好當人肉炸彈了嗎？ <text:line-break/><text:line-break/>陳真 <text:line-break/><text:line-break/>2020. 05. 06. <text:line-break/><text:line-break/><text:line-break/>剛剛看到底下這段新聞，非常震驚。「風傳媒」報導說： <text:line-break/><text:line-break/>「匹茲堡大學醫學院37歲的華裔研究助理教授劉冰（Bing Liu，音譯），在取得新冠肺炎『非常重大的發現』前夕，遭一名男子槍斃身亡，上周末被發現陳屍在賓州羅斯鎮住處。劉冰身中數槍，頭、頸、軀幹皆有致命傷，附近一台車上還有另一名男性死者，警方初步判定，車上死者為加害者，謀殺劉冰後畏罪自殺；兇嫌先到劉冰家中將其殺害，再回到自己的車上，持槍轟腦自殺。目前還無法得知兇嫌身分及殺人動機。 <text:line-break/><text:line-break/>匹茲堡大學（University of Pittsburgh School of Medicine）醫學院4日發表聲明指出：『劉冰即將取得有關新型冠狀病毒（SARS-CoV-2）的重大發現，該發現將有助於我們理解感染病毒時，細胞的反應機制以及後續併發症的細胞基礎。』」 <text:line-break/><text:line-break/>對於這事，我真是非常震驚，因為這意味著美國對於中國的鬥爭遠遠比我想像的還要劇烈而緊迫；對於美國一手製造的這場新冠病毒災難，一定還有很多我們所不了解的內情與後續發展。 <text:line-break/><text:line-break/>美國經常殺害敵國的科學家，這不是新鮮事。記得去年初，我車子送修，等候期間，隨手翻閱一本財經雜誌，赫然看到繼錢學森之後，中國最頂尖的天才科學家之一張首晟，居然在美國住處跳樓「自殺」！！！而且就在同一天，華為公主孟晚舟被加拿大政府逮捕 (正確來說是綁架，因為那是欲加之罪，何患無辭)！！！據張首晟同事說，自殺前一天，FBI 前往張首晟史丹佛大學的辦公室進行「拜會」。 <text:line-break/><text:line-break/>可別跟我說這又是巧合。  <text:line-break/><text:line-break/>媒體報導，「當年 (即2018年) 9月，張首晟接受華為公司委託，研究中國晶片，獲得重大突破。在晶片技術發佈會前夕，張首晟卻在美國跳樓自殺。美方給出解釋說張首晟有憂鬱症！」 <text:line-break/><text:line-break/>你信嗎？我當然不信，因為我不是腦殘。 <text:line-break/><text:line-break/>再舉個例，2008年，一位萬眾矚目的中國天才數學家任偉，在即將取得芝加哥大學博士學位準備返國服務的前夕，突然也跳樓「自殺」。包括他的家人和同學及老師都表示任偉個性開朗陽光，絕不可能自殺。媒體報導，任偉的數學研究成果對於中國軍事科技發展將會有重大幫助。 <text:line-break/><text:line-break/>其他還有很多類似的例子。腦殘們一定會說「證據呢？」它媽的這種事能夠有多少機會在當下取得證據？若非謀殺，難道全都只是一樁樁的巧合？天底下會有這麼一連串的無數巧合，而且總是湊巧對美國具有關鍵性利益。 <text:line-break/><text:line-break/>各位還記得我在911事件發生後兩年，亦即2003年寫過的一系列有關911事件的文章嗎？比方說底下這篇，一共有三頁： <text:line-break/><text:line-break/><text:a xlink:type="simple" xlink:href="https://bit.ly/2yz2PTU"><text:span text:style-name="T2">https://bit.ly/2yz2PTU</text:span></text:a><text:s/><text:line-break/><text:line-break/>我寫說： <text:line-break/><text:line-break/>「布希及其一幫爪牙，一幫陰沉的左右手，謂之『智囊』（名叫Project for the New American Century，簡稱PNAC），居然能在 911 之前兩年（1999），就像未卜先知那樣，寫出一篇八十多頁的『施政藍圖』，提倡各種侵略思維和軍事擴張計劃，主張掠奪世界各地資源，鼓吹一種『全面作戰』（total war）的戰爭計畫。洋洋灑灑一大本就像『劇本』那樣的東西，裏頭種種軍事擴張計畫和侵略行動，包括侵略伊拉克等等等，居然一一實現！！請問那不是劇本是什麼？ <text:line-break/><text:line-break/>最不可思議的是，在這劇本的結尾，以副總統錢尼以及惡名昭彰、外號『黑暗王子』（The Prince of Darkness）的 Richard Perle 為首的這群『智囊』，居然進一步『建議』白宮說：我們目前需要一個『新珍珠港事件』，以便推動這個『全球戰略計劃』。 <text:line-break/><text:line-break/>就在他們這麼『建議』時，真是天佑美國，老天爺居然真的助了他們一臂之力，真的給了他們一個能夠讓他們『大展侵略戰爭鴻圖』的『新珍珠港事件』！難道這些王八蛋是未卜先知？？？？還是他們根本就是 911 的導演？ <text:line-break/><text:line-break/>這個未卜先知一般的『施政劇本』，叫做《重建美國國防：新世紀之美國戰略、武裝及資源》（Rebuilding America's Defenses: Strategies, Forces, And Resources For A New Century）。它是911事件的兩年多前寫的，但是，一直到去年 (2002) 年底才揭露。關於該『施政藍圖』種種，參見《美國新世紀計劃》的說明。 <text:line-break/><text:line-break/>『施政藍圖』裏頭說，為了掌控全球各地資源，『我們需要一種災難性和具有催化效果的事件來促成我們的計畫，就好比說是一個新珍珠港事件』。（“catastrophic and catalysing event - like a new Pearl Harbor.”） <text:line-break/><text:line-break/>American Free Press 問這個白宮『智囊團』PNAC 的副主席 Christopher Maletz 說，你們之所以需要一個『新珍珠港事件』的目的何在？ <text:line-break/><text:line-break/>這位副主席公開回答說：『我們需要更多錢來提昇國防能力，發展新型武器，如果沒有這樣一個災難性事件，不管是政治人物或軍方，都無法推動這個（新世紀）計劃。』（“[We] needed more money to up the defense budget for raises, new arms, and future capabilities…Without some disaster or catastrophic event” neither the politicians nor the military would have approved.”） <text:line-break/><text:line-break/>PNAC 更露骨地說，我們必須把美國軍事能力和戰略思想做個『徹底的改變』（radical transformation），這是一種『中心任務』（core mission），美軍必須具有這樣一種能力，必須能夠『同一時間進行各種重大作戰，並且具有決定性的致勝能力。』這將需要很多錢，才有辦法做到這樣一種以軍事支配全球的帝國武裝勢力。而這個『徹底改變的過程』，『正需要一種災難性和具有催化效果的事件來促成，就好比說是一個新珍珠港事件。』 <text:line-break/><text:line-break/>PNAC 的創辦人不是別人，就是上頭提到的那位外號『黑暗王子』的Perle。這個人，如果你稍微了解他的言行，一定會全身毛骨聳然。除了用『撒旦』來形容之外，世界上恐怕很難找到更恐怖、更冷血的人了（至少我沒見過比他更恐怖的人）。也因此，有人說他是『世界上最恐怖的恐怖份子』，就連許多極右派的勢力都覺得不可思議，說他瘋了。John Pilger 曾訪問過他，之後也公開說這個人『瘋了』。 <text:line-break/><text:line-break/>他當然沒有瘋。他不是瘋，而是太聰明、太會算計、太有把握了。他不是瘋，而是喪心病狂。他不但是 PNAC 的創辦人，同時也是美國國防部首席顧問。前些日子，他語帶戲謔地說，所謂大規模毀滅武器本來就只是一種發動戰爭的藉口，甚至還說美國之侵略伊拉克『本來就是非法啊』。意思是說，非法又怎麼樣？！他甚至曾經大力鼓吹消滅聯合國，因為他認為聯合國阻礙了世界的進步。 <text:line-break/><text:line-break/>去年年底，在接受 John Pilger 的採訪時，這位『黑暗王子』仍然高唱『美國新世紀』之『全球作戰計劃』。他說：『這是一種全面性的戰爭，我們要打敗各種敵人，我們還有更多敵人在外頭。之前有很多人說我們應該先打阿富汗，搞定之後，再來打伊拉克，這根本就是胡說八道。我們如果具有真正的全球視野，就應該同時去面對這一切，而不是一個接一個；我們應該發動一種全球性的戰爭…許多年之後，我們的小孩，將會為我們之創舉，用偉大的歌聲來歌頌。』 <text:line-break/><text:line-break/>（“This is total war. We are fighting a variety of enemies. There are lots of them out there. All this talk about first we are going to do Afghanistan, then we will do Iraq... this is entirely the wrong way to go about it. If we just let our vision of the world go forth, and we embrace it entirely and we don't try to piece together clever diplomacy, but just wage a total war... our children will sing great songs about us years from now.”） <text:line-break/><text:line-break/>我在此只是要說兩點： <text:line-break/><text:line-break/>一，這只是各式各樣的無數「巧合」，你信嗎？ <text:line-break/><text:line-break/>當美國準備侵略阿富汗、伊拉克和敘利亞等等等，一切作戰計劃都擬定好了，然後說我們現在需要一個「新珍珠港事件」來充當發動全面戰爭的催化劑和藉口。果然，不久之後，天佑美國！居然就真的發生了911事件這樣一個「新珍珠港事件」，好讓美軍從此在中東等國展開長達二十年的侵略大屠殺。 <text:line-break/><text:line-break/>對付中國也是，去年 (2019年) 3月25日，美國在中美關係上做出了史無前例的戰略調整，把中國定位為敵人，成立「應對中國當前危險委員會」（Committee on the Present Danger: China），正式展開對中國的各項鬥爭。其中之主要戰略之一就是打斷中國的一帶一路計畫，阻斷中國與世界各國的交流與發展。它媽的這樣一個幾乎不可能實現的願望，果然又再度天佑美國！！竟然莫名其妙來了一個新冠病毒，神乎其技地讓世界果然回到各自為政的城邦時代，瓦解一帶一路，徹底孤立中國。 <text:line-break/><text:line-break/>如果說這一切全只是巧合，你信嗎？我不信，因為我不是腦殘。 <text:line-break/><text:line-break/>我在去年八月十四日的「卡韓政變 (135)」中寫道： <text:line-break/><text:line-break/>「政治其實就是鬥爭，就是戰爭，只是不一定馬上射飛彈而已，但是搞暗殺、搞動亂、造謠抹黑與傷害金融與貿易之事，卻是所謂政治鬥爭之常態性運作。你看，美國至今很後悔當初沒有把中國飛彈之父錢學森給暗殺掉，而讓他回到中國。 <text:line-break/><text:line-break/>美國海軍次長 Dan A. Kimball 曾經如此宣稱：『錢學森無論走到哪，都抵得上三到五 個師的兵力，我寧可把他殺掉，也絕不會讓他回到中國』。你想，像肖翔和張首晟那樣一些被視為『比核彈威力還大』之等級的革命性科學家，這兩年莫名其妙一個個自殺了、出意外了，有可能是單純事件或什麼憂鬱症嗎？當然不是。 <text:line-break/><text:line-break/>還有像任偉那樣一個萬眾矚目的年輕天才數學家，學成歸國前夕突然就想不開而自殺了。他的師長與同學們都說這根本是不可能的事，大家都說他脾氣好，個性開朗，生活愉快，根本沒有任何自殺的理由。 <text:line-break/><text:line-break/>我想說的是：美國所主導的政治，比我們一般人所想像的還要直接，還要『具體』 (暗殺夠具體了吧)，還要更加粗糙粗暴許多，簡單說就是用盡一切血腥卑鄙手段，把你弄死，進而侵略之，所謂人性，基本上是根本不存在政治裏頭的。我因此對那些所謂社會分析，講一些很膚淺瑣碎的東西，總覺得很低能很無聊，因為那根本不是政治的基本樣貌與運作架構。」 <text:line-break/><text:line-break/>二，我第二點想說而且一直在說的是，台灣是中美戰爭的一個美製人肉炸彈。 <text:line-break/><text:line-break/>我常訂閱 google關鍵字來追蹤一些人與事。所有人物方面，我目前只訂閱一個人，那就是上面所提的這位向來非常「愛台灣」、常說要「捍衛台灣民主」的黑暗王子Richard Perle；不管有無當官，他才是美國真正的領導人之一，向來推動戰爭不遺餘力，而消滅中國很顯然就是他的下一波計畫。看來，人渣黨決心要讓台灣扮演人肉炸彈的角色。 <text:line-break/><text:line-break/>人渣黨這兩年經常一再說，「台灣已經準備好面對戰爭」，蔡英文最近甚至加碼說，台灣準備好要面對大陸的「第一擊」，希望在承受第一擊之後，全世界都會來救台灣云云。其實，不管是第幾擊，倒霉的通常不會是檯面政客，而是一般平民百姓。台灣並不是準備好面對戰爭，而是美國及其走狗漢奸們似乎 <text:line-break/>已經準備好要把台灣當成人肉炸彈來對付中國大陸。</text:p>
      <text:p text:style-name="P2">陳真   |  2020.05.05 20:58   |   <text:a xlink:type="simple" xlink:href="http://palinfo.habago.org/Entry?Command=Information_PrintForum&amp;iPage=1#FORUM39146"><text:span text:style-name="T1">#</text:span></text:a></text:p>
      <text:p text:style-name="P4">台灣時光倒流了五百年嗎？(四) <text:line-break/><text:line-break/>陳真 <text:line-break/><text:line-break/>2020. 05. 05. <text:line-break/><text:line-break/><text:line-break/>小孩走路跌倒，馬上哭，安慰無效，大人就打地板「處罰」，或是罵地板「你怎麼可以害人家小可愛跌倒，你很不乖哦，下次再這樣，我就要生氣氣了哦。」小孩一聽，冤屈得解，很快就笑了。 <text:line-break/><text:line-break/>三歲以下可以這樣唬弄，但是四、五歲就不好騙了，不過，安慰效果多少還是有的。但最近有一回，我女兒溜滑梯摔一跤，我馬上罵溜滑梯，她雖然對我的表現很滿意，卻露出蒙娜麗莎式的微笑，丟下一句話說：「它 (溜滑梯) 又不知道自己在做什麼。」 <text:line-break/><text:line-break/>這話就說中司法精神醫學的精髓了。連四歲小孩都能懂得這道理，各位真的不懂嗎？溜滑梯不是「故意」要害我女兒跌倒，但它倒也不是「無意」，它沒有所謂故意或不故意，它根本什麼都不知道。 <text:line-break/><text:line-break/>這樣一個例子表面上很誇張，好像很難套用在人身上，但其實內在邏輯是一樣的，如果我連自己在幹什麼都不知道，我能為自己的行為負起多少責任便有了爭議空間。 <text:line-break/><text:line-break/>比方說，我若故意喝酒，喝得醉醺醺，然後犯下刑案，我當然還是得為自己的行為負起責任，而且說不定還得加重刑責，例如酒駕。但是，我若罹患某種重大精神病，根本非我所願，而且病得一塌糊塗，甚至自以為是乾隆皇帝，跑到大街上發布聖旨，或是拿大便當飯吃，說是靈丹妙藥，那麼，我的行為責任當然相對就減少許多，甚至可以完全豁免。 <text:line-break/><text:line-break/>權利與義務(或責任)是相對的，我有多少行使權利的空間，就應當負起多少責任義務。如果我們反對這樣的衡量邏輯，那就應該廢除比方說監護宣告或輔助宣告亦即禁治產等等一切相關法律。我常幫法院從事這類精神鑑定，判斷一個人是否具有行為能力做出簽名蓋章訂定合約進行買賣或處分財產等能力，亦即判斷一個人是否具有充份意志的行使能力。 <text:line-break/><text:line-break/>這很重要。小時候，市中心住著一位大富豪，死掉後財產全歸兒子所有，兒子是精神病人，一夕之間以極低價格把所有房地產全賣給別有居心者，後來淪為街頭遊民。我念小學時聽聞這一幕，相當震撼，記憶很深。 <text:line-break/><text:line-break/>也許你會說，只要犯了案，任誰都能假裝精神有問題。這樣的疑慮其實不存在，就算強尼戴普或馬龍白蘭度來騙也騙不了。別說精神病，就連要假裝中風或失智都幾乎不可能。 <text:line-break/><text:line-break/>之前在台大雲林分院工作時曾遇過詐騙集團，可能看我貌似忠厚，打算欺之以方，一連幾天，陸續來了幾十個病人，個個假裝失智，假裝中風，假裝半身不遂，假裝有妄想有幻聽等等等，它媽的就是想騙我開診斷書。但我敢說，沒有一個能逃得過我的法眼。我相信任何一個醫生也都能做到。為什麼呢？因為有病沒病不是病人說了算，而是一種客觀評估。 <text:line-break/><text:line-break/>即便是看不見的「精神」病也一樣，你很難假裝。精神雖然看不見，但生活和行為看得見。思想雖然看不見，但言語和態度及各種行為反應看得見。 <text:line-break/><text:line-break/>不妨考慮兩個概念。一是理性的內在一致性，一是精神或思想狀態的持續性。也許可以簡單這麼說，你不可能一會兒瘋，一會兒不瘋，你也不可能在同一情境下只瘋這個不瘋那個，因為概念不可能單獨持有，而勢必構成一個概念「網」，一種「系統」。 <text:line-break/><text:line-break/>就比方說，如果你會演算25加37等於62，那你就沒理由裝蒜說你不會2加5等於7。反過來說也一樣，「瘋狂」必定影響整個認知與生活，而不可能一方面維持良好生活狀態，一方面卻又說自己精神失常。同樣地，你也不可能僅僅「某個」概念失常，而必定是「一整個」認知系統有了問題。 <text:line-break/><text:line-break/>同理，當一個人把自己的媽媽頭砍掉，提著血淋淋的頭在街上走，語無倫次號召眾人說自己來自外太空，已經除掉什麼魔鬼大王，拯救了地球人。一個人如果病到這種地步，那麼，他的生活必然早已遭受重大影響，他不可能還維持一個穩定工作，不可能生活自理得非常好，不可能常常跟女朋友去看海看星星看電影，同時也不可能維持良好的各種現實感與認知能力和判斷力。 <text:line-break/><text:line-break/>他連自己的老媽都能看成惡魔大王了，還說自己來自天上哪顆星，下凡來拯救地球人，那你覺得他還能有多少行為能力？還能有多少自主意志？他根本不知道自己在幹什麼不是嗎？ <text:line-break/><text:line-break/>也就是說，理性具有一種內在的一致性，從而精神或思想與認知狀態也必然具有某種持續性，它不會是一種獨立的、一時一地的片段言行，除非他當下吃了什麼毒品或藥物，才有可能製造一時的精神錯亂。 <text:line-break/><text:line-break/>當一個人連自己的媽媽都說是哪個邪惡星球派來的惡魔大王，必須砍頭除魔。這時候，你要懲罰他什麼？懲罰，必然是針對某種惡行或惡意，當惡意不存在，當惡行之「惡」已失去基本現實意義 (當事人砍媽媽的頭是為了行善，為了拯救地球人，而媽媽不是媽媽，而是惡魔大王)，你要懲罰什麼？制裁什麼？ <text:line-break/><text:line-break/>嫌犯需要的不是懲罰，不是制裁，而是幫助與治療；我們應該有的是良好的同理心與想像力，同理類似病況遭遇，想像一種瘋狂的詭異情境，而不是對之滿懷仇恨。在某個重要意義上，嫌犯往往是無辜的，他是疾病與不良社會照護體系的受害者，而非僅僅是某種行為主義概念下的加害者。 <text:line-break/><text:line-break/>二十多年前，我在沙鹿童綜合醫院當一人主任，有個智能不足合併思覺失調症的病人突然被警察抓走，而且還羈押禁見。他唯一的親人是他貧窮年邁的殘障母親，跑來找我，說他兒子半夜跑去人家的西瓜園裏挖土坑睡覺，說有鬼在後面要抓他(其實是幻聽)，嚇得躲進一個西瓜園。 <text:line-break/><text:line-break/>隔天早上，主人來巡園，看到他，以為是小偷，揍了他一頓，打得鼻青臉腫，而他也確實挖了一顆小玉西瓜止渴。這個案子很快就宣判，檢調為了做業績，小案大辦，躲入西瓜園裏避難 (因為鬼要抓他)，半夜偷吃了一顆西瓜，結果變成「侵入民宅搶奪財物」，居然重判十年。 <text:line-break/><text:line-break/>我覺得很不滿，於是第二次上訴開庭時，我不請自來，就像在演包青天那樣，擅闖法院喊冤，說我是該嫌犯的醫師，我願意當專家證人，陳述相關病情及事發經過。 <text:line-break/><text:line-break/>後來改判，十年牢獄變成一年。我仍不服氣，因為根本不應該被判有罪，但我也沒辦法。法官反駁我說：「你說他有精神病，但我問他姓名，他都知道。」我聽了很無言，一個人的認知能力與行為能力怎麼會是這樣子判斷？ <text:line-break/><text:line-break/>我始終認為，台灣的法界人士之相關醫學知識太少，太疏忽於考量精神病人的行為能力之有限性，甚至往往以其極易被誤導之口供而加重其刑責，甚至一案多破，小案大辦，增加司法業績。 <text:line-break/><text:line-break/>我想強調的是：我們需要對所謂犯行、犯意及其心智能力與精神狀態擁有更多更為細膩的理解，而不是製造更多荒謬透頂的腦殘偏見與誤解。 <text:line-break/><text:line-break/>二十多年前，我有個病患是個年輕女生，溫和含蓄，工作勤奮，據說鄰里親友人見人誇。但是，後來發生一場重大車禍，傷及大腦，保住一條小命後，性情大變，變得話多，狂躁，喜怒無常，每天四處公然找男人上床。 <text:line-break/><text:line-break/>這例子告訴我們，就連人格或個性這樣一種恆久穩定的東西，都有可能因為疾病或腦傷而遭到往往不可逆的傷害而產生本質性的變化。這時候，你覺得當事人應該為她的行為負起多少責任？是不是就有了爭議空間？她並不是要「故意」變得話多、狂暴、四處濫交，而是疾病與腦傷所致。 <text:line-break/><text:line-break/>如果你能同意她不是「故意」如此，如果你能同意那個斬首自己母親的年輕人並非「故意」殺害一向感情深厚的母親 (他始終堅持他殺掉的是外星惡魔大王)，如果你能同意那位躲進西瓜園避免被鬼抓走的病人根本不是為了偷竊而來，那麼，你其實也就同意我們並不僅僅只是在處理一個行為主義問題，更是在談論一種更具有深厚道德意涵的疾病概念問題；綜合考量這兩者，才是法律精神所在。 <text:line-break/><text:line-break/>過去幾千年來，精神病不是病，而是一種罪，一種敗德，一種凶兆與詛咒，牽扯的概念是「罪犯、罪行與巫師、巫術與邪靈附身」等等等。這樣一種本質性的誤解，使得至少數十萬的精神病人慘遭虐殺與流放。一直到近代，具實證性的自然科學興起，依據各種生物證據，精神病方才成為一種病，擺脫無謂的道德模式或荒唐的鬼神概念。 <text:line-break/><text:line-break/>上星期，我的門診有個病人跑來問我說他會不會殺人？我說，我怎麼知道你會不會殺人？他說：「電視上說的」。他還問我，「我是電視上說的那個病、叫做什麼思覺失調嗎？」我說：「對啊。」 <text:line-break/><text:line-break/>病人說：「這個病會想殺人嗎？」 <text:line-break/><text:line-break/>我說：「這個病跟想不想殺人沒有關係。」 <text:line-break/><text:line-break/>病人說：「所以我不會去殺人？」 <text:line-break/><text:line-break/>我說：「我不知道你會不會殺人，但我知道你如果殺人，不會無罪，連減刑也不會。」 <text:line-break/><text:line-break/>病人說：「不是說只要得這個病殺人就可以無罪嗎？」 <text:line-break/><text:line-break/>我說：「沒這回事，那是有些人故意胡說八道。每個人狀況不同，你一定會有罪。」 <text:line-break/><text:line-break/>病人說：「為什麼？」 <text:line-break/><text:line-break/>我說：「因為你治療得很好，很穩定。」 <text:line-break/><text:line-break/>不同個案，不同狀況，行為能力的評估結果自然也就不一樣。因此，我們不可能針對社會上的個案發表個別意見，而只能談論普遍原則。個案就是個案，理解個案就必須進入各種個別細節。所謂精神鑑定專家，就是根據這一切細節來做出相應於某個情境的行為能力評估。 <text:line-break/><text:line-break/>這樣一種精神評估，本質上有兩個特點，一光譜，二隱喻。光譜意味著它並非一種非黑即白的判斷，而是有著各種程度差異的可能性，而非僅僅只是自主能力之「有」或「無」。 <text:line-break/><text:line-break/>至於隱喻，聽起來好像很不可靠，但是，哪個自然科學不是這樣？它就如同所有自然科學一樣無法精確，充滿不確定性；證據與結論之間永遠有著一道難以跨越的概念鴻溝。 <text:line-break/><text:line-break/>它畢竟不是數學或邏輯；它講究歸納與推論以及各種實證細節；它不是一種主觀好惡，更非臆測，但它或多或少就如同所有隱喻那樣，對精神狀態或心智世界提供了一種類比與想像，為其應有的「概念爭議空間」添加更為豐富細膩的理解之各種可能性。最終，它不但幫助我們了解「瘋狂」之「異己」，同時也幫助我們了解自己之所謂「正常」。  <text:line-break/><text:line-break/>在台灣，自以為正義的腦殘暴民四起，攻擊專家，真是非常愚昧且荒唐，它媽的我是活在中古世紀嗎？人類花了數千年，好不容易把精神疾病從道德與鬼神模式（罪犯、巫婆與附身等等）轉為疾病模式，就如同「天狗噬日」好不容易轉為日蝕，難道現在又要時光倒流千年，重溫悲劇？ <text:line-break/><text:line-break/>p.s.：利用下班之際與看診空檔匆匆寫，沒法斟酌，寫得語無倫次，不過，大概意思就是這樣。暴民若要出征我也沒有用，畢竟我只是在說明一種正常社會的普通常識，而不是在講一種奇談怪論。禍福榮辱盡生平，一項也沒少過，我本無意於人世，就算把我槍斃，我還是會講一樣的話。 <text:line-break/><text:line-break/>各位要知道，許多故事裡頭，並不是受害者與加害者的組合，也許包括你我在內，我們都是某種悲劇形式的主角。旁人需要更多的理解與憐憫，我們自己何嘗不也一樣？</text:p>
      <text:p text:style-name="P2">陳真   |  2020.05.05 10:54   |   <text:a xlink:type="simple" xlink:href="http://palinfo.habago.org/Entry?Command=Information_PrintForum&amp;#FORUM39145"><text:span text:style-name="T1">#</text:span></text:a></text:p>
      <text:p text:style-name="P3">我看了一下內容： <text:line-break/><text:line-break/><text:a xlink:type="simple" xlink:href="https://bit.ly/3dcb3ju"><text:span text:style-name="T2">https://bit.ly/3dcb3ju</text:span></text:a><text:s/><text:line-break/><text:line-break/>第一句話就不對，它寫說： <text:line-break/><text:line-break/>「去年11月17日，中國湖北省武漢市一張胸部電腦斷層掃描（CT）影像出現毛玻璃狀結節（nodule），疑似新型肺炎病例。」 <text:line-break/><text:line-break/>「毛玻璃狀病灶」的英文叫做(ground glass opacity)，簡稱GGO，指的是電腦斷層上看到肺部呈現一種雲霧狀的密度改變，相對於實心或實質的變化。這個小東西，隨著時間可大可小，須定期追蹤有無變化。我肺裏就有兩三個這種小結節，我已經注意它十多年了，原本三個，現在變成兩個，而且縮小；應是良性無誤。哪天萬一長大，那就麻煩了，須注意有癌化可能。 <text:line-break/><text:line-break/>這東西很常見，如果體檢發現，先別急著寫遺書，只要每年追蹤檢查即可。 <text:line-break/><text:line-break/>GGO隨著型態不同，還可細分，體積越小、形狀越單純者癌化機率越低，比較多可能是過去曾經肺部感染所留下的「傷痕」。 <text:line-break/><text:line-break/>總之，沒有人會看到一個毛玻璃狀的結節就說那是什麼「新型肺炎」。真是鬼扯蛋。 <text:line-break/><text:line-break/>這文章表面上是科學，一堆科普，其實科學只是表面裝飾，預設前提與結論卻是政治與謊言。作者說要從「科學上」探究新冠病毒的「源頭」，但卻先從政治上一口咬定病毒是從武漢「首次出現」，開始傳播，然後「迅速從中國傳播到新加坡、韓國、日本等亞洲區域，蔓延到歐洲地區（特別是義大利以及西班牙），再擴散至美洲地區（美國紐約成為重災區）」，均可「追溯至同一感染源」。 <text:line-break/><text:line-break/>這樣的鬼扯蛋叫做科學嗎？</text:p>
      <text:p text:style-name="P2">穎芝   |  2020.05.05 10:38   |   <text:a xlink:type="simple" xlink:href="http://palinfo.habago.org/Entry?Command=Information_PrintForum&amp;#FORUM39144"><text:span text:style-name="T1">#</text:span></text:a></text:p>
      <text:p text:style-name="P4">科學人最新一期導讀：《2020年5月號《科學人》雜誌－透視新冠病毒》 <text:line-break/><text:a xlink:type="simple" xlink:href="https://youtu.be/fM5xmrlIk5w"><text:span text:style-name="T2">https://youtu.be/fM5xmrlIk5w</text:span></text:a><text:s/><text:line-break/><text:line-break/><text:line-break/>這一期報導內容包括新冠病毒的起源、病毒是人為還是自然演化、新冠疫苗的研發等相關內容⋯ <text:line-break/><text:a xlink:type="simple" xlink:href="https://sa.ylib.com/Catalog.aspx?id=292"><text:span text:style-name="T2">https://sa.ylib.com/Catalog.aspx?id=292</text:span></text:a><text:s/><text:line-break/><text:line-break/></text:p>
      <text:p text:style-name="P2">衛思燕   |  2020.05.05 01:14   |   <text:a xlink:type="simple" xlink:href="http://palinfo.habago.org/Entry?Command=Information_PrintForum&amp;iPage=1#FORUM39143"><text:span text:style-name="T1">#</text:span></text:a></text:p>
      <text:p text:style-name="P3">Modern Educayshun (Education) 是2015年的一部短片。 <text:line-break/>當時，很多人也許會把劇中的情節，看成是誇大現狀的喜劇。 <text:line-break/>不知道現在大家看這部短片，會覺得這就是現狀? 還是覺得被冒犯了呢? <text:line-break/><text:line-break/>Modern Educayshun, 2015 <text:line-break/>Written and Directed by Neel Kolhatkar <text:line-break/><text:a xlink:type="simple" xlink:href="https://www.youtube.com/watch?v=iKcWu0tsiZM"><text:span text:style-name="T2">https://www.youtube.com/watch?v=iKcWu0tsiZM</text:span></text:a><text:s/><text:line-break/><text:line-break/>要看中文字幕的在底下: <text:line-break/><text:a xlink:type="simple" xlink:href="https://www.youtube.com/watch?v=lt7AD6f8y2o"><text:span text:style-name="T2">https://www.youtube.com/watch?v=lt7AD6f8y2o</text:span></text:a></text:p>
      <text:p text:style-name="P2">陳真   |  2020.05.04 20:25   |   <text:a xlink:type="simple" xlink:href="http://palinfo.habago.org/Entry?Command=Information_PrintForum&amp;iPage=1#FORUM39142"><text:span text:style-name="T1">#</text:span></text:a></text:p>
      <text:p text:style-name="P4">這些違法亂紀的人渣，不知道要囂張到幾時。 <text:line-break/><text:line-break/>台灣人的修養真好，如此荒唐都還不生氣，反而每天對於一個政壇極其罕見的好人韓國瑜像有殺父之仇似的。 <text:line-break/><text:line-break/>所謂民主選舉，基本上就是一種騙局，因為我只要牢牢掌控媒體，我便可以隨心所欲製造無數腦殘，讓腦殘崇拜任何一個人渣，熱愛任何一隻政治蟑螂，並且痛恨義人。 <text:line-break/><text:line-break/>罷免案，韓國瑜肯定是贏家。我不是說勝負，而是說善惡。在這樣一個人渣橫行、蟑螂出沒、放眼四周全是腦殘的鬼島上，種種羞辱與折磨，事實上都是一種榮耀的桂冠。上天會紀念這一切。這點信心我倒是有的。 <text:line-break/><text:line-break/>陳真 2020. 05. 04. <text:line-break/><text:line-break/>================= <text:line-break/><text:line-break/>【重磅快評】李進勇剁頭搞民粹 南下秒變罷韓指揮官？ <text:line-break/><text:line-break/>聯合新聞網 主筆室 <text:line-break/><text:line-break/>2020年5月4日 <text:line-break/><text:line-break/>高雄市長韓國瑜罷免案投票即將登場，藍綠對峙氣氛升高，中選會主委李進勇昨天南下視察罷免投開票防疫工作演練，針對高雄市政府反映投票場所借不到的問題，李竟發豪語，請市府上報適合當作投開票所的國立學校及中央機關，如果這些單位不同意，「我這顆頭剁給你」，儼然「罷韓指揮官」上身。 <text:line-break/><text:line-break/>李進勇以中選會主委身分南下視察罷韓投開票防疫工作演練，本來就很不尋常，以李進勇的行事作風，此行也充滿了政治味，李主委一言一行本來就應謹守份際，守護中選會的獨立與中立，但李進勇一開口，「罷韓指揮官」瞬時上身，官威膨脹了好幾倍，好像教育部、經濟部等中央部會都歸他管，忘了中選會是獨立機關，更忘了行政中立為何物。 <text:line-break/><text:line-break/>高雄市副市長陳雄文兼高雄市選委會主委，他在演練中反映罷免案需要設立1823個投開票所，但近來各級學校因疫情關係而封閉，選委會洽借場地發生不少困難，希望中央幫助尋找合適投票場所及協助消毒工作；陳的發言本來就是反映疫情期間的地方選務困難，並無不當。 <text:line-break/><text:line-break/>李進勇雖強調中選會會秉持中立，但卻說希望高雄市民兩年前市長選舉在哪投票，這次的罷免就去哪裡投票，「重新思考要怎麼選擇！」；他還說，一般中小學校借不到沒關係，只要高市社區內有中央所屬學校、公國營機關，中選會都可幫忙溝通借用，名單請區公所開出來，「如果對方不願意借，我這顆頭剁給你」。 <text:line-break/><text:line-break/>李進勇的剁頭說有如賣蜂蜜，其實大搞民粹，「兩年前市長選舉在哪投票，這次的罷免就去哪裡」，這不是宣傳罷免投票是什麼？本來罷免投票依法是不能宣傳，但在綠營主導下，三年前在立法院通過修正，不過，不管罷韓團體如何宣傳，總輪不到中選會主委來宣傳，藉視察之名，行宣傳之實，裁判也跳下來當選手，真讓人拍案驚奇。 <text:line-break/><text:line-break/>兩年前韓流吹起，李進勇在雲林縣長選舉一役中箭落馬，一度表示他要在故鄉終結政治生命，因為故鄉的土地非常柔軟的，在故鄉跌倒比較不會那麼痛，這是上帝最好的安排，其感性讓人印象深刻 。 <text:line-break/><text:line-break/>不旋腫，李進勇又找到政治舞台，蔡英文找他出任中選會主委，他是法律人，自知爭議極大，為減少立院同意阻力，回應中立性的疑慮，他向民進黨申請註銷黨籍，但如今腳踩高雄土地，彷彿踏上復仇之路，要高雄市民「重新思考要怎麼選擇！」，充當不適格的罷韓急先鋒，莫非遇到韓國瑜，李進勇的黨籍就自動恢復？</text:p>
      <text:p text:style-name="P2">孫從輔   |  2020.05.04 12:56   |   <text:a xlink:type="simple" xlink:href="http://palinfo.habago.org/Entry?Command=Information_PrintForum&amp;iPage=1#FORUM39141"><text:span text:style-name="T1">#</text:span></text:a></text:p>
      <text:p text:style-name="P3">由於長期的愚民教育，台灣社會常常形成一些不經大腦思考的民怨，再被政客轉移焦點至底層與弱勢群眾身上。政客這樣做的邪惡自私處在於，為了避免這些幼稚怒火回燒到政客自身，找沒有能力對抗民粹的更弱勢群體當替罪羊。這次精神疾病嫌犯的案件如是，之前不成比例地對酒店業嚴厲管制亦如是 (照同樣邏輯，中研院有疫情時為何不全院關閉一陣子？)。 <text:line-break/><text:line-break/>前陣子列寧誕辰150週年，我複習了他的生平。列寧最大的影響在於，他找到方法使底層民眾真的能有目標、有計畫、有組織地行動起來，改變自身命運。這不是一件簡單的事。現今美國底層白人對日益惡化的處境不滿，他們的政治能量卻無法凝聚，反而被民粹政客利用，以至歧視更弱勢的種族、宗教，仇恨移民，仇恨中國，最後選出了一個什麼也幫不了他們的川普。台灣呢？社會的各個方面都在加速惡化，大部分民眾卻仍沈浸在「最美的風景是人」、「自由民主好棒棒」的幻覺中。如此昧於現實，連對處境不滿的政治能量都沒有，又怎能有改革甚至革命的動機？</text:p>
      <text:p text:style-name="P2">陳真   |  2020.05.04 12:42   |   <text:a xlink:type="simple" xlink:href="http://palinfo.habago.org/Entry?Command=Information_PrintForum&amp;iPage=1#FORUM39140"><text:span text:style-name="T1">#</text:span></text:a></text:p>
      <text:p text:style-name="P4">台灣時光倒流了五百年嗎？(三) <text:line-break/><text:line-break/>陳真 <text:line-break/><text:line-break/>2020. 05. 04. <text:line-break/><text:line-break/><text:line-break/>不知道為什麼，我常想起梵谷。他以一把手槍結束一生。他曾經被強制住院就醫，治療精神病，從醫院裏頭寄出一封信給家人，裏頭寫著：「如果能夠有所選擇，我絕不會選擇瘋狂。」 <text:line-break/><text:line-break/>許多時候，面對病人，我就會想起這句話。我知道，如果能夠有所選擇，眼前的各位，誰不想與情人徜徉在陽光下？誰不想迎著微風，走上一條陽光道？誰不想有個美好人生？誰會想暗夜孤苦惆悵？誰會想跟那些根本看不見的惡魔意念與聲音日夜博鬥？ <text:line-break/><text:line-break/>與其說憐憫病患，不如說憐憫自己，因為你我跟瘋狂的距離並沒有想像中那麼遙遠。我們今天之所以沒有犯下罪行，並不是因為我們奉公守法是個好人或好國民，而僅僅只是因為我們運氣夠好，生辰八字與身世遭遇不錯，抑或是還沒遇到考驗。 <text:line-break/><text:line-break/>罪行有兩種，一種是人渣等級，離我十分遙遠；另一種則屬人類生存的基本悲劇題材，離你我很近。人世的審判，我沒有太多意見，但是倘若有一天，「最後審判」來臨，你我都會是被告，無人可稱義。我們能做的，惟有祈求上蒼憐憫。</text:p>
      <text:p text:style-name="P2">陳真   |  2020.05.04 11:55   |   <text:a xlink:type="simple" xlink:href="http://palinfo.habago.org/Entry?Command=Information_PrintForum&amp;iPage=1#FORUM39139"><text:span text:style-name="T1">#</text:span></text:a></text:p>
      <text:p text:style-name="P3">台灣時光倒流了五百年嗎？(二) <text:line-break/><text:line-break/>陳真 <text:line-break/><text:line-break/>2020. 05. 04. <text:line-break/><text:line-break/><text:line-break/>有人傳底下這個給我看。有些話我看不懂，比方說什麼 "哈囉"？那是什麼意思？一定又是什麼網路用語，我對這類網路辭彙有說不出的極度反感。題外話。 <text:line-break/><text:line-break/>我常納悶，當人們表述一個想法時，他到底有沒有想過自己到底是在說什麼？亦即我對我所說的究竟了解多少？包括相關知識以及個案狀況等等等，我懂得多少？我有可能憑空知道個別人事物的情形嗎？我所言合不合理？有無自我矛盾或荒唐之處？若一己所言能夠成立，將會有何種概念衍生？等等等。 <text:line-break/><text:line-break/>很顯然，人們講話通常就跟放屁沒兩樣，話語就像一種無所無謂的氣體，輕易就能奪門而出，往外傾洩。比方說你看，黃智賢寫說：「思覺失調的人，故意不吃藥，算不算預謀殺人？」你會覺得這樣一種言論品質具有說服力嗎？依此邏輯，那麼，一個人也許假日跑出去玩，感染了病毒，算不算預謀散播傳染病？該不該槍斃？這樣一種口水，不是很蠢嗎？ <text:line-break/><text:line-break/>不過，老實說，這句荒唐言論，其實還是通篇胡言亂語之中算是最具有意義的一句話了。至於其它，我只能說無言，我沒法教導諸如像這樣的學生。重點不在於她在某個想法上犯了錯，而是她根本連犯錯的能力也沒有。 <text:line-break/><text:line-break/>大家懂我的意思吧？這意思是說，「犯錯」是一種很高階的心智能力，它意味著你至少已經掌握了某個問題的基本屬性，就好像我也許會在比方說相對論的某個論點上犯錯，但我絕不會說「相對論就是人生禍福想對無常的一種理論」，我若這樣胡扯，旁人將不可能糾正我或教導我，因為那意味著我根本不知道自己在說什麼相對論。 <text:line-break/><text:line-break/>你從一個人的說法，就能看出他對某件事的理解程度，同時更能看出其思維品質。黃智賢在特地議題上具有膽識，但光有膽識是不夠的，基本理性能力還是很重要。 <text:line-break/><text:line-break/>今天是五四，韶光不再，典範已遠，德先生早已成為一場笑話和製造血腥動亂的藉口，至於賽先生，我不覺得他是什麼好東西，但他的某種理性精神依然可取，只是依舊罕見蹤影，別說歸納演繹，就連基本事實都不一定能起得了作用。 <text:line-break/><text:line-break/>腦殘，恐怕才是這個時代最可怕的傳染病。治療腦殘的疫苗到底是什麼，我至今仍無半點頭緒。但是，在我們尋獲解藥之前，有位充滿憐憫的詩先生，也許會比冰冷的德、賽兩位先生更能拯救這個瘋狂的末世紀。 <text:line-break/><text:line-break/>p.s.: 我沒有臉書，有臉書的人能否幫我貼在黃小姐的臉書上。謝謝。 <text:line-break/><text:line-break/>==================== <text:line-break/><text:line-break/>誰該死一死 <text:line-break/><text:line-break/>黃智賢臉書 <text:line-break/><text:line-break/>2020. 05. 01. <text:line-break/><text:line-break/><text:line-break/>台灣，是不是在鼓勵惡人殺人放火？ <text:line-break/><text:line-break/>在火車上殺死警察的人，一審被判無罪。 <text:line-break/><text:line-break/>法官說，依據的是刑法19條： <text:line-break/><text:line-break/>“行為時因精神障礙或其他心智缺陷，致不能辨識其行為違法，或欠缺依其辨識而行為之能力者，不罰。” <text:line-break/><text:line-break/>這裡牽涉非常多誤區，垃圾法官，和垃圾法條。 <text:line-break/><text:line-break/>就因為這一連串的誤區和垃圾，台灣如今，幾乎成為殺人的新樂園。 <text:line-break/>立法者荒唐，立下這莫名其妙的法。 <text:line-break/><text:line-break/>法官有的屈從民粹和廢死聯盟，民間司改會。 <text:line-break/>有的自己就是廢死垃圾。 <text:line-break/><text:line-break/>所以，雖然法條還有死刑，但法官幾乎沒有膽，或沒有良心，敢判死刑。 <text:line-break/><text:line-break/>1 <text:line-break/>醫生是如何可以透過精神鑑定，如此斬釘截鐵，確認殺人者當時無法辨識行為違法？ <text:line-break/>不，根本沒有辦法。 <text:line-break/><text:line-break/>精神科醫生，願不願意承認，對於人的精神和心理狀況，其實目前還有太多未知。 <text:line-break/>不要假裝，醫生可以100%知道殺人者殺人時的心理狀態。 <text:line-break/>不要假裝，殺人者不會說謊。 <text:line-break/><text:line-break/>這個案子的鑑定醫生沈政哲，事後說了非常多腦殘的話。 <text:line-break/><text:line-break/>他說 : “不會有人為了一點點車票錢就殺人，這與邏輯不合。” <text:line-break/><text:line-break/>他是不知道，有太多人因為一言不合就殺人，因為被瞪一眼就殺人? <text:line-break/><text:line-break/>他不知道，殺人者在視頻中，明明具有行為能力。 <text:line-break/><text:line-break/>2 <text:line-break/>他還說 : “ 台灣的司法認為精神疾病者可以減刑，無罪。” <text:line-break/>他錯了。 <text:line-break/><text:line-break/>即使是法官依據的刑法19條，也必須是精神障礙到“無法辨識行為為違法”，才不罰。 <text:line-break/>但，這刑法19條，確實是垃圾級惡法。 <text:line-break/><text:line-break/>這一條，等於直接宣布殺人無罪。 <text:line-break/><text:line-break/>要達到符合的精神狀態，是不難的。 <text:line-break/><text:line-break/>而所謂的不罰，又沒有任何配套，比如，必須終身在精神病院內強制隔離。 <text:line-break/>所以，會不會太搞笑 ? <text:line-break/><text:line-break/>為什麼無法辨識行為者就不罰？ <text:line-break/><text:line-break/>為什麼不該為其行為負責？ <text:line-break/><text:line-break/>為什麼不該永久與社會隔離？ <text:line-break/><text:line-break/>這個人可以帶著凶器搭火車，只因為被要求補票就行兇。 <text:line-break/><text:line-break/>可以隨時出現在我們每個人身邊。 <text:line-break/><text:line-break/>然後他殺人可是無罪的 ? <text:line-break/><text:line-break/>殺了人可以再回來殺人 ? <text:line-break/><text:line-break/>更何況，殺人者真的到了無辨識行為的程度了？ <text:line-break/><text:line-break/>你當真？ <text:line-break/><text:line-break/>3 <text:line-break/>法官，廢死聯盟跟司改團體，要不要踹共，為什麼“思覺失調”，殺警察就可以不判死刑，甚至被判無罪？ <text:line-break/><text:line-break/>為什麼你可以昧著良心，自己騙自己，說你可以知道當時殺人者心神喪失 ? <text:line-break/><text:line-break/>殺死一個人，剝奪對方的生命。 <text:line-break/><text:line-break/>自己卻可以立刻回到社會，好好的過日子? <text:line-break/><text:line-break/>4 <text:line-break/>當街無故殺人，連免掉死罪都不該。 <text:line-break/><text:line-break/>連無期徒刑，都很難讓人接受。 <text:line-break/><text:line-break/>竟然還無罪，真有你的。 <text:line-break/><text:line-break/>廢死聯盟力挺無罪判決。 <text:line-break/><text:line-break/>但說出的理由，只能自己娛樂自己。 <text:line-break/><text:line-break/>殺人償命，才是真正的維護人權。 <text:line-break/><text:line-break/>廢死聯盟所有要廢死刑的論述，除了他們自己，沒有人聽得懂。 <text:line-break/><text:line-break/>可是沒關係，自己人司改會，已牢牢掌控司法界。 <text:line-break/><text:line-break/>台灣雖然還沒廢死刑，但已沒有多少法官敢拚死刑。 <text:line-break/><text:line-break/>更何況是所謂思覺失調症患者。 <text:line-break/><text:line-break/>找個理由，讓他脫罪。 <text:line-break/><text:line-break/>5 <text:line-break/>台灣如今，真的是像殺人犯撂下的話： "隨便殺一兩個人，不會被判死刑"。 <text:line-break/><text:line-break/>廢死聯盟一直以來的謬論，罄竹難書。 <text:line-break/><text:line-break/>沒有一條經得起辯駁。 <text:line-break/><text:line-break/>但最嚇人的，是人權兩公約，根本沒有廢死刑的文字。 <text:line-break/><text:line-break/>6 <text:line-break/>精神鑑定，真是一種精巧的遊戲呀！ <text:line-break/><text:line-break/>真的，真的，真的，可以在事後，去回溯，去鑑定殺人者，殺人當時的確切心理狀態？ <text:line-break/><text:line-break/>斬釘截鐵的告訴我們，當時殺人者已經心神喪失，所以，不知道自己在做什麼。 <text:line-break/><text:line-break/>所以不用因為自己的行為而受懲罰。 <text:line-break/><text:line-break/>台灣，就是這樣，成為殺人天堂。 <text:line-break/><text:line-break/>============ <text:line-break/><text:line-break/>法官在哈囉？ <text:line-break/><text:line-break/>黃智賢臉書 <text:line-break/><text:line-break/>2020. 05. 01. <text:line-break/><text:line-break/><text:line-break/>1 <text:line-break/>所以，請問法官，這個殺人的，隨時會“心神喪失”的人，可不可以，應不應該在社會裡跟所有人一起生活？ <text:line-break/><text:line-break/>你有把握，他不會隨時來個心神喪失？ <text:line-break/><text:line-break/>而他有妄想症，跟19條說的“無法辨識行為違法”，是兩碼事吧！ <text:line-break/><text:line-break/>你總不該假裝不知道吧！ <text:line-break/><text:line-break/>還是你是用判決在哈囉？ <text:line-break/><text:line-break/>2 <text:line-break/>請問精神醫師是判定殺人者有精神障礙，還是認為是心神喪失？ <text:line-break/><text:line-break/>你總該知道，精神障礙跟心神喪失，根本不能辨識行為違法，是兩碼事吧！ <text:line-break/><text:line-break/>3 <text:line-break/>請問，思覺失調的人，故意不吃藥，算不算預謀殺人？ <text:line-break/><text:line-break/>4 <text:line-break/>請問殺人者事前買刀上車，然後暴怒殺人，真的是心神喪失？ <text:line-break/><text:line-break/>法官你有事嗎？</text:p>
      <text:p text:style-name="P2">陳真   |  2020.05.04 01:09   |   <text:a xlink:type="simple" xlink:href="http://palinfo.habago.org/Entry?Command=Information_PrintForum&amp;iPage=1#FORUM39138"><text:span text:style-name="T1">#</text:span></text:a></text:p>
      <text:p text:style-name="P4">台灣時光倒流了五百年嗎？(一) <text:line-break/><text:line-break/>陳真 <text:line-break/><text:line-break/>2020.05. 04. <text:line-break/><text:line-break/><text:line-break/>剛剛看到底下這段新聞： <text:line-break/><text:line-break/>「柯文哲昨晚在臉書以『悼勇警』為題PO文，指出鐵路警察李承翰枉死，法官以精神疾病的理由判嫌犯無罪，輿論譁然，蔡清祥馬上說出『不容許裝精神疾病逃避刑責』，蘇貞昌也質疑精神鑑定結果，但他發現承審法官、鑑定醫生竟都被網友出征，還有人揚言要對他們不利。 <text:line-break/><text:line-break/>柯文哲說，自己一向反對獵巫文化。他認為，『當專業人員提出他的專業意見，基於尊重專業，我們對他的專業結論只能提出專業上的反駁，而不是以政治凌駕專業，用政治正確與否來評論』，且專業人員交出專業意見也不應因他是否政治不正確而被修理。 <text:line-break/><text:line-break/>柯文哲指出，當司法、行政機關首長直接對審判結果以政治正確與否下指導棋，這個社會的未來令人擔憂，這種壓力恐怕會讓司法的獨立性、醫護人員的專業與熱忱被消耗殆盡。」 <text:line-break/><text:line-break/>這恐怕是我第一次讚賞柯文哲。 <text:line-break/><text:line-break/>網軍肆虐，民粹橫行，台灣在過去二十年來似乎早已變成一種叢林社會，價值崩盤，理性退位，只要大聲，只要拳頭夠粗，人數眾多，便是它媽的「真理」。可是，這終究只是一種不良政治底下所產生的變態現象，而非文明社會應有的常態。許多時候，荒唐程度實在令人難以置信。 <text:line-break/><text:line-break/>真正應該被眾人譴責、應該撤職查辦的是所謂行政院長蘇貞昌和法務部長蔡清祥，因為他們不應該為了討好社會大眾，竟然針對個案下起指導棋，更不應該散播謠言說凶嫌是「假裝」精神病，進一步挑撥是非，非常惡質可恥。這麼一點最起碼的道理，難道也要我來講解？台灣社會是集體瘋狂了嗎？ <text:line-break/><text:line-break/>至於對凶嫌的仇恨更是匪夷所思。首先，台灣的司法向來極度不公平，有錢有勢者以及目前仍在上位者，貪官污吏貪贓枉法者滿街橫行，乃至無法無天，但是，請問有誰被繩之以法？少之又少。人民不對此憤怒，卻把全部的仇恨集中在一個精神病人身上，它媽的天底下竟然有這樣的人民。 <text:line-break/><text:line-break/>其次，司法精神醫學的問題我就不多說了。我是這方面的專家，做過無數精神鑑定，但我不想說這方面的道理是因為你不可能「對牛彈琴」。台灣社會在這一點上之荒唐蒙眛程度，就跟十五世紀風靡全球數百年、由兩位德國天主教修士兼宗教裁判官所寫的獵巫手冊《女巫之槌》(Hexenhammer) 那樣一個時代背景差不多，非常愚昧野蠻，把精神疾病「道德化」，把病人或異己或少數異類當成壞人，四處捕殺。 <text:line-break/><text:line-break/>因為意識與認知本質之某種抽象性與流動性，精神鑑定必然難以精準判斷當下情境之某種因果關係之有效性，但它終究是一種智性上的進步與道德上的進展，亦即企圖儘可能區分「病態」與「罪行」的本質性差異，從而做出更好的處置與預防；該關的關，該槍斃的槍斃，該治療的治療。 <text:line-break/><text:line-break/>人類史上，就算再怎麼野蠻可笑的法律也從來都不是一種純粹的行為主義，否則哪需要法院審理？哪需法官？直接讓眾人依據肉眼可見的所謂「犯行」，進行就地私刑不就好了？我們真的希望活在那樣一種「只問行為不管內涵」的反智社會中嗎？ <text:line-break/><text:line-break/>價值、知識或智慧從來都不是一種多數決的東西。人多勢眾拳頭粗，很可怕，所謂人言可畏，暴民橫行尤為恐怖。但可怕其實沒有用，在真理與善惡是非的思索上，毫無意義，也毫無力量，只是一種荒唐可悲的笑柄，人類歷史上從來不缺乏這類悲劇。</text:p>
      <text:p text:style-name="P2">陳真   |  2020.05.04 01:03   |   <text:a xlink:type="simple" xlink:href="http://palinfo.habago.org/Entry?Command=Information_PrintForum&amp;iPage=1#FORUM39137"><text:span text:style-name="T1">#</text:span></text:a></text:p>
      <text:p text:style-name="P3">生物武器：一個更陰暗的未來(16)：十問美國 <text:line-break/><text:line-break/>陳真 <text:line-break/>2020. 05. 03. <text:line-break/><text:line-break/><text:line-break/>從輔，我看了你貼的這文章： <text:line-break/><text:line-break/><text:a xlink:type="simple" xlink:href="http://www.cwzg.cn/theory/202002/55094.html"><text:span text:style-name="T2">http://www.cwzg.cn/theory/202002/55094.html</text:span></text:a><text:s/><text:line-break/><text:line-break/>看起來，哈佛的這項血液採集作業，顯然在倫理程序上刻意欺騙受試者，近乎不擇手段，但它在研究上是否有挪作基因武器研發之不良居心，恐怕就很難進行指控了；只能說，族群生物資料在保護族群的安危上極其關鍵，再怎麼小心防範都不為過。 <text:line-break/><text:line-break/>至於我所提到的英、美大規模採集華人生物資料之幾個事件，採集作業上並非如此「文明」，它是偷偷幹的，而且採集規模相當龐大，數十萬份，甚至貍貓換太子，以狗血為名，偷渡華人血清樣本出境。比方說，我對華大基因公司的技術位階屬性其實打了一個大問號。 <text:line-break/><text:line-break/>在過去，種族滅絕依靠飛彈槍炮進行屠殺。如今，美國則是致力於研發細菌士兵、病毒士兵以及各種昆蟲士兵，殺人於無形，而且是具有「種族偏見」的「士兵」。飛彈槍砲不長眼睛，但是，基因武器及其負責攜帶武器的「士兵」們卻有可能識別「敵我」，大規模毀滅敵人族群。 <text:line-break/><text:line-break/>生物或生化武器研發曾經沉寂十幾年，因為核子武器顯然威力更為強大，但是後來發現，核武只會兩敗俱傷、同歸於盡，然而生武化武或基因武器卻可無影無蹤地進行種族滅絕，於是相關研究便再度捲土重來。 <text:line-break/><text:line-break/>這是一條不歸路，只要一開啟開關，便會一路走到悲劇盡頭，除非最具關鍵地位的美國願意協同其它大國如英、、中俄、法等等，真正停止相關研究。 <text:line-break/><text:line-break/>為什麼呢？因為基因武器或生武的研發具有一種雙面性，亦即你很難區分防禦與攻擊。你若要抵抗這類攻擊，勢必得進行研發，取得相關知識、技術與疫苗。但是，當你取得這樣一種防禦能力的同時，你其實也就具有了攻擊能力。 <text:line-break/><text:line-break/>也就是說，雙重性必然帶來一種惡性循環：我為了保護自己，我就得取得攻擊能力；不但要取得相關知識、技術與能力，而且要搶快，落後的一方隨時有可能被集體殲滅。 <text:line-break/><text:line-break/>另外，謝謝思燕提供的人民日報所提問美國的十道問題，我把它再次收錄底下。這些問題問得很好，但是問得太含蓄了。任何一個稍微有點基本理性的人，面對美國根本數不清的各種所謂「巧合」以及徹底封鎖消息、甚至列為國家機密不准一般學者專進行探問與討論的無數所謂「神祕」事件(例如突然全面關閉生物武器基地、數千萬人的神祕肺炎、附近居民大規模染病、未卜先知似的神祕防疫演習等等等等等)，難道不會有一絲懷疑？ <text:line-break/><text:line-break/>全世界也只有美國的生物實驗室長期以來拒絕世界衛生組織的例行監督與調查，就連去年牽涉三千六百萬人罹患所謂「流感」的事件，相關資料也一概列為機密，也不准世衛組織入境訪查。如果不是裏頭有鬼，為何幾乎每一件事全屬機密？ <text:line-break/><text:line-break/>底下所言，並無自誇之意，而只是想表達某種純粹屬於「個人」的一些生命經驗與感受。簡單這麼說，我想，大概很難找到像我一樣深切經歷三次美國造假事件的人：一是海珊在美國的協助下，以化武殺害五千多名庫德族人的Halabja 屠村事件，當下CIA 卻虛構許多假情報，嫁禍伊朗；二是藉以發動侵略伊拉克戰爭的所謂「大規模殺傷武器」的指控，三就是這回的新冠病毒之嫁禍中國。 <text:line-break/><text:line-break/>關於一和二，寫過千言萬語，細節就不多說了，請自行從巴勒網右上角的搜尋器去搜尋，或是看看網路世界是否仍有斷簡殘篇。 <text:line-break/><text:line-break/>1988年的Halabja事件影響我特別深，也許是因為那些死去的庫德族小孩，也許更因為那些活下來的，他們的塗鴉畫作，他們的眼神，他們的期待；也許也因為我曾熟讀、跟著我四處遷徙的好幾大箱資料，而我竟費了足足十年才知道真相。一開始，我跟所有所謂國際人權組織一樣，以為這是海珊獨夫的個人暴行；十年後我才知道，原來政治竟然可以黑暗無恥到這種地步，原來美國並不是我年少無知時所以為的那樣一個文明國家，原來他們才是真正意義上的恐怖份子。 <text:line-break/><text:line-break/>理解任何一種資料、知識或事實都很容易，如果你願意，隨時可以回顧許多相關歷史資料與文獻，理解上並不難。但是，理解有兩種，一種是浮光掠影式的片面理解，一種是下過苦工夫的長期性關注。 <text:line-break/><text:line-break/>表面上，這兩種理解方式似乎講出來的見解或結論也許差不多，但其實內在深度相去甚遠。我不是說我是什麼專家，我只是說我是個業餘的長期關注者，我並不是今天才開始去了解這些事，而是長達三、四十年的關注；談不上皓首窮經，但所讀資料卻汗牛充棟，非一時一地片面之言。 <text:line-break/><text:line-break/>哲學上，因為維根斯坦的啟發，我還常想著一件事，那就是理解似乎有兩種方式：一是knowing without feeling，一是knowing with feeling。前者就是「我知道」，就好像我知道一加一等於二那樣，知道就知道，我還需要對「一加一等於二」有感覺、有感情嗎？ <text:line-break/><text:line-break/>後者卻是：我不僅僅只是「知道」。我所「知道」的東西不只是一種知識或資料或事實，它早已進入我的生命，彷彿成為我的一部份。 <text:line-break/><text:line-break/>為什麼它能夠和「我的」生命產生連結呢？也許是因為它曾傷了我的心，痛擊了我的世界，我的人生被它打亂了，困惑了；它因之也「私密化」了，產生了一種彷彿純屬個人、難以言喻的痛苦與悲劇。 <text:line-break/><text:line-break/>所謂「無傷不成愛」，你得為某個人或某種東西受過傷，付出過痛苦代價，然後才有所謂愛。也許「理解」也一樣，你不可能真正理解某個東西，除非它曾傷著你，對你的生命產生影響，除非你為它做過一些什麼，它才會為你所有，成為你的一部份。 <text:line-break/>  <text:line-break/>當一種人事物私密化，我們就會對它變得特別敏感，我們再也無法像談論一門技術或一堆知識那樣輕鬆自在地談它，因為它不再只是一種話題、議題、資料或客觀之物，而是一種具有個人悲歡難以言喻的東西了。 <text:line-break/><text:line-break/>這也許是為什麼我越來越沒辦法對著一群人講話的原因，也許那是因為即便我僅僅只是在談論邏輯或數學，我都會覺得我好像對著陌生人公開議論著我自己的家人那樣一種難堪與彆扭，甚至背叛。 <text:line-break/><text:line-break/>這些就僅僅說到這，只說個粗淺意義就已足夠，我只是想說，不管我寫什麼，你不可能對它產生真正的理解，除非你能理解這一切話語的「身世」，理解它們究竟隸屬一個什麼樣的生命。 <text:line-break/><text:line-break/>「理解」(至少某些)知識，就跟愛一樣，很「自由」，你想怎樣就怎樣，沒人管得著。但是，你怎麼對待那些原本沒有生命的東西，那些東西就會怎麼對待你。你對它隨隨便便，它也就隨隨便便；你把它當身外物，它自然也就離你遙遠；你對它以命相許，它就會成為你生命的一部份。這時候，一切人事物方才取得它們應有的意義。 <text:line-break/><text:line-break/>講這個，在這個由網軍和人渣政客謊言統治的年代，某個意義上其實就是自我作賤，因為事實上連最基本的理性與事實認知，都早已蕩然無存，更不用說什麼以命相許了。 <text:line-break/><text:line-break/>======================== <text:line-break/><text:line-break/>人民日報提了十個問題，中英文並陳。美國會回應? 還是裝聾作啞? <text:line-break/><text:line-break/>我去掉英文部分，並轉為繁體中文。 <text:line-break/><text:line-break/>人民日報：這10個追問美國必須回答 <text:line-break/><text:line-break/><text:a xlink:type="simple" xlink:href="https://news.ifeng.com/c/7w6SrKpK6Iy"><text:span text:style-name="T2">https://news.ifeng.com/c/7w6SrKpK6Iy</text:span></text:a><text:s/><text:line-break/><text:line-break/>100天，逾百萬。自1月20日確診首例新冠病例至今的100多天時間裡，美國確診病例數從1例增至100萬例以上，成為全球新冠確診和死亡病例最多的國家。美國國內疫情形勢嚴峻，但一些美國政客卻不把精力用在抗疫上，而是忙著造謠抹黑、到處“甩鍋”。然而這不僅無法轉嫁責任，反而進一步暴露出美國疫情防控中的重重疑點，引發了外界的種種質疑。關於疫情的這10個問號，美國政府有責任有義務回答清楚，給全世界一個交代。 <text:line-break/><text:line-break/>這10個追問，美國必須回答 <text:line-break/><text:line-break/>1.禽流感病毒改造去年突然重啟，之後無聲無息，為什麼？ <text:line-break/><text:line-break/>去年2月，據美國《科學》雜誌網站披露，美國政府機構已“悄悄”批准曾引發巨大爭議的禽流感病毒改造實驗，這類被認為“危險”的實驗在被禁多年後將很快重啟。相關實驗可將H5N1禽流感病毒改造得易於在哺乳動物間傳播，被認為可能帶來人際傳播風險。美國為何在相關實驗被暫停4年多後重啟這類危險實驗？又為何不見披露進展？ <text:line-break/><text:line-break/>2.美軍生物實驗室一度關閉停產，真相是什麼？ <text:line-break/><text:line-break/>日前，據“全球生物防禦”（globalbiodefence）網站報導，位於馬里蘭州德特里克堡的美國陸軍傳染病醫學研究所（USAMRIID）已經全面恢復運行。去年7月，美國疾病控制與預防中心（CDC）正式向位於馬里蘭州德特里克堡的美國陸軍傳染病醫學研究所（USAMRIID）發出“停產令”，要求其停止進行“特定生物製劑與毒素”研究。 <text:line-break/><text:line-break/>今年3月，白宮請願網站出現一道特殊的請願帖，要求美國政府公佈去年7月“關閉”德特里克堡生物實驗室的真正原因。USAMRIID神秘“關閉”和迅速重啟引人關注。針對白宮請願網站請願帖上的要求，美國作何回應？ <text:line-break/><text:line-break/>3.去年傳染病演習情景今年真實上演，真的只是巧合？ <text:line-break/><text:line-break/>今年3月《紐約時報》披露的一份美國官方秘密檔顯示，2019年1月至8月16日舉行，美國衛生與公共服務部（HHS）發起組織了一場代號為“赤色傳染”（Crimson Contagion）的推演，演習以中國最早出現病毒為類比情景。 <text:line-break/><text:line-break/>2019年10月，美國多個機構又組織了一次代號為“Event 201”的全球流行病演習。演練中的模型假設一種名為CAPS的冠狀病毒，比SARS致命，又如感冒輕易傳播，卻未開發出疫苗，能迅速傳播促成全球大流行。 <text:line-break/><text:line-break/>美國去年進行的傳染病演習的設定與現實的吻合度如此之高是否只是巧合？既然有演練在前，新冠疫情發生後美國為何沒有給予足夠的關注和重視、宣稱“尚在掌握之中”？ <text:line-break/><text:line-break/>4.提前預測疫情大流行又無視警告情報，為什麼？ <text:line-break/><text:line-break/>今年4月，據美國廣播公司（ABC）報導，有內部消息稱，早在2019年11月下旬，美國情報官員就曾多次向國防情報局、五角大樓和白宮警告，一場傳染病正在席捲中國武漢地區。美國國家醫學情報中心（NCMI）去年11月出具了一份詳細闡述病毒大流行情況的報告，也就是後來被確認的新型冠狀病毒肺炎“COVID-19”。有分析人士認為武漢疫情爆發可能會演變成一場災難性事件。 <text:line-break/><text:line-break/>據美國《華盛頓郵報》網站報導稱在年初的2個多月時間裡，特朗普獲得了美國情報機構發出的關於新冠病毒的密集警告。美國政府為何一直拖到3月13日才宣佈進入“國家緊急狀態”？ <text:line-break/><text:line-break/>5.有多少流感患者感染的其實是新冠肺炎，能不能說清楚？ <text:line-break/><text:line-break/>今年2月21日，日本朝日電視臺報導的“美國1.4萬名因流感致死的人中部分可能死於新冠肺炎”掀起熱議。美疾控中心2月底發佈的報告顯示，今冬流感季美國估計已有至少3200萬流感。3月11日在美國眾議院，美國疾控中心主任羅伯特·雷德菲爾德（Robert Redfield）親口承認，在美國，確實有一些“流感”死者實際感染的可能是新冠肺炎。美國流感感染者中，到底有多少新冠病例？美國有沒有借流感來掩蓋新冠肺炎的情況？美國何時才能公開美國流感病毒樣本及基因序列資訊，或者允許世衛組織或聯合國派遣專家採樣分析？ <text:line-break/><text:line-break/>6.新冠病毒到底什麼時候在美國出現？社區傳播是否早已開始？ <text:line-break/><text:line-break/>今年4月下旬，美國加利福尼亞州聖克拉拉縣政府公共衛生部門公佈的最新檢測報告顯示，早在2月6日當地就有人死於新冠肺炎，這比美國此前公佈的首例新冠死亡病例出現時間提前了20多天。據《洛杉磯時報》報導，聖克拉拉縣的衛生官員薩拉·科迪表示，這些新發現的死亡病例說明，當時“已經有相當程度的社區傳播”。 <text:line-break/><text:line-break/>聖克拉拉縣行政長官傑佛瑞·史密斯表示，這表明新冠病毒早在1月、甚至更早就已經開始在加州傳播。加州州長紐瑟姆已宣佈將對去年12月以來疑似新冠死亡病例進行屍檢。新冠病毒到底什麼時候在美國出現？美國新冠疫情在社區的傳播是否早已開始？ <text:line-break/><text:line-break/>7.全球首個啟動新冠疫苗人體試驗，這麼快是怎麼拿到毒株的？ <text:line-break/><text:line-break/>據《華爾街日報》報導，美國國立衛生研究院(National Institutes of Health)3月16日稱，生物科技公司Moderna Inc. (MRNA)針對新型冠狀病毒的試驗性疫苗已開始首次人體測試。對於全球首次針對新型冠狀病毒的疫苗人體試驗在美國啟動一事，專家表示，美國這一針實在太快了，除非很早就開始進行試驗，更早的拿到了病毒株。美國疫苗人體試驗為何進行得如此之快？美國是什麼時候通過什麼方式獲得的毒株？ <text:line-break/><text:line-break/>8.政府說疫情不嚴重，官員卻在狂拋股票，為什麼？ <text:line-break/><text:line-break/>據《華盛頓郵報》報導，大約在新冠肺炎疫情引發美股暴跌之前一周，美國國會參議院情報委員會主席理查·伯爾密集出售了自己和夫人持有的33檔股票，估價在62.8萬美元到172萬美元之間。為什麼2月中旬美國政府對本國新冠肺炎疫情輕描淡寫，而參議院情報委員會的多位官員卻在那時拋售價值上百萬的股票？難道政客們竟然一邊利用內幕交易售賣股票，一邊對公眾隱瞞疫情？ <text:line-break/><text:line-break/>9.不許美國專家學者隨意公開談論新冠病毒，是想幹什麼？ <text:line-break/><text:line-break/>據美國《紐約時報》報導，在由副總統邁克·彭斯領導美國防疫工作之後，白宮於當地時間2月27日開始，加強了對新冠病毒資訊“發聲”的控制。包括美國國立衛生研究院（NIH）過敏和傳染病研究所(NIAID)主任、美國疾控中心（CDC）頂級傳染病專家安東尼·福西（Anthony S. Fauci）在內的眾多科學家和政府衛生官員被要求：只有與美國副總統辦公室協調商議後，才能發聲明或公開露面談論新冠病毒的相關話題。為什麼號稱言論自由的美國不允許專家學者自由公開討論新冠病毒？是想隱瞞什麼還是在害怕什麼？ <text:line-break/><text:line-break/>10.海外生物實驗室到底在做什麼研究，為什麼從不向外界透露？ <text:line-break/><text:line-break/>據俄羅斯衛星通訊社日前報導，俄羅斯國家杜馬國際事務委員會副主席波克隆斯卡婭提議核查世界各地美國生物實驗室的合法性。前不久，俄羅斯外交部發言人就美國在前蘇聯國家建立生物實驗室表達關切。俄羅斯內政、外交和國防領域專家格裡高利·特羅菲姆丘克表示，美國這些生物實驗室所從事的工作從不向外界透露，並且這些實驗室引發了大量的問題，在實驗室所在地就曾爆發過大範圍的麻疹等危險的傳染類疾病。美國建立的這些生物實驗室到底在進行什麼研究？美國為何對這些生物實驗室的功能、用途、安全係數等三緘其口？</text:p>
      <text:p text:style-name="P2">孫從輔   |  2020.05.03 10:05   |   <text:a xlink:type="simple" xlink:href="http://palinfo.habago.org/Entry?Command=Information_PrintForum&amp;iPage=1#FORUM39134"><text:span text:style-name="T1">#</text:span></text:a></text:p>
      <text:p text:style-name="P4">陳真醫生提過美國系統性採樣中國人基因的計畫，在這篇文章中有很好的整理。 <text:line-break/><text:line-break/>熊蕾：哈佛大學在安徽獵取基因事件再回顧 <text:line-break/>http://www.cwzg.cn/theory/202002/55094.html <text:line-break/><text:line-break/>該計畫最後甚至被美國自己的衛生與公共服務部調查認定違反倫理，哈佛大學也承認錯誤，但就僅此而已，沒有更進一步的究責。採集到的基因訊息被拿去做什麼用了，也不得而知。</text:p>
      <text:p text:style-name="P2">穎芝   |  2020.05.02 23:23   |   <text:a xlink:type="simple" xlink:href="http://palinfo.habago.org/Entry?Command=Information_PrintForum&amp;iPage=1#FORUM39133"><text:span text:style-name="T1">#</text:span></text:a></text:p>
      <text:p text:style-name="P3">看見底下這則ＰＯ文，我真的很擔憂島內年輕人的智商⋯ <text:line-break/><text:line-break/>在人渣黨二、三十年來不斷的洗腦下的結果，就會產出這類腦殘的廢青 <text:line-break/><text:line-break/><text:a xlink:type="simple" xlink:href="https://tinyurl.com/y8yo2ora"><text:span text:style-name="T2">https://tinyurl.com/y8yo2ora</text:span></text:a><text:s/><text:line-break/><text:line-break/></text:p>
      <text:p text:style-name="P2">鄭豐遠   |  2020.05.01 15:19   |   <text:a xlink:type="simple" xlink:href="http://palinfo.habago.org/Entry?Command=Information_PrintForum&amp;iPage=1#FORUM39132"><text:span text:style-name="T1">#</text:span></text:a></text:p>
      <text:p text:style-name="P4">台灣人真的是很可恥，連自己的母語中文都要拿來當作反中反華工具，真是不要臉到極點。 <text:line-break/><text:line-break/>我在國外若有機會開口說中文，只要我願意，估計沒人聽得出來我是台灣人，腔調用語和大陸同胞一模模一樣樣。很多大陸同胞聽到我說自己是台灣人的那一刻，表情經常略顯錯愕，一副想問又不敢問的樣子，他們都很好奇，我的中文是怎麼練的? 是不是在大陸長大念書的? 我對自己的中文質量真的是很滿意，常常覺得自己究竟是不是語言天才。 <text:line-break/><text:line-break/>但台灣人不是這樣喔，台灣人在國外會很努力說英文，講究咬字發音，還會努力模仿英式或美式國口音 (不過實際大多數英文水平都不咋地)，但一講起中文就像在幹什麼見不得人的事一樣，稀里胡嚕好像連咬字都不會似的，而且音量低下，表情充滿心虛和遮掩，讓人看了就搖頭。 <text:line-break/><text:line-break/>還好台灣只有兩千三百萬人，還好中文是交給十四億大陸同胞保管，要不然我真的會去撞牆自盡。</text:p>
      <text:p text:style-name="P2">衛思燕   |  2020.05.01 12:12   |   <text:a xlink:type="simple" xlink:href="http://palinfo.habago.org/Entry?Command=Information_PrintForum&amp;iPage=1#FORUM39131"><text:span text:style-name="T1">#</text:span></text:a></text:p>
      <text:p text:style-name="P3">人民日報提了十個問題，中英文並陳。美國會回應? 還是裝聾作啞? <text:line-break/><text:line-break/>我去掉英文部分，並轉為繁體中文。 <text:line-break/><text:line-break/>人民日報：這10個追問美國必須回答 <text:line-break/><text:a xlink:type="simple" xlink:href="https://news.ifeng.com/c/7w6SrKpK6Iy"><text:span text:style-name="T2">https://news.ifeng.com/c/7w6SrKpK6Iy</text:span></text:a><text:s/><text:line-break/><text:line-break/>100天，逾百萬。自1月20日確診首例新冠病例至今的100多天時間裡，美國確診病例數從1例增至100萬例以上，成為全球新冠確診和死亡病例最多的國家。美國國內疫情形勢嚴峻，但一些美國政客卻不把精力用在抗疫上，而是忙著造謠抹黑、到處“甩鍋”。然而這不僅無法轉嫁責任，反而進一步暴露出美國疫情防控中的重重疑點，引發了外界的種種質疑。關於疫情的這10個問號，美國政府有責任有義務回答清楚，給全世界一個交代。 <text:line-break/><text:line-break/>這10個追問，美國必須回答 <text:line-break/><text:line-break/>1.禽流感病毒改造去年突然重啟，之後無聲無息，為什麼？ <text:line-break/>去年2月，據美國《科學》雜誌網站披露，美國政府機構已“悄悄”批准曾引發巨大爭議的禽流感病毒改造實驗，這類被認為“危險”的實驗在被禁多年後將很快重啟。相關實驗可將H5N1禽流感病毒改造得易於在哺乳動物間傳播，被認為可能帶來人際傳播風險。美國為何在相關實驗被暫停4年多後重啟這類危險實驗？又為何不見披露進展？ <text:line-break/><text:line-break/>2.美軍生物實驗室一度關閉停產，真相是什麼？ <text:line-break/>日前，據“全球生物防禦”（globalbiodefence）網站報導，位於馬里蘭州德特里克堡的美國陸軍傳染病醫學研究所（USAMRIID）已經全面恢復運行。去年7月，美國疾病控制與預防中心（CDC）正式向位於馬里蘭州德特里克堡的美國陸軍傳染病醫學研究所（USAMRIID）發出“停產令”，要求其停止進行“特定生物製劑與毒素”研究。今年3月，白宮請願網站出現一道特殊的請願帖，要求美國政府公佈去年7月“關閉”德特里克堡生物實驗室的真正原因。USAMRIID神秘“關閉”和迅速重啟引人關注。針對白宮請願網站請願帖上的要求，美國作何回應？ <text:line-break/><text:line-break/>3.去年傳染病演習情景今年真實上演，真的只是巧合？ <text:line-break/>今年3月《紐約時報》披露的一份美國官方秘密檔顯示，2019年1月至8月16日舉行，美國衛生與公共服務部（HHS）發起組織了一場代號為“赤色傳染”（Crimson Contagion）的推演，演習以中國最早出現病毒為類比情景。2019年10月，美國多個機構又組織了一次代號為“Event 201”的全球流行病演習。演練中的模型假設一種名為CAPS的冠狀病毒，比SARS致命，又如感冒輕易傳播，卻未開發出疫苗，能迅速傳播促成全球大流行。美國去年進行的傳染病演習的設定與現實的吻合度如此之高是否只是巧合？既然有演練在前，新冠疫情發生後美國為何沒有給予足夠的關注和重視、宣稱“尚在掌握之中”？ <text:line-break/><text:line-break/>4.提前預測疫情大流行又無視警告情報，為什麼？ <text:line-break/>今年4月，據美國廣播公司（ABC）報導，有內部消息稱，早在2019年11月下旬，美國情報官員就曾多次向國防情報局、五角大樓和白宮警告，一場傳染病正在席捲中國武漢地區。美國國家醫學情報中心（NCMI）去年11月出具了一份詳細闡述病毒大流行情況的報告，也就是後來被確認的新型冠狀病毒肺炎“COVID-19”。有分析人士認為武漢疫情爆發可能會演變成一場災難性事件。據美國《華盛頓郵報》網站報導稱在年初的2個多月時間裡，特朗普獲得了美國情報機構發出的關於新冠病毒的密集警告。美國政府為何一直拖到3月13日才宣佈進入“國家緊急狀態”？ <text:line-break/><text:line-break/>5.有多少流感患者感染的其實是新冠肺炎，能不能說清楚？ <text:line-break/>今年2月21日，日本朝日電視臺報導的“美國1.4萬名因流感致死的人中部分可能死於新冠肺炎”掀起熱議。美疾控中心2月底發佈的報告顯示，今冬流感季美國估計已有至少3200萬流感。3月11日在美國眾議院，美國疾控中心主任羅伯特·雷德菲爾德（Robert Redfield）親口承認，在美國，確實有一些“流感”死者實際感染的可能是新冠肺炎。美國流感感染者中，到底有多少新冠病例？美國有沒有借流感來掩蓋新冠肺炎的情況？美國何時才能公開美國流感病毒樣本及基因序列資訊，或者允許世衛組織或聯合國派遣專家採樣分析？ <text:line-break/><text:line-break/>6.新冠病毒到底什麼時候在美國出現？社區傳播是否早已開始？ <text:line-break/>今年4月下旬，美國加利福尼亞州聖克拉拉縣政府公共衛生部門公佈的最新檢測報告顯示，早在2月6日當地就有人死於新冠肺炎，這比美國此前公佈的首例新冠死亡病例出現時間提前了20多天。據《洛杉磯時報》報導，聖克拉拉縣的衛生官員薩拉·科迪表示，這些新發現的死亡病例說明，當時“已經有相當程度的社區傳播”。聖克拉拉縣行政長官傑佛瑞·史密斯表示，這表明新冠病毒早在1月、甚至更早就已經開始在加州傳播。加州州長紐瑟姆已宣佈將對去年12月以來疑似新冠死亡病例進行屍檢。新冠病毒到底什麼時候在美國出現？美國新冠疫情在社區的傳播是否早已開始？ <text:line-break/><text:line-break/>7.全球首個啟動新冠疫苗人體試驗，這麼快是怎麼拿到毒株的？ <text:line-break/>據《華爾街日報》報導，美國國立衛生研究院(National Institutes of Health)3月16日稱，生物科技公司Moderna Inc. (MRNA)針對新型冠狀病毒的試驗性疫苗已開始首次人體測試。對於全球首次針對新型冠狀病毒的疫苗人體試驗在美國啟動一事，專家表示，美國這一針實在太快了，除非很早就開始進行試驗，更早的拿到了病毒株。美國疫苗人體試驗為何進行得如此之快？美國是什麼時候通過什麼方式獲得的毒株？ <text:line-break/><text:line-break/>8.政府說疫情不嚴重，官員卻在狂拋股票，為什麼？ <text:line-break/>據《華盛頓郵報》報導，大約在新冠肺炎疫情引發美股暴跌之前一周，美國國會參議院情報委員會主席理查·伯爾密集出售了自己和夫人持有的33檔股票，估價在62.8萬美元到172萬美元之間。為什麼2月中旬美國政府對本國新冠肺炎疫情輕描淡寫，而參議院情報委員會的多位官員卻在那時拋售價值上百萬的股票？難道政客們竟然一邊利用內幕交易售賣股票，一邊對公眾隱瞞疫情？ <text:line-break/><text:line-break/>9.不許美國專家學者隨意公開談論新冠病毒，是想幹什麼？ <text:line-break/>據美國《紐約時報》報導，在由副總統邁克·彭斯領導美國防疫工作之後，白宮於當地時間2月27日開始，加強了對新冠病毒資訊“發聲”的控制。包括美國國立衛生研究院（NIH）過敏和傳染病研究所(NIAID)主任、美國疾控中心（CDC）頂級傳染病專家安東尼·福西（Anthony S. Fauci）在內的眾多科學家和政府衛生官員被要求：只有與美國副總統辦公室協調商議後，才能發聲明或公開露面談論新冠病毒的相關話題。為什麼號稱言論自由的美國不允許專家學者自由公開討論新冠病毒？是想隱瞞什麼還是在害怕什麼？ <text:line-break/><text:line-break/>10.海外生物實驗室到底在做什麼研究，為什麼從不向外界透露？ <text:line-break/>據俄羅斯衛星通訊社日前報導，俄羅斯國家杜馬國際事務委員會副主席波克隆斯卡婭提議核查世界各地美國生物實驗室的合法性。前不久，俄羅斯外交部發言人就美國在前蘇聯國家建立生物實驗室表達關切。俄羅斯內政、外交和國防領域專家格裡高利·特羅菲姆丘克表示，美國這些生物實驗室所從事的工作從不向外界透露，並且這些實驗室引發了大量的問題，在實驗室所在地就曾爆發過大範圍的麻疹等危險的傳染類疾病。美國建立的這些生物實驗室到底在進行什麼研究？美國為何對這些生物實驗室的功能、用途、安全係數等三緘其口？ </text:p>
      <text:p text:style-name="P7">穎芝   |  2020.05.01 11:53   |   </text:p>
      <text:p text:style-name="P3">鬼島綠王八們的腦子裏頭，到底裝的是什麼穢物？ <text:line-break/><text:line-break/>從綠油油的人渣們買貝克漢廣告來做大內宣自嗨，到老師批評學生用「中國用語」， <text:line-break/><text:line-break/>這些綠色生物仇中反華到毫無邏輯、沒有是非黑白，真的很可笑也很可悲！ <text:line-break/><text:line-break/><text:a xlink:type="simple" xlink:href="https://youtu.be/4bg_XQ7m0Es"><text:span text:style-name="T2">https://youtu.be/4bg_XQ7m0Es</text:span></text:a></text:p>
      <text:p text:style-name="P2">林炤育   |  2020.05.01 10:51   |   <text:a xlink:type="simple" xlink:href="http://palinfo.habago.org/Entry?Command=Information_PrintForum&amp;iPage=2#FORUM39129"><text:span text:style-name="T1">#</text:span></text:a></text:p>
      <text:p text:style-name="P4">台灣也有。覺青已經開始當老師了。 <text:line-break/><text:line-break/>一名老師幫學生改日記時，指出「估計」是中國用語，希望不要用比較好。 <text:line-break/>另一位學生在日記寫下：「美勞課要做雕塑，但雕的是黏土，一開始給的東西質量很差」，教師回應：「台灣華語絕不會講『質量』很差，那是中國的講法。」 <text:line-break/><text:a xlink:type="simple" xlink:href="https://news.ltn.com.tw/news/politics/breakingnews/3149836"><text:span text:style-name="T2">https://news.ltn.com.tw/news/politics/breakingnews/3149836</text:span></text:a><text:s/><text:line-break/><text:line-break/>淘寶買了幾本書，邊看邊筆記，順便學學簡體字。 <text:line-break/>我的感想是應該早點學習用簡體字作筆記，輕快多了，字跡也不會為求快，而潦草到自己都難以辨識。 <text:line-break/><text:line-break/></text:p>
      <text:p text:style-name="P2">邹子恒   |  2020.05.01 09:34   |   <text:a xlink:type="simple" xlink:href="http://palinfo.habago.org/Entry?Command=Information_PrintForum&amp;iPage=2#FORUM39128"><text:span text:style-name="T1">#</text:span></text:a></text:p>
      <text:p text:style-name="P3">最近看到新闻，香港一小学教师颠倒黑白，扭曲鸦片战争史实，真是完全无法想象的卑劣。“慈雲山的嗇色園主辦可立小學，被揭有教師竟然稱英國‘為消滅鴉片’向中國發動戰爭”。 <text:line-break/><text:line-break/>大陆的历史教育受右翼批评最多的应该是贯穿学习过程的、游离于世界历史研究主流外的“阶级史观”，而对材料真实性的批评多关于一些历史事件的篇幅太短、或选择性略过。但观该港小案例，人怎么能到这种地步呢？怎么会有这样的教师呢？ <text:line-break/><text:line-break/>======================== <text:line-break/><text:line-break/>教師扭曲鴉片戰爭起因 可立小學認錯道歉 <text:line-break/><text:line-break/><text:a xlink:type="simple" xlink:href="https://bit.ly/2W10YjY"><text:span text:style-name="T2">https://bit.ly/2W10YjY</text:span></text:a><text:s/><text:line-break/><text:line-break/>星島日報報道 <text:line-break/><text:line-break/>香港因鴉片戰爭被割讓給英國，但這段歷史卻在小學課堂上被扭曲。慈雲山的嗇色園主辦可立小學，被揭有教師竟然稱英國「為消滅鴉片」向中國發動戰爭，把中國禁煙卻遭到英國侵略的歷史完全扭曲。校方承認出錯，為內容不正確道歉，並即時重新整理教材，承諾優化機制。教育局批評事件不能接受，學校不能容許教師教錯歷史事實，將跟進教師是否專業失德。 <text:line-break/><text:line-break/>本報接獲讀者投訴，指可立小學有教師在小二常識科的網上教學時，扭曲鴉片戰爭的史實。片中教師正講述香港割讓給英國，以至特區成立的歷史背景，在講解中英兩國在一八四〇年爆發第一次鴉片戰爭的歷史時，稱英國「為消滅鴉片而發起戰爭」，「英國想以禁煙為理由派兵攻打中國。為甚麼他們要這麼做呢？就是由於英國發現中國當時很多人吸煙，吸食煙草，這個問題相當嚴重，所以他們為了消滅這些叫做『鴉片』的物品，就發動了這場戰爭。」 <text:line-break/><text:line-break/>有關內容明顯不符史實。當時清廷頒令禁煙，派林則徐嚴厲執行政策，令以鴉片貿易獲利的英商不滿，觸發連串衝突，最終英國出兵攻打中國，導致戰爭，中國戰敗被逼割讓香港。 <text:line-break/><text:line-break/>片段在社交網站轉載後，引起廣泛批評，網上紛紛質疑涉事教師歪曲歷史，枉為人師，「怎麼向我們民族英雄林則徐交代？怎樣對得起我們曾經備受欺壓與屈辱的歷史」，要求教育局及學校懲處。 <text:line-break/><text:line-break/>校方昨晚發表聲明，承認片段是該校網上教學，確認部分內容不正確，已即時重新整理有關材料；並就事件向家長及學生道歉，承諾會優化現行處理教學材料的機制。 <text:line-break/><text:line-break/>教育局則嚴詞批評，片中講述鴉片戰爭的內容明顯失實，作為學校教學不能接受，正向校方跟進，查明事實；強調學校不能容讓教師教錯歷史事實 ，如有教師被證實有專業失德，會據《教育條例》嚴肅跟進。 <text:line-break/><text:line-break/>教局強調學校應詳細了解教師教學內容，以及對相關知識的掌握；教師授課亦須切合課程宗旨與學習目標，秉持專業精神，按學生年齡與理解能力，以客觀、理性及持平態度教導學生，確保所教知識與概念正確，協助學生正確認識國家歷史。 <text:line-break/><text:line-break/>有不願具名的資深小學校長認為，涉事教師可能備課不足，在解說鴉片戰爭時出錯，「最重要是教師及時更正，向學生說明清楚」。他坦言網上教學普及，家長及公眾有更多機會「觀課」，教師應有更充足的備課，確保講授教學內容準確無誤。 <text:line-break/><text:line-break/>另外，該校在片中使用名為《童看歷史》一五年版本的小二常識科課本，被網民發現其中有涉及內地旅客與本港市民衝突內容，要求學生以「六何法」探討及向全班匯報；在「民生多關注」的學習活動，僅引用兩則時事，包括北京霧霾天氣、黑心企業「地溝油」，均為負面事例，批評校方選材「醜化內地人」、「放大兩地矛盾」，誤導學生之餘，議題對小二生亦過於艱深。教育局指小學常識科課程已經更新，提醒學校舊版課本將在明年不再保留在「適用書目表」，教師亦須作出調適，提供最新資訊，讓學生了解國家近期的發展。</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